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1.998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53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1.732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76cm"/>
    </style:style>
    <style:style style:name="co11" style:family="table-column">
      <style:table-column-properties fo:break-before="auto" style:column-width="3.129cm"/>
    </style:style>
    <style:style style:name="co12" style:family="table-column">
      <style:table-column-properties fo:break-before="auto" style:column-width="0.667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538cm"/>
    </style:style>
    <style:style style:name="co15" style:family="table-column">
      <style:table-column-properties fo:break-before="auto" style:column-width="1.861cm"/>
    </style:style>
    <style:style style:name="co16" style:family="table-column">
      <style:table-column-properties fo:break-before="auto" style:column-width="2.671cm"/>
    </style:style>
    <style:style style:name="co17" style:family="table-column">
      <style:table-column-properties fo:break-before="auto" style:column-width="1.782cm"/>
    </style:style>
    <style:style style:name="co18" style:family="table-column">
      <style:table-column-properties fo:break-before="auto" style:column-width="2.582cm"/>
    </style:style>
    <style:style style:name="co19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 style:data-style-name="N11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3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1" table:style-name="ta1">
        <table:shapes>
          <draw:frame draw:z-index="0" draw:style-name="gr1" draw:text-style-name="P1" svg:width="15.999cm" svg:height="8.999cm" svg:x="1.07cm" svg:y="19.503cm">
            <draw:object draw:notify-on-update-of-ranges="Results1.G7:Results1.G42 Results1.B4:Results1.B4 Results1.H7:Results1.H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m/pixel</text:p>
          </table:table-cell>
          <table:table-cell table:formula="of:=0.05/(244-126)" office:value-type="float" office:value="0.000423728813559322" calcext:value-type="float">
            <text:p>0.00042372881355932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X (pixels)</text:p>
          </table:table-cell>
          <table:table-cell table:style-name="ce3" office:value-type="string" calcext:value-type="string">
            <text:p>Y (pixels)</text:p>
          </table:table-cell>
          <table:table-cell table:style-name="ce3" office:value-type="string" calcext:value-type="string">
            <text:p>delta Y (pixels)</text:p>
          </table:table-cell>
          <table:table-cell table:style-name="ce3" office:value-type="string" calcext:value-type="string">
            <text:p>Time (s)</text:p>
          </table:table-cell>
          <table:table-cell table:style-name="ce3" office:value-type="string" calcext:value-type="string">
            <text:p>Y-Y_0 (m)</text:p>
          </table:table-cell>
          <table:table-cell office:value-type="string" calcext:value-type="string">
            <text:p>X-X_0 (m)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820" calcext:value-type="float">
            <text:p>1820</text:p>
          </table:table-cell>
          <table:table-cell table:style-name="ce8" office:value-type="float" office:value="55.512" calcext:value-type="float">
            <text:p>55.512</text:p>
          </table:table-cell>
          <table:table-cell table:style-name="ce8" office:value-type="float" office:value="114.345" calcext:value-type="float">
            <text:p>114.345</text:p>
          </table:table-cell>
          <table:table-cell table:style-name="ce8" table:formula="of:=0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table:formula="of:=0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826" calcext:value-type="float">
            <text:p>1826</text:p>
          </table:table-cell>
          <table:table-cell table:style-name="ce9" office:value-type="float" office:value="57.16" calcext:value-type="float">
            <text:p>57.160</text:p>
          </table:table-cell>
          <table:table-cell table:style-name="ce9" office:value-type="float" office:value="119.394" calcext:value-type="float">
            <text:p>119.394</text:p>
          </table:table-cell>
          <table:table-cell table:style-name="ce9" table:formula="of:=[.E8]-[.E7]" office:value-type="float" office:value="5.04900000000001" calcext:value-type="float">
            <text:p>5.049</text:p>
          </table:table-cell>
          <table:table-cell table:style-name="ce13" table:formula="of:=[.B7]/[.$C$4]" office:value-type="float" office:value="0.00416666666666667" calcext:value-type="float">
            <text:p>0.0042</text:p>
          </table:table-cell>
          <table:table-cell table:style-name="ce13" table:formula="of:=([.E8]-[.$E$7])*[.$F$4]" office:value-type="float" office:value="0.00213940677966102" calcext:value-type="float">
            <text:p>0.0021</text:p>
          </table:table-cell>
          <table:table-cell table:formula="of:=([.D8]-[.$D$7])*[.$F$4]" office:value-type="float" office:value="0.000698305084745761" calcext:value-type="float">
            <text:p>0.000698305084745761</text:p>
          </table:table-cell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844" calcext:value-type="float">
            <text:p>1844</text:p>
          </table:table-cell>
          <table:table-cell table:style-name="ce9" office:value-type="float" office:value="58.802" calcext:value-type="float">
            <text:p>58.802</text:p>
          </table:table-cell>
          <table:table-cell table:style-name="ce9" office:value-type="float" office:value="125.037" calcext:value-type="float">
            <text:p>125.037</text:p>
          </table:table-cell>
          <table:table-cell table:style-name="ce9" table:formula="of:=[.E9]-[.E8]" office:value-type="float" office:value="5.643" calcext:value-type="float">
            <text:p>5.643</text:p>
          </table:table-cell>
          <table:table-cell table:style-name="ce13" table:formula="of:=[.B8]/[.$C$4]" office:value-type="float" office:value="0.00833333333333333" calcext:value-type="float">
            <text:p>0.0083</text:p>
          </table:table-cell>
          <table:table-cell table:style-name="ce13" table:formula="of:=([.E9]-[.$E$7])*[.$F$4]" office:value-type="float" office:value="0.00453050847457627" calcext:value-type="float">
            <text:p>0.0045</text:p>
          </table:table-cell>
          <table:table-cell table:formula="of:=([.D9]-[.$D$7])*[.$F$4]" office:value-type="float" office:value="0.00139406779661017" calcext:value-type="float">
            <text:p>0.00139406779661017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835" calcext:value-type="float">
            <text:p>1835</text:p>
          </table:table-cell>
          <table:table-cell table:style-name="ce9" office:value-type="float" office:value="60.239" calcext:value-type="float">
            <text:p>60.239</text:p>
          </table:table-cell>
          <table:table-cell table:style-name="ce9" office:value-type="float" office:value="130.744" calcext:value-type="float">
            <text:p>130.744</text:p>
          </table:table-cell>
          <table:table-cell table:style-name="ce9" table:formula="of:=[.E10]-[.E9]" office:value-type="float" office:value="5.70699999999999" calcext:value-type="float">
            <text:p>5.707</text:p>
          </table:table-cell>
          <table:table-cell table:style-name="ce13" table:formula="of:=[.B9]/[.$C$4]" office:value-type="float" office:value="0.0125" calcext:value-type="float">
            <text:p>0.0125</text:p>
          </table:table-cell>
          <table:table-cell table:style-name="ce13" table:formula="of:=([.E10]-[.$E$7])*[.$F$4]" office:value-type="float" office:value="0.00694872881355932" calcext:value-type="float">
            <text:p>0.0069</text:p>
          </table:table-cell>
          <table:table-cell table:formula="of:=([.D10]-[.$D$7])*[.$F$4]" office:value-type="float" office:value="0.00200296610169491" calcext:value-type="float">
            <text:p>0.00200296610169491</text:p>
          </table:table-cell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833" calcext:value-type="float">
            <text:p>1833</text:p>
          </table:table-cell>
          <table:table-cell table:style-name="ce9" office:value-type="float" office:value="61.82" calcext:value-type="float">
            <text:p>61.820</text:p>
          </table:table-cell>
          <table:table-cell table:style-name="ce9" office:value-type="float" office:value="137.178" calcext:value-type="float">
            <text:p>137.178</text:p>
          </table:table-cell>
          <table:table-cell table:style-name="ce9" table:formula="of:=[.E11]-[.E10]" office:value-type="float" office:value="6.434" calcext:value-type="float">
            <text:p>6.434</text:p>
          </table:table-cell>
          <table:table-cell table:style-name="ce13" table:formula="of:=[.B10]/[.$C$4]" office:value-type="float" office:value="0.0166666666666667" calcext:value-type="float">
            <text:p>0.0167</text:p>
          </table:table-cell>
          <table:table-cell table:style-name="ce13" table:formula="of:=([.E11]-[.$E$7])*[.$F$4]" office:value-type="float" office:value="0.009675" calcext:value-type="float">
            <text:p>0.0097</text:p>
          </table:table-cell>
          <table:table-cell table:formula="of:=([.D11]-[.$D$7])*[.$F$4]" office:value-type="float" office:value="0.0026728813559322" calcext:value-type="float">
            <text:p>0.0026728813559322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860" calcext:value-type="float">
            <text:p>1860</text:p>
          </table:table-cell>
          <table:table-cell table:style-name="ce9" office:value-type="float" office:value="63.412" calcext:value-type="float">
            <text:p>63.412</text:p>
          </table:table-cell>
          <table:table-cell table:style-name="ce9" office:value-type="float" office:value="143.751" calcext:value-type="float">
            <text:p>143.751</text:p>
          </table:table-cell>
          <table:table-cell table:style-name="ce9" table:formula="of:=[.E12]-[.E11]" office:value-type="float" office:value="6.57300000000001" calcext:value-type="float">
            <text:p>6.573</text:p>
          </table:table-cell>
          <table:table-cell table:style-name="ce13" table:formula="of:=[.B11]/[.$C$4]" office:value-type="float" office:value="0.0208333333333333" calcext:value-type="float">
            <text:p>0.0208</text:p>
          </table:table-cell>
          <table:table-cell table:style-name="ce13" table:formula="of:=([.E12]-[.$E$7])*[.$F$4]" office:value-type="float" office:value="0.0124601694915254" calcext:value-type="float">
            <text:p>0.0125</text:p>
          </table:table-cell>
          <table:table-cell table:formula="of:=([.D12]-[.$D$7])*[.$F$4]" office:value-type="float" office:value="0.00334745762711864" calcext:value-type="float">
            <text:p>0.00334745762711864</text:p>
          </table:table-cell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1837" calcext:value-type="float">
            <text:p>1837</text:p>
          </table:table-cell>
          <table:table-cell table:style-name="ce9" office:value-type="float" office:value="64.909" calcext:value-type="float">
            <text:p>64.909</text:p>
          </table:table-cell>
          <table:table-cell table:style-name="ce9" office:value-type="float" office:value="150.717" calcext:value-type="float">
            <text:p>150.717</text:p>
          </table:table-cell>
          <table:table-cell table:style-name="ce9" table:formula="of:=[.E13]-[.E12]" office:value-type="float" office:value="6.96600000000001" calcext:value-type="float">
            <text:p>6.966</text:p>
          </table:table-cell>
          <table:table-cell table:style-name="ce13" table:formula="of:=[.B12]/[.$C$4]" office:value-type="float" office:value="0.025" calcext:value-type="float">
            <text:p>0.0250</text:p>
          </table:table-cell>
          <table:table-cell table:style-name="ce13" table:formula="of:=([.E13]-[.$E$7])*[.$F$4]" office:value-type="float" office:value="0.0154118644067797" calcext:value-type="float">
            <text:p>0.0154</text:p>
          </table:table-cell>
          <table:table-cell table:formula="of:=([.D13]-[.$D$7])*[.$F$4]" office:value-type="float" office:value="0.00398177966101695" calcext:value-type="float">
            <text:p>0.00398177966101695</text:p>
          </table:table-cell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867" calcext:value-type="float">
            <text:p>1867</text:p>
          </table:table-cell>
          <table:table-cell table:style-name="ce9" office:value-type="float" office:value="66.408" calcext:value-type="float">
            <text:p>66.408</text:p>
          </table:table-cell>
          <table:table-cell table:style-name="ce9" office:value-type="float" office:value="158.303" calcext:value-type="float">
            <text:p>158.303</text:p>
          </table:table-cell>
          <table:table-cell table:style-name="ce9" table:formula="of:=[.E14]-[.E13]" office:value-type="float" office:value="7.58599999999998" calcext:value-type="float">
            <text:p>7.586</text:p>
          </table:table-cell>
          <table:table-cell table:style-name="ce13" table:formula="of:=[.B13]/[.$C$4]" office:value-type="float" office:value="0.0291666666666667" calcext:value-type="float">
            <text:p>0.0292</text:p>
          </table:table-cell>
          <table:table-cell table:style-name="ce13" table:formula="of:=([.E14]-[.$E$7])*[.$F$4]" office:value-type="float" office:value="0.0186262711864407" calcext:value-type="float">
            <text:p>0.0186</text:p>
          </table:table-cell>
          <table:table-cell table:formula="of:=([.D14]-[.$D$7])*[.$F$4]" office:value-type="float" office:value="0.00461694915254237" calcext:value-type="float">
            <text:p>0.00461694915254237</text:p>
          </table:table-cell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862" calcext:value-type="float">
            <text:p>1862</text:p>
          </table:table-cell>
          <table:table-cell table:style-name="ce9" office:value-type="float" office:value="68.129" calcext:value-type="float">
            <text:p>68.129</text:p>
          </table:table-cell>
          <table:table-cell table:style-name="ce9" office:value-type="float" office:value="166.067" calcext:value-type="float">
            <text:p>166.067</text:p>
          </table:table-cell>
          <table:table-cell table:style-name="ce9" table:formula="of:=[.E15]-[.E14]" office:value-type="float" office:value="7.76400000000001" calcext:value-type="float">
            <text:p>7.764</text:p>
          </table:table-cell>
          <table:table-cell table:style-name="ce13" table:formula="of:=[.B14]/[.$C$4]" office:value-type="float" office:value="0.0333333333333333" calcext:value-type="float">
            <text:p>0.0333</text:p>
          </table:table-cell>
          <table:table-cell table:style-name="ce13" table:formula="of:=([.E15]-[.$E$7])*[.$F$4]" office:value-type="float" office:value="0.0219161016949153" calcext:value-type="float">
            <text:p>0.0219</text:p>
          </table:table-cell>
          <table:table-cell table:formula="of:=([.D15]-[.$D$7])*[.$F$4]" office:value-type="float" office:value="0.00534618644067797" calcext:value-type="float">
            <text:p>0.00534618644067797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66" calcext:value-type="float">
            <text:p>1866</text:p>
          </table:table-cell>
          <table:table-cell table:style-name="ce9" office:value-type="float" office:value="69.802" calcext:value-type="float">
            <text:p>69.802</text:p>
          </table:table-cell>
          <table:table-cell table:style-name="ce9" office:value-type="float" office:value="174.414" calcext:value-type="float">
            <text:p>174.414</text:p>
          </table:table-cell>
          <table:table-cell table:style-name="ce9" table:formula="of:=[.E16]-[.E15]" office:value-type="float" office:value="8.34699999999998" calcext:value-type="float">
            <text:p>8.347</text:p>
          </table:table-cell>
          <table:table-cell table:style-name="ce13" table:formula="of:=[.B15]/[.$C$4]" office:value-type="float" office:value="0.0375" calcext:value-type="float">
            <text:p>0.0375</text:p>
          </table:table-cell>
          <table:table-cell table:style-name="ce13" table:formula="of:=([.E16]-[.$E$7])*[.$F$4]" office:value-type="float" office:value="0.0254529661016949" calcext:value-type="float">
            <text:p>0.0255</text:p>
          </table:table-cell>
          <table:table-cell table:formula="of:=([.D16]-[.$D$7])*[.$F$4]" office:value-type="float" office:value="0.00605508474576271" calcext:value-type="float">
            <text:p>0.00605508474576271</text:p>
          </table:table-cell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78" calcext:value-type="float">
            <text:p>1878</text:p>
          </table:table-cell>
          <table:table-cell table:style-name="ce9" office:value-type="float" office:value="71.453" calcext:value-type="float">
            <text:p>71.453</text:p>
          </table:table-cell>
          <table:table-cell table:style-name="ce9" office:value-type="float" office:value="182.981" calcext:value-type="float">
            <text:p>182.981</text:p>
          </table:table-cell>
          <table:table-cell table:style-name="ce9" table:formula="of:=[.E17]-[.E16]" office:value-type="float" office:value="8.56700000000001" calcext:value-type="float">
            <text:p>8.567</text:p>
          </table:table-cell>
          <table:table-cell table:style-name="ce13" table:formula="of:=[.B16]/[.$C$4]" office:value-type="float" office:value="0.0416666666666667" calcext:value-type="float">
            <text:p>0.0417</text:p>
          </table:table-cell>
          <table:table-cell table:style-name="ce13" table:formula="of:=([.E17]-[.$E$7])*[.$F$4]" office:value-type="float" office:value="0.0290830508474576" calcext:value-type="float">
            <text:p>0.0291</text:p>
          </table:table-cell>
          <table:table-cell table:formula="of:=([.D17]-[.$D$7])*[.$F$4]" office:value-type="float" office:value="0.00675466101694915" calcext:value-type="float">
            <text:p>0.00675466101694915</text:p>
          </table:table-cell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69" calcext:value-type="float">
            <text:p>1869</text:p>
          </table:table-cell>
          <table:table-cell table:style-name="ce9" office:value-type="float" office:value="73.139" calcext:value-type="float">
            <text:p>73.139</text:p>
          </table:table-cell>
          <table:table-cell table:style-name="ce9" office:value-type="float" office:value="191.87" calcext:value-type="float">
            <text:p>191.870</text:p>
          </table:table-cell>
          <table:table-cell table:style-name="ce9" table:formula="of:=[.E18]-[.E17]" office:value-type="float" office:value="8.88900000000001" calcext:value-type="float">
            <text:p>8.889</text:p>
          </table:table-cell>
          <table:table-cell table:style-name="ce13" table:formula="of:=[.B17]/[.$C$4]" office:value-type="float" office:value="0.0458333333333333" calcext:value-type="float">
            <text:p>0.0458</text:p>
          </table:table-cell>
          <table:table-cell table:style-name="ce13" table:formula="of:=([.E18]-[.$E$7])*[.$F$4]" office:value-type="float" office:value="0.0328495762711864" calcext:value-type="float">
            <text:p>0.0328</text:p>
          </table:table-cell>
          <table:table-cell table:formula="of:=([.D18]-[.$D$7])*[.$F$4]" office:value-type="float" office:value="0.00746906779661017" calcext:value-type="float">
            <text:p>0.00746906779661017</text:p>
          </table:table-cell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81" calcext:value-type="float">
            <text:p>1881</text:p>
          </table:table-cell>
          <table:table-cell table:style-name="ce9" office:value-type="float" office:value="74.709" calcext:value-type="float">
            <text:p>74.709</text:p>
          </table:table-cell>
          <table:table-cell table:style-name="ce9" office:value-type="float" office:value="201.171" calcext:value-type="float">
            <text:p>201.171</text:p>
          </table:table-cell>
          <table:table-cell table:style-name="ce9" table:formula="of:=[.E19]-[.E18]" office:value-type="float" office:value="9.30099999999999" calcext:value-type="float">
            <text:p>9.301</text:p>
          </table:table-cell>
          <table:table-cell table:style-name="ce13" table:formula="of:=[.B18]/[.$C$4]" office:value-type="float" office:value="0.05" calcext:value-type="float">
            <text:p>0.0500</text:p>
          </table:table-cell>
          <table:table-cell table:style-name="ce13" table:formula="of:=([.E19]-[.$E$7])*[.$F$4]" office:value-type="float" office:value="0.0367906779661017" calcext:value-type="float">
            <text:p>0.0368</text:p>
          </table:table-cell>
          <table:table-cell table:formula="of:=([.D19]-[.$D$7])*[.$F$4]" office:value-type="float" office:value="0.00813432203389831" calcext:value-type="float">
            <text:p>0.00813432203389831</text:p>
          </table:table-cell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76" calcext:value-type="float">
            <text:p>1876</text:p>
          </table:table-cell>
          <table:table-cell table:style-name="ce9" office:value-type="float" office:value="76.348" calcext:value-type="float">
            <text:p>76.348</text:p>
          </table:table-cell>
          <table:table-cell table:style-name="ce9" office:value-type="float" office:value="210.786" calcext:value-type="float">
            <text:p>210.786</text:p>
          </table:table-cell>
          <table:table-cell table:style-name="ce9" table:formula="of:=[.E20]-[.E19]" office:value-type="float" office:value="9.61500000000001" calcext:value-type="float">
            <text:p>9.615</text:p>
          </table:table-cell>
          <table:table-cell table:style-name="ce13" table:formula="of:=[.B19]/[.$C$4]" office:value-type="float" office:value="0.0541666666666667" calcext:value-type="float">
            <text:p>0.0542</text:p>
          </table:table-cell>
          <table:table-cell table:style-name="ce13" table:formula="of:=([.E20]-[.$E$7])*[.$F$4]" office:value-type="float" office:value="0.0408648305084746" calcext:value-type="float">
            <text:p>0.0409</text:p>
          </table:table-cell>
          <table:table-cell table:formula="of:=([.D20]-[.$D$7])*[.$F$4]" office:value-type="float" office:value="0.00882881355932203" calcext:value-type="float">
            <text:p>0.00882881355932203</text:p>
          </table:table-cell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88" calcext:value-type="float">
            <text:p>1888</text:p>
          </table:table-cell>
          <table:table-cell table:style-name="ce9" office:value-type="float" office:value="77.949" calcext:value-type="float">
            <text:p>77.949</text:p>
          </table:table-cell>
          <table:table-cell table:style-name="ce9" office:value-type="float" office:value="220.997" calcext:value-type="float">
            <text:p>220.997</text:p>
          </table:table-cell>
          <table:table-cell table:style-name="ce9" table:formula="of:=[.E21]-[.E20]" office:value-type="float" office:value="10.211" calcext:value-type="float">
            <text:p>10.211</text:p>
          </table:table-cell>
          <table:table-cell table:style-name="ce13" table:formula="of:=[.B20]/[.$C$4]" office:value-type="float" office:value="0.0583333333333333" calcext:value-type="float">
            <text:p>0.0583</text:p>
          </table:table-cell>
          <table:table-cell table:style-name="ce13" table:formula="of:=([.E21]-[.$E$7])*[.$F$4]" office:value-type="float" office:value="0.0451915254237288" calcext:value-type="float">
            <text:p>0.0452</text:p>
          </table:table-cell>
          <table:table-cell table:formula="of:=([.D21]-[.$D$7])*[.$F$4]" office:value-type="float" office:value="0.00950720338983051" calcext:value-type="float">
            <text:p>0.00950720338983051</text:p>
          </table:table-cell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96" calcext:value-type="float">
            <text:p>1896</text:p>
          </table:table-cell>
          <table:table-cell table:style-name="ce9" office:value-type="float" office:value="79.634" calcext:value-type="float">
            <text:p>79.634</text:p>
          </table:table-cell>
          <table:table-cell table:style-name="ce9" office:value-type="float" office:value="231.569" calcext:value-type="float">
            <text:p>231.569</text:p>
          </table:table-cell>
          <table:table-cell table:style-name="ce9" table:formula="of:=[.E22]-[.E21]" office:value-type="float" office:value="10.572" calcext:value-type="float">
            <text:p>10.572</text:p>
          </table:table-cell>
          <table:table-cell table:style-name="ce13" table:formula="of:=[.B21]/[.$C$4]" office:value-type="float" office:value="0.0625" calcext:value-type="float">
            <text:p>0.0625</text:p>
          </table:table-cell>
          <table:table-cell table:style-name="ce13" table:formula="of:=([.E22]-[.$E$7])*[.$F$4]" office:value-type="float" office:value="0.049671186440678" calcext:value-type="float">
            <text:p>0.0497</text:p>
          </table:table-cell>
          <table:table-cell table:formula="of:=([.D22]-[.$D$7])*[.$F$4]" office:value-type="float" office:value="0.010221186440678" calcext:value-type="float">
            <text:p>0.010221186440678</text:p>
          </table:table-cell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93" calcext:value-type="float">
            <text:p>1893</text:p>
          </table:table-cell>
          <table:table-cell table:style-name="ce9" office:value-type="float" office:value="81.191" calcext:value-type="float">
            <text:p>81.191</text:p>
          </table:table-cell>
          <table:table-cell table:style-name="ce9" office:value-type="float" office:value="242.448" calcext:value-type="float">
            <text:p>242.448</text:p>
          </table:table-cell>
          <table:table-cell table:style-name="ce9" table:formula="of:=[.E23]-[.E22]" office:value-type="float" office:value="10.879" calcext:value-type="float">
            <text:p>10.879</text:p>
          </table:table-cell>
          <table:table-cell table:style-name="ce13" table:formula="of:=[.B22]/[.$C$4]" office:value-type="float" office:value="0.0666666666666667" calcext:value-type="float">
            <text:p>0.0667</text:p>
          </table:table-cell>
          <table:table-cell table:style-name="ce13" table:formula="of:=([.E23]-[.$E$7])*[.$F$4]" office:value-type="float" office:value="0.0542809322033898" calcext:value-type="float">
            <text:p>0.0543</text:p>
          </table:table-cell>
          <table:table-cell table:formula="of:=([.D23]-[.$D$7])*[.$F$4]" office:value-type="float" office:value="0.0108809322033898" calcext:value-type="float">
            <text:p>0.0108809322033898</text:p>
          </table:table-cell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11" calcext:value-type="float">
            <text:p>1911</text:p>
          </table:table-cell>
          <table:table-cell table:style-name="ce9" office:value-type="float" office:value="82.751" calcext:value-type="float">
            <text:p>82.751</text:p>
          </table:table-cell>
          <table:table-cell table:style-name="ce9" office:value-type="float" office:value="253.833" calcext:value-type="float">
            <text:p>253.833</text:p>
          </table:table-cell>
          <table:table-cell table:style-name="ce9" table:formula="of:=[.E24]-[.E23]" office:value-type="float" office:value="11.385" calcext:value-type="float">
            <text:p>11.385</text:p>
          </table:table-cell>
          <table:table-cell table:style-name="ce13" table:formula="of:=[.B23]/[.$C$4]" office:value-type="float" office:value="0.0708333333333333" calcext:value-type="float">
            <text:p>0.0708</text:p>
          </table:table-cell>
          <table:table-cell table:style-name="ce13" table:formula="of:=([.E24]-[.$E$7])*[.$F$4]" office:value-type="float" office:value="0.0591050847457627" calcext:value-type="float">
            <text:p>0.0591</text:p>
          </table:table-cell>
          <table:table-cell table:formula="of:=([.D24]-[.$D$7])*[.$F$4]" office:value-type="float" office:value="0.0115419491525424" calcext:value-type="float">
            <text:p>0.0115419491525424</text:p>
          </table:table-cell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907" calcext:value-type="float">
            <text:p>1907</text:p>
          </table:table-cell>
          <table:table-cell table:style-name="ce9" office:value-type="float" office:value="84.39" calcext:value-type="float">
            <text:p>84.390</text:p>
          </table:table-cell>
          <table:table-cell table:style-name="ce9" office:value-type="float" office:value="265.397" calcext:value-type="float">
            <text:p>265.397</text:p>
          </table:table-cell>
          <table:table-cell table:style-name="ce9" table:formula="of:=[.E25]-[.E24]" office:value-type="float" office:value="11.564" calcext:value-type="float">
            <text:p>11.564</text:p>
          </table:table-cell>
          <table:table-cell table:style-name="ce13" table:formula="of:=[.B24]/[.$C$4]" office:value-type="float" office:value="0.075" calcext:value-type="float">
            <text:p>0.0750</text:p>
          </table:table-cell>
          <table:table-cell table:style-name="ce13" table:formula="of:=([.E25]-[.$E$7])*[.$F$4]" office:value-type="float" office:value="0.0640050847457627" calcext:value-type="float">
            <text:p>0.0640</text:p>
          </table:table-cell>
          <table:table-cell table:formula="of:=([.D25]-[.$D$7])*[.$F$4]" office:value-type="float" office:value="0.0122364406779661" calcext:value-type="float">
            <text:p>0.0122364406779661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35" calcext:value-type="float">
            <text:p>1935</text:p>
          </table:table-cell>
          <table:table-cell table:style-name="ce9" office:value-type="float" office:value="85.918" calcext:value-type="float">
            <text:p>85.918</text:p>
          </table:table-cell>
          <table:table-cell table:style-name="ce9" office:value-type="float" office:value="277.631" calcext:value-type="float">
            <text:p>277.631</text:p>
          </table:table-cell>
          <table:table-cell table:style-name="ce9" table:formula="of:=[.E26]-[.E25]" office:value-type="float" office:value="12.234" calcext:value-type="float">
            <text:p>12.234</text:p>
          </table:table-cell>
          <table:table-cell table:style-name="ce13" table:formula="of:=[.B25]/[.$C$4]" office:value-type="float" office:value="0.0791666666666667" calcext:value-type="float">
            <text:p>0.0792</text:p>
          </table:table-cell>
          <table:table-cell table:style-name="ce13" table:formula="of:=([.E26]-[.$E$7])*[.$F$4]" office:value-type="float" office:value="0.0691889830508474" calcext:value-type="float">
            <text:p>0.0692</text:p>
          </table:table-cell>
          <table:table-cell table:formula="of:=([.D26]-[.$D$7])*[.$F$4]" office:value-type="float" office:value="0.0128838983050848" calcext:value-type="float">
            <text:p>0.0128838983050848</text:p>
          </table:table-cell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40" calcext:value-type="float">
            <text:p>1940</text:p>
          </table:table-cell>
          <table:table-cell table:style-name="ce9" office:value-type="float" office:value="87.52" calcext:value-type="float">
            <text:p>87.520</text:p>
          </table:table-cell>
          <table:table-cell table:style-name="ce9" office:value-type="float" office:value="290.076" calcext:value-type="float">
            <text:p>290.076</text:p>
          </table:table-cell>
          <table:table-cell table:style-name="ce9" table:formula="of:=[.E27]-[.E26]" office:value-type="float" office:value="12.4450000000001" calcext:value-type="float">
            <text:p>12.445</text:p>
          </table:table-cell>
          <table:table-cell table:style-name="ce13" table:formula="of:=[.B26]/[.$C$4]" office:value-type="float" office:value="0.0833333333333333" calcext:value-type="float">
            <text:p>0.0833</text:p>
          </table:table-cell>
          <table:table-cell table:style-name="ce13" table:formula="of:=([.E27]-[.$E$7])*[.$F$4]" office:value-type="float" office:value="0.0744622881355932" calcext:value-type="float">
            <text:p>0.0745</text:p>
          </table:table-cell>
          <table:table-cell table:formula="of:=([.D27]-[.$D$7])*[.$F$4]" office:value-type="float" office:value="0.0135627118644068" calcext:value-type="float">
            <text:p>0.0135627118644068</text:p>
          </table:table-cell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56" calcext:value-type="float">
            <text:p>1956</text:p>
          </table:table-cell>
          <table:table-cell table:style-name="ce9" office:value-type="float" office:value="89.106" calcext:value-type="float">
            <text:p>89.106</text:p>
          </table:table-cell>
          <table:table-cell table:style-name="ce9" office:value-type="float" office:value="302.968" calcext:value-type="float">
            <text:p>302.968</text:p>
          </table:table-cell>
          <table:table-cell table:style-name="ce9" table:formula="of:=[.E28]-[.E27]" office:value-type="float" office:value="12.892" calcext:value-type="float">
            <text:p>12.892</text:p>
          </table:table-cell>
          <table:table-cell table:style-name="ce13" table:formula="of:=[.B27]/[.$C$4]" office:value-type="float" office:value="0.0875" calcext:value-type="float">
            <text:p>0.0875</text:p>
          </table:table-cell>
          <table:table-cell table:style-name="ce13" table:formula="of:=([.E28]-[.$E$7])*[.$F$4]" office:value-type="float" office:value="0.079925" calcext:value-type="float">
            <text:p>0.0799</text:p>
          </table:table-cell>
          <table:table-cell table:formula="of:=([.D28]-[.$D$7])*[.$F$4]" office:value-type="float" office:value="0.0142347457627119" calcext:value-type="float">
            <text:p>0.0142347457627119</text:p>
          </table:table-cell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63" calcext:value-type="float">
            <text:p>1963</text:p>
          </table:table-cell>
          <table:table-cell table:style-name="ce9" office:value-type="float" office:value="90.745" calcext:value-type="float">
            <text:p>90.745</text:p>
          </table:table-cell>
          <table:table-cell table:style-name="ce9" office:value-type="float" office:value="316.343" calcext:value-type="float">
            <text:p>316.343</text:p>
          </table:table-cell>
          <table:table-cell table:style-name="ce9" table:formula="of:=[.E29]-[.E28]" office:value-type="float" office:value="13.375" calcext:value-type="float">
            <text:p>13.375</text:p>
          </table:table-cell>
          <table:table-cell table:style-name="ce13" table:formula="of:=[.B28]/[.$C$4]" office:value-type="float" office:value="0.0916666666666667" calcext:value-type="float">
            <text:p>0.0917</text:p>
          </table:table-cell>
          <table:table-cell table:style-name="ce13" table:formula="of:=([.E29]-[.$E$7])*[.$F$4]" office:value-type="float" office:value="0.085592372881356" calcext:value-type="float">
            <text:p>0.0856</text:p>
          </table:table-cell>
          <table:table-cell table:formula="of:=([.D29]-[.$D$7])*[.$F$4]" office:value-type="float" office:value="0.0149292372881356" calcext:value-type="float">
            <text:p>0.0149292372881356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81" calcext:value-type="float">
            <text:p>1981</text:p>
          </table:table-cell>
          <table:table-cell table:style-name="ce9" office:value-type="float" office:value="92.24" calcext:value-type="float">
            <text:p>92.240</text:p>
          </table:table-cell>
          <table:table-cell table:style-name="ce9" office:value-type="float" office:value="330.033" calcext:value-type="float">
            <text:p>330.033</text:p>
          </table:table-cell>
          <table:table-cell table:style-name="ce9" table:formula="of:=[.E30]-[.E29]" office:value-type="float" office:value="13.69" calcext:value-type="float">
            <text:p>13.690</text:p>
          </table:table-cell>
          <table:table-cell table:style-name="ce13" table:formula="of:=[.B29]/[.$C$4]" office:value-type="float" office:value="0.0958333333333333" calcext:value-type="float">
            <text:p>0.0958</text:p>
          </table:table-cell>
          <table:table-cell table:style-name="ce13" table:formula="of:=([.E30]-[.$E$7])*[.$F$4]" office:value-type="float" office:value="0.0913932203389831" calcext:value-type="float">
            <text:p>0.0914</text:p>
          </table:table-cell>
          <table:table-cell table:formula="of:=([.D30]-[.$D$7])*[.$F$4]" office:value-type="float" office:value="0.0155627118644068" calcext:value-type="float">
            <text:p>0.0155627118644068</text:p>
          </table:table-cell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11" calcext:value-type="float">
            <text:p>2011</text:p>
          </table:table-cell>
          <table:table-cell table:style-name="ce9" office:value-type="float" office:value="93.782" calcext:value-type="float">
            <text:p>93.782</text:p>
          </table:table-cell>
          <table:table-cell table:style-name="ce9" office:value-type="float" office:value="344.273" calcext:value-type="float">
            <text:p>344.273</text:p>
          </table:table-cell>
          <table:table-cell table:style-name="ce9" table:formula="of:=[.E31]-[.E30]" office:value-type="float" office:value="14.24" calcext:value-type="float">
            <text:p>14.240</text:p>
          </table:table-cell>
          <table:table-cell table:style-name="ce13" table:formula="of:=[.B30]/[.$C$4]" office:value-type="float" office:value="0.1" calcext:value-type="float">
            <text:p>0.1000</text:p>
          </table:table-cell>
          <table:table-cell table:style-name="ce13" table:formula="of:=([.E31]-[.$E$7])*[.$F$4]" office:value-type="float" office:value="0.0974271186440678" calcext:value-type="float">
            <text:p>0.0974</text:p>
          </table:table-cell>
          <table:table-cell table:formula="of:=([.D31]-[.$D$7])*[.$F$4]" office:value-type="float" office:value="0.0162161016949153" calcext:value-type="float">
            <text:p>0.0162161016949153</text:p>
          </table:table-cell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2018" calcext:value-type="float">
            <text:p>2018</text:p>
          </table:table-cell>
          <table:table-cell table:style-name="ce9" office:value-type="float" office:value="95.327" calcext:value-type="float">
            <text:p>95.327</text:p>
          </table:table-cell>
          <table:table-cell table:style-name="ce9" office:value-type="float" office:value="358.661" calcext:value-type="float">
            <text:p>358.661</text:p>
          </table:table-cell>
          <table:table-cell table:style-name="ce9" table:formula="of:=[.E32]-[.E31]" office:value-type="float" office:value="14.388" calcext:value-type="float">
            <text:p>14.388</text:p>
          </table:table-cell>
          <table:table-cell table:style-name="ce13" table:formula="of:=[.B31]/[.$C$4]" office:value-type="float" office:value="0.104166666666667" calcext:value-type="float">
            <text:p>0.1042</text:p>
          </table:table-cell>
          <table:table-cell table:style-name="ce13" table:formula="of:=([.E32]-[.$E$7])*[.$F$4]" office:value-type="float" office:value="0.103523728813559" calcext:value-type="float">
            <text:p>0.1035</text:p>
          </table:table-cell>
          <table:table-cell table:formula="of:=([.D32]-[.$D$7])*[.$F$4]" office:value-type="float" office:value="0.0168707627118644" calcext:value-type="float">
            <text:p>0.0168707627118644</text:p>
          </table:table-cell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2055" calcext:value-type="float">
            <text:p>2055</text:p>
          </table:table-cell>
          <table:table-cell table:style-name="ce9" office:value-type="float" office:value="96.854" calcext:value-type="float">
            <text:p>96.854</text:p>
          </table:table-cell>
          <table:table-cell table:style-name="ce9" office:value-type="float" office:value="373.795" calcext:value-type="float">
            <text:p>373.795</text:p>
          </table:table-cell>
          <table:table-cell table:style-name="ce9" table:formula="of:=[.E33]-[.E32]" office:value-type="float" office:value="15.134" calcext:value-type="float">
            <text:p>15.134</text:p>
          </table:table-cell>
          <table:table-cell table:style-name="ce13" table:formula="of:=[.B32]/[.$C$4]" office:value-type="float" office:value="0.108333333333333" calcext:value-type="float">
            <text:p>0.1083</text:p>
          </table:table-cell>
          <table:table-cell table:style-name="ce13" table:formula="of:=([.E33]-[.$E$7])*[.$F$4]" office:value-type="float" office:value="0.109936440677966" calcext:value-type="float">
            <text:p>0.1099</text:p>
          </table:table-cell>
          <table:table-cell table:formula="of:=([.D33]-[.$D$7])*[.$F$4]" office:value-type="float" office:value="0.0175177966101695" calcext:value-type="float">
            <text:p>0.0175177966101695</text:p>
          </table:table-cell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077" calcext:value-type="float">
            <text:p>2077</text:p>
          </table:table-cell>
          <table:table-cell table:style-name="ce9" office:value-type="float" office:value="98.468" calcext:value-type="float">
            <text:p>98.468</text:p>
          </table:table-cell>
          <table:table-cell table:style-name="ce9" office:value-type="float" office:value="389.166" calcext:value-type="float">
            <text:p>389.166</text:p>
          </table:table-cell>
          <table:table-cell table:style-name="ce9" table:formula="of:=[.E34]-[.E33]" office:value-type="float" office:value="15.371" calcext:value-type="float">
            <text:p>15.371</text:p>
          </table:table-cell>
          <table:table-cell table:style-name="ce13" table:formula="of:=[.B33]/[.$C$4]" office:value-type="float" office:value="0.1125" calcext:value-type="float">
            <text:p>0.1125</text:p>
          </table:table-cell>
          <table:table-cell table:style-name="ce13" table:formula="of:=([.E34]-[.$E$7])*[.$F$4]" office:value-type="float" office:value="0.116449576271186" calcext:value-type="float">
            <text:p>0.1164</text:p>
          </table:table-cell>
          <table:table-cell table:formula="of:=([.D34]-[.$D$7])*[.$F$4]" office:value-type="float" office:value="0.0182016949152542" calcext:value-type="float">
            <text:p>0.0182016949152542</text:p>
          </table:table-cell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2084" calcext:value-type="float">
            <text:p>2084</text:p>
          </table:table-cell>
          <table:table-cell table:style-name="ce9" office:value-type="float" office:value="100.029" calcext:value-type="float">
            <text:p>100.029</text:p>
          </table:table-cell>
          <table:table-cell table:style-name="ce9" office:value-type="float" office:value="404.807" calcext:value-type="float">
            <text:p>404.807</text:p>
          </table:table-cell>
          <table:table-cell table:style-name="ce9" table:formula="of:=[.E35]-[.E34]" office:value-type="float" office:value="15.641" calcext:value-type="float">
            <text:p>15.641</text:p>
          </table:table-cell>
          <table:table-cell table:style-name="ce13" table:formula="of:=[.B34]/[.$C$4]" office:value-type="float" office:value="0.116666666666667" calcext:value-type="float">
            <text:p>0.1167</text:p>
          </table:table-cell>
          <table:table-cell table:style-name="ce13" table:formula="of:=([.E35]-[.$E$7])*[.$F$4]" office:value-type="float" office:value="0.123077118644068" calcext:value-type="float">
            <text:p>0.1231</text:p>
          </table:table-cell>
          <table:table-cell table:formula="of:=([.D35]-[.$D$7])*[.$F$4]" office:value-type="float" office:value="0.0188631355932203" calcext:value-type="float">
            <text:p>0.0188631355932203</text:p>
          </table:table-cell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116" calcext:value-type="float">
            <text:p>2116</text:p>
          </table:table-cell>
          <table:table-cell table:style-name="ce9" office:value-type="float" office:value="101.624" calcext:value-type="float">
            <text:p>101.624</text:p>
          </table:table-cell>
          <table:table-cell table:style-name="ce9" office:value-type="float" office:value="420.797" calcext:value-type="float">
            <text:p>420.797</text:p>
          </table:table-cell>
          <table:table-cell table:style-name="ce9" table:formula="of:=[.E36]-[.E35]" office:value-type="float" office:value="15.99" calcext:value-type="float">
            <text:p>15.990</text:p>
          </table:table-cell>
          <table:table-cell table:style-name="ce13" table:formula="of:=[.B35]/[.$C$4]" office:value-type="float" office:value="0.120833333333333" calcext:value-type="float">
            <text:p>0.1208</text:p>
          </table:table-cell>
          <table:table-cell table:style-name="ce13" table:formula="of:=([.E36]-[.$E$7])*[.$F$4]" office:value-type="float" office:value="0.129852542372881" calcext:value-type="float">
            <text:p>0.1299</text:p>
          </table:table-cell>
          <table:table-cell table:formula="of:=([.D36]-[.$D$7])*[.$F$4]" office:value-type="float" office:value="0.0195389830508475" calcext:value-type="float">
            <text:p>0.0195389830508475</text:p>
          </table:table-cell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2122" calcext:value-type="float">
            <text:p>2122</text:p>
          </table:table-cell>
          <table:table-cell table:style-name="ce9" office:value-type="float" office:value="103.336" calcext:value-type="float">
            <text:p>103.336</text:p>
          </table:table-cell>
          <table:table-cell table:style-name="ce9" office:value-type="float" office:value="437.086" calcext:value-type="float">
            <text:p>437.086</text:p>
          </table:table-cell>
          <table:table-cell table:style-name="ce9" table:formula="of:=[.E37]-[.E36]" office:value-type="float" office:value="16.289" calcext:value-type="float">
            <text:p>16.289</text:p>
          </table:table-cell>
          <table:table-cell table:style-name="ce13" table:formula="of:=[.B36]/[.$C$4]" office:value-type="float" office:value="0.125" calcext:value-type="float">
            <text:p>0.1250</text:p>
          </table:table-cell>
          <table:table-cell table:style-name="ce13" table:formula="of:=([.E37]-[.$E$7])*[.$F$4]" office:value-type="float" office:value="0.136754661016949" calcext:value-type="float">
            <text:p>0.1368</text:p>
          </table:table-cell>
          <table:table-cell table:formula="of:=([.D37]-[.$D$7])*[.$F$4]" office:value-type="float" office:value="0.020264406779661" calcext:value-type="float">
            <text:p>0.020264406779661</text:p>
          </table:table-cell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float" office:value="2158" calcext:value-type="float">
            <text:p>2158</text:p>
          </table:table-cell>
          <table:table-cell table:style-name="ce9" office:value-type="float" office:value="105.042" calcext:value-type="float">
            <text:p>105.042</text:p>
          </table:table-cell>
          <table:table-cell table:style-name="ce9" office:value-type="float" office:value="453.943" calcext:value-type="float">
            <text:p>453.943</text:p>
          </table:table-cell>
          <table:table-cell table:style-name="ce9" table:formula="of:=[.E38]-[.E37]" office:value-type="float" office:value="16.857" calcext:value-type="float">
            <text:p>16.857</text:p>
          </table:table-cell>
          <table:table-cell table:style-name="ce13" table:formula="of:=[.B37]/[.$C$4]" office:value-type="float" office:value="0.129166666666667" calcext:value-type="float">
            <text:p>0.1292</text:p>
          </table:table-cell>
          <table:table-cell table:style-name="ce13" table:formula="of:=([.E38]-[.$E$7])*[.$F$4]" office:value-type="float" office:value="0.143897457627119" calcext:value-type="float">
            <text:p>0.1439</text:p>
          </table:table-cell>
          <table:table-cell table:formula="of:=([.D38]-[.$D$7])*[.$F$4]" office:value-type="float" office:value="0.0209872881355932" calcext:value-type="float">
            <text:p>0.0209872881355932</text:p>
          </table:table-cell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float" office:value="2175" calcext:value-type="float">
            <text:p>2175</text:p>
          </table:table-cell>
          <table:table-cell table:style-name="ce9" office:value-type="float" office:value="106.732" calcext:value-type="float">
            <text:p>106.732</text:p>
          </table:table-cell>
          <table:table-cell table:style-name="ce9" office:value-type="float" office:value="470.742" calcext:value-type="float">
            <text:p>470.742</text:p>
          </table:table-cell>
          <table:table-cell table:style-name="ce9" table:formula="of:=[.E39]-[.E38]" office:value-type="float" office:value="16.799" calcext:value-type="float">
            <text:p>16.799</text:p>
          </table:table-cell>
          <table:table-cell table:style-name="ce13" table:formula="of:=[.B38]/[.$C$4]" office:value-type="float" office:value="0.133333333333333" calcext:value-type="float">
            <text:p>0.1333</text:p>
          </table:table-cell>
          <table:table-cell table:style-name="ce13" table:formula="of:=([.E39]-[.$E$7])*[.$F$4]" office:value-type="float" office:value="0.151015677966102" calcext:value-type="float">
            <text:p>0.1510</text:p>
          </table:table-cell>
          <table:table-cell table:formula="of:=([.D39]-[.$D$7])*[.$F$4]" office:value-type="float" office:value="0.0217033898305085" calcext:value-type="float">
            <text:p>0.0217033898305085</text:p>
          </table:table-cell>
        </table:table-row>
        <table:table-row table:style-name="ro1"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float" office:value="2194" calcext:value-type="float">
            <text:p>2194</text:p>
          </table:table-cell>
          <table:table-cell table:style-name="ce9" office:value-type="float" office:value="108.512" calcext:value-type="float">
            <text:p>108.512</text:p>
          </table:table-cell>
          <table:table-cell table:style-name="ce9" office:value-type="float" office:value="488.319" calcext:value-type="float">
            <text:p>488.319</text:p>
          </table:table-cell>
          <table:table-cell table:style-name="ce9" table:formula="of:=[.E40]-[.E39]" office:value-type="float" office:value="17.577" calcext:value-type="float">
            <text:p>17.577</text:p>
          </table:table-cell>
          <table:table-cell table:style-name="ce13" table:formula="of:=[.B39]/[.$C$4]" office:value-type="float" office:value="0.1375" calcext:value-type="float">
            <text:p>0.1375</text:p>
          </table:table-cell>
          <table:table-cell table:style-name="ce13" table:formula="of:=([.E40]-[.$E$7])*[.$F$4]" office:value-type="float" office:value="0.158463559322034" calcext:value-type="float">
            <text:p>0.1585</text:p>
          </table:table-cell>
          <table:table-cell table:formula="of:=([.D40]-[.$D$7])*[.$F$4]" office:value-type="float" office:value="0.0224576271186441" calcext:value-type="float">
            <text:p>0.0224576271186441</text:p>
          </table:table-cell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42" calcext:value-type="float">
            <text:p>2242</text:p>
          </table:table-cell>
          <table:table-cell table:style-name="ce9" office:value-type="float" office:value="110.192" calcext:value-type="float">
            <text:p>110.192</text:p>
          </table:table-cell>
          <table:table-cell table:style-name="ce9" office:value-type="float" office:value="505.998" calcext:value-type="float">
            <text:p>505.998</text:p>
          </table:table-cell>
          <table:table-cell table:style-name="ce9" table:formula="of:=[.E41]-[.E40]" office:value-type="float" office:value="17.679" calcext:value-type="float">
            <text:p>17.679</text:p>
          </table:table-cell>
          <table:table-cell table:style-name="ce13" table:formula="of:=[.B40]/[.$C$4]" office:value-type="float" office:value="0.141666666666667" calcext:value-type="float">
            <text:p>0.1417</text:p>
          </table:table-cell>
          <table:table-cell table:style-name="ce13" table:formula="of:=([.E41]-[.$E$7])*[.$F$4]" office:value-type="float" office:value="0.165954661016949" calcext:value-type="float">
            <text:p>0.1660</text:p>
          </table:table-cell>
          <table:table-cell table:formula="of:=([.D41]-[.$D$7])*[.$F$4]" office:value-type="float" office:value="0.0231694915254237" calcext:value-type="float">
            <text:p>0.0231694915254237</text:p>
          </table:table-cell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style-name="ce6" office:value-type="float" office:value="2263" calcext:value-type="float">
            <text:p>2263</text:p>
          </table:table-cell>
          <table:table-cell table:style-name="ce10" office:value-type="float" office:value="111.829" calcext:value-type="float">
            <text:p>111.829</text:p>
          </table:table-cell>
          <table:table-cell table:style-name="ce10" office:value-type="float" office:value="524.148" calcext:value-type="float">
            <text:p>524.148</text:p>
          </table:table-cell>
          <table:table-cell table:style-name="ce10" table:formula="of:=[.E42]-[.E41]" office:value-type="float" office:value="18.15" calcext:value-type="float">
            <text:p>18.150</text:p>
          </table:table-cell>
          <table:table-cell table:style-name="ce14" table:formula="of:=[.B41]/[.$C$4]" office:value-type="float" office:value="0.145833333333333" calcext:value-type="float">
            <text:p>0.1458</text:p>
          </table:table-cell>
          <table:table-cell table:style-name="ce14" table:formula="of:=([.E42]-[.$E$7])*[.$F$4]" office:value-type="float" office:value="0.173645338983051" calcext:value-type="float">
            <text:p>0.1736</text:p>
          </table:table-cell>
          <table:table-cell table:formula="of:=([.D42]-[.$D$7])*[.$F$4]" office:value-type="float" office:value="0.0238631355932203" calcext:value-type="float">
            <text:p>0.0238631355932203</text:p>
          </table:table-cell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^2 coefs (ms^-2)</text:p>
          </table:table-cell>
          <table:table-cell office:value-type="string" calcext:value-type="string">
            <text:p>g values (ms^-2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6429" calcext:value-type="float">
            <text:p>4.76429</text:p>
          </table:table-cell>
          <table:table-cell table:formula="of:=[.C68]*2" office:value-type="float" office:value="9.52858" calcext:value-type="float">
            <text:p>9.528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3397" calcext:value-type="float">
            <text:p>4.83397</text:p>
          </table:table-cell>
          <table:table-cell table:formula="of:=[.C69]*2" office:value-type="float" office:value="9.66794" calcext:value-type="float">
            <text:p>9.667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9656" calcext:value-type="float">
            <text:p>4.69656</text:p>
          </table:table-cell>
          <table:table-cell table:formula="of:=[.C70]*2" office:value-type="float" office:value="9.39312" calcext:value-type="float">
            <text:p>9.39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1801" calcext:value-type="float">
            <text:p>4.71801</text:p>
          </table:table-cell>
          <table:table-cell table:formula="of:=[.C71]*2" office:value-type="float" office:value="9.43602" calcext:value-type="float">
            <text:p>9.436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7164" calcext:value-type="float">
            <text:p>4.67164</text:p>
          </table:table-cell>
          <table:table-cell table:formula="of:=[.C72]*2" office:value-type="float" office:value="9.34328" calcext:value-type="float">
            <text:p>9.3432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AVG:</text:p>
          </table:table-cell>
          <table:table-cell table:formula="of:=AVERAGE([.D68:.D72])" office:value-type="float" office:value="9.473788" calcext:value-type="float">
            <text:p>9.47378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ST_DEV:</text:p>
          </table:table-cell>
          <table:table-cell table:formula="of:=STDEV([.D68:.D72])" office:value-type="float" office:value="0.128124205831685" calcext:value-type="float">
            <text:p>0.12812420583168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ST_ERROR:</text:p>
          </table:table-cell>
          <table:table-cell table:formula="of:=[.D75]/SQRT(COUNT([.D68:.D72])-1)" office:value-type="float" office:value="0.0640621029158425" calcext:value-type="float">
            <text:p>0.064062102915842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g (ms^-2)</text:p>
          </table:table-cell>
          <table:table-cell table:style-name="ce2" office:value-type="string" calcext:value-type="string">
            <text:p>9.47(6)</text:p>
          </table:table-cell>
          <table:table-cell table:number-columns-repeated="5"/>
        </table:table-row>
      </table:table>
      <table:table table:name="results2" table:style-name="ta1">
        <table:shapes>
          <draw:frame draw:z-index="0" draw:style-name="gr1" draw:text-style-name="P1" svg:width="16.019cm" svg:height="8.995cm" svg:x="1.085cm" svg:y="20.067cm">
            <draw:object draw:notify-on-update-of-ranges="results2.G7:results2.G42 results2.H7:results2.H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9"/>
        <table:table-column table:style-name="co11" table:default-cell-style-name="ce9"/>
        <table:table-column table:style-name="co5" table:number-columns-repeated="2" table:default-cell-style-name="ce13"/>
        <table:table-column table:style-name="co5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style-name="Default" office:value-type="string" calcext:value-type="string">
            <text:p>m/pixel</text:p>
          </table:table-cell>
          <table:table-cell table:style-name="Default" table:formula="of:=0.05/(290-169)" office:value-type="float" office:value="0.000413223140495868" calcext:value-type="float">
            <text:p>0.00041322314049586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X (pixels)</text:p>
          </table:table-cell>
          <table:table-cell table:style-name="ce3" office:value-type="string" calcext:value-type="string">
            <text:p>Y (pixels)</text:p>
          </table:table-cell>
          <table:table-cell table:style-name="ce3" office:value-type="string" calcext:value-type="string">
            <text:p>delta y (pixels)</text:p>
          </table:table-cell>
          <table:table-cell table:style-name="ce3" office:value-type="string" calcext:value-type="string">
            <text:p>Time (s)</text:p>
          </table:table-cell>
          <table:table-cell table:style-name="ce3" office:value-type="string" calcext:value-type="string">
            <text:p>Y-y_0 (m)</text:p>
          </table:table-cell>
          <table:table-cell office:value-type="string" calcext:value-type="string">
            <text:p>X-X_0 (m)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876" calcext:value-type="float">
            <text:p>1876</text:p>
          </table:table-cell>
          <table:table-cell table:style-name="ce8" office:value-type="float" office:value="58.131" calcext:value-type="float">
            <text:p>58.131</text:p>
          </table:table-cell>
          <table:table-cell table:style-name="ce8" office:value-type="float" office:value="153.738" calcext:value-type="float">
            <text:p>153.738</text:p>
          </table:table-cell>
          <table:table-cell table:style-name="ce8" office:value-type="float" office:value="0" calcext:value-type="float">
            <text:p>0.000</text:p>
          </table:table-cell>
          <table:table-cell table:style-name="ce12" table:formula="of:=([.B7]-1)/[.$C$4]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96" calcext:value-type="float">
            <text:p>1896</text:p>
          </table:table-cell>
          <table:table-cell office:value-type="float" office:value="60.034" calcext:value-type="float">
            <text:p>60.034</text:p>
          </table:table-cell>
          <table:table-cell office:value-type="float" office:value="158.81" calcext:value-type="float">
            <text:p>158.810</text:p>
          </table:table-cell>
          <table:table-cell table:formula="of:=[.E8]-[.E7]" office:value-type="float" office:value="5.072" calcext:value-type="float">
            <text:p>5.072</text:p>
          </table:table-cell>
          <table:table-cell table:formula="of:=([.B8]-1)/[.$C$4]" office:value-type="float" office:value="0.00416666666666667" calcext:value-type="float">
            <text:p>0.0042</text:p>
          </table:table-cell>
          <table:table-cell table:formula="of:=([.E8]-[.$E$7])*[.$F$4]" office:value-type="float" office:value="0.00209586776859504" calcext:value-type="float">
            <text:p>0.0021</text:p>
          </table:table-cell>
          <table:table-cell table:formula="of:=([.D8]-[.$D$7])*[.$F$4]" office:value-type="float" office:value="0.000786363636363636" calcext:value-type="float">
            <text:p>0.0007863636363636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office:value-type="float" office:value="61.807" calcext:value-type="float">
            <text:p>61.807</text:p>
          </table:table-cell>
          <table:table-cell office:value-type="float" office:value="164.195" calcext:value-type="float">
            <text:p>164.195</text:p>
          </table:table-cell>
          <table:table-cell table:formula="of:=[.E9]-[.E8]" office:value-type="float" office:value="5.38499999999999" calcext:value-type="float">
            <text:p>5.385</text:p>
          </table:table-cell>
          <table:table-cell table:formula="of:=([.B9]-1)/[.$C$4]" office:value-type="float" office:value="0.00833333333333333" calcext:value-type="float">
            <text:p>0.0083</text:p>
          </table:table-cell>
          <table:table-cell table:formula="of:=([.E9]-[.$E$7])*[.$F$4]" office:value-type="float" office:value="0.00432107438016529" calcext:value-type="float">
            <text:p>0.0043</text:p>
          </table:table-cell>
          <table:table-cell table:formula="of:=([.D9]-[.$D$7])*[.$F$4]" office:value-type="float" office:value="0.00151900826446281" calcext:value-type="float">
            <text:p>0.001519008264462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94" calcext:value-type="float">
            <text:p>1894</text:p>
          </table:table-cell>
          <table:table-cell office:value-type="float" office:value="63.437" calcext:value-type="float">
            <text:p>63.437</text:p>
          </table:table-cell>
          <table:table-cell office:value-type="float" office:value="169.911" calcext:value-type="float">
            <text:p>169.911</text:p>
          </table:table-cell>
          <table:table-cell table:formula="of:=[.E10]-[.E9]" office:value-type="float" office:value="5.71600000000001" calcext:value-type="float">
            <text:p>5.716</text:p>
          </table:table-cell>
          <table:table-cell table:formula="of:=([.B10]-1)/[.$C$4]" office:value-type="float" office:value="0.0125" calcext:value-type="float">
            <text:p>0.0125</text:p>
          </table:table-cell>
          <table:table-cell table:formula="of:=([.E10]-[.$E$7])*[.$F$4]" office:value-type="float" office:value="0.00668305785123967" calcext:value-type="float">
            <text:p>0.0067</text:p>
          </table:table-cell>
          <table:table-cell table:formula="of:=([.D10]-[.$D$7])*[.$F$4]" office:value-type="float" office:value="0.00219256198347107" calcext:value-type="float">
            <text:p>0.002192561983471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12" calcext:value-type="float">
            <text:p>1912</text:p>
          </table:table-cell>
          <table:table-cell office:value-type="float" office:value="65.311" calcext:value-type="float">
            <text:p>65.311</text:p>
          </table:table-cell>
          <table:table-cell office:value-type="float" office:value="176.117" calcext:value-type="float">
            <text:p>176.117</text:p>
          </table:table-cell>
          <table:table-cell table:formula="of:=[.E11]-[.E10]" office:value-type="float" office:value="6.20599999999999" calcext:value-type="float">
            <text:p>6.206</text:p>
          </table:table-cell>
          <table:table-cell table:formula="of:=([.B11]-1)/[.$C$4]" office:value-type="float" office:value="0.0166666666666667" calcext:value-type="float">
            <text:p>0.0167</text:p>
          </table:table-cell>
          <table:table-cell table:formula="of:=([.E11]-[.$E$7])*[.$F$4]" office:value-type="float" office:value="0.00924752066115702" calcext:value-type="float">
            <text:p>0.0092</text:p>
          </table:table-cell>
          <table:table-cell table:formula="of:=([.D11]-[.$D$7])*[.$F$4]" office:value-type="float" office:value="0.00296694214876034" calcext:value-type="float">
            <text:p>0.002966942148760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12" calcext:value-type="float">
            <text:p>1912</text:p>
          </table:table-cell>
          <table:table-cell office:value-type="float" office:value="67.202" calcext:value-type="float">
            <text:p>67.202</text:p>
          </table:table-cell>
          <table:table-cell office:value-type="float" office:value="182.691" calcext:value-type="float">
            <text:p>182.691</text:p>
          </table:table-cell>
          <table:table-cell table:formula="of:=[.E12]-[.E11]" office:value-type="float" office:value="6.57400000000001" calcext:value-type="float">
            <text:p>6.574</text:p>
          </table:table-cell>
          <table:table-cell table:formula="of:=([.B12]-1)/[.$C$4]" office:value-type="float" office:value="0.0208333333333333" calcext:value-type="float">
            <text:p>0.0208</text:p>
          </table:table-cell>
          <table:table-cell table:formula="of:=([.E12]-[.$E$7])*[.$F$4]" office:value-type="float" office:value="0.0119640495867769" calcext:value-type="float">
            <text:p>0.0120</text:p>
          </table:table-cell>
          <table:table-cell table:formula="of:=([.D12]-[.$D$7])*[.$F$4]" office:value-type="float" office:value="0.00374834710743802" calcext:value-type="float">
            <text:p>0.003748347107438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21" calcext:value-type="float">
            <text:p>1921</text:p>
          </table:table-cell>
          <table:table-cell office:value-type="float" office:value="68.947" calcext:value-type="float">
            <text:p>68.947</text:p>
          </table:table-cell>
          <table:table-cell office:value-type="float" office:value="189.908" calcext:value-type="float">
            <text:p>189.908</text:p>
          </table:table-cell>
          <table:table-cell table:formula="of:=[.E13]-[.E12]" office:value-type="float" office:value="7.21699999999998" calcext:value-type="float">
            <text:p>7.217</text:p>
          </table:table-cell>
          <table:table-cell table:formula="of:=([.B13]-1)/[.$C$4]" office:value-type="float" office:value="0.025" calcext:value-type="float">
            <text:p>0.0250</text:p>
          </table:table-cell>
          <table:table-cell table:formula="of:=([.E13]-[.$E$7])*[.$F$4]" office:value-type="float" office:value="0.0149462809917355" calcext:value-type="float">
            <text:p>0.0149</text:p>
          </table:table-cell>
          <table:table-cell table:formula="of:=([.D13]-[.$D$7])*[.$F$4]" office:value-type="float" office:value="0.00446942148760331" calcext:value-type="float">
            <text:p>0.0044694214876033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7" calcext:value-type="float">
            <text:p>1907</text:p>
          </table:table-cell>
          <table:table-cell office:value-type="float" office:value="70.843" calcext:value-type="float">
            <text:p>70.843</text:p>
          </table:table-cell>
          <table:table-cell office:value-type="float" office:value="197.128" calcext:value-type="float">
            <text:p>197.128</text:p>
          </table:table-cell>
          <table:table-cell table:formula="of:=[.E14]-[.E13]" office:value-type="float" office:value="7.22" calcext:value-type="float">
            <text:p>7.220</text:p>
          </table:table-cell>
          <table:table-cell table:formula="of:=([.B14]-1)/[.$C$4]" office:value-type="float" office:value="0.0291666666666667" calcext:value-type="float">
            <text:p>0.0292</text:p>
          </table:table-cell>
          <table:table-cell table:formula="of:=([.E14]-[.$E$7])*[.$F$4]" office:value-type="float" office:value="0.0179297520661157" calcext:value-type="float">
            <text:p>0.0179</text:p>
          </table:table-cell>
          <table:table-cell table:formula="of:=([.D14]-[.$D$7])*[.$F$4]" office:value-type="float" office:value="0.00525289256198348" calcext:value-type="float">
            <text:p>0.0052528925619834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20" calcext:value-type="float">
            <text:p>1920</text:p>
          </table:table-cell>
          <table:table-cell office:value-type="float" office:value="72.76" calcext:value-type="float">
            <text:p>72.760</text:p>
          </table:table-cell>
          <table:table-cell office:value-type="float" office:value="204.96" calcext:value-type="float">
            <text:p>204.960</text:p>
          </table:table-cell>
          <table:table-cell table:formula="of:=[.E15]-[.E14]" office:value-type="float" office:value="7.83200000000002" calcext:value-type="float">
            <text:p>7.832</text:p>
          </table:table-cell>
          <table:table-cell table:formula="of:=([.B15]-1)/[.$C$4]" office:value-type="float" office:value="0.0333333333333333" calcext:value-type="float">
            <text:p>0.0333</text:p>
          </table:table-cell>
          <table:table-cell table:formula="of:=([.E15]-[.$E$7])*[.$F$4]" office:value-type="float" office:value="0.0211661157024793" calcext:value-type="float">
            <text:p>0.0212</text:p>
          </table:table-cell>
          <table:table-cell table:formula="of:=([.D15]-[.$D$7])*[.$F$4]" office:value-type="float" office:value="0.00604504132231406" calcext:value-type="float">
            <text:p>0.0060450413223140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29" calcext:value-type="float">
            <text:p>1929</text:p>
          </table:table-cell>
          <table:table-cell office:value-type="float" office:value="74.676" calcext:value-type="float">
            <text:p>74.676</text:p>
          </table:table-cell>
          <table:table-cell office:value-type="float" office:value="213.187" calcext:value-type="float">
            <text:p>213.187</text:p>
          </table:table-cell>
          <table:table-cell table:formula="of:=[.E16]-[.E15]" office:value-type="float" office:value="8.227" calcext:value-type="float">
            <text:p>8.227</text:p>
          </table:table-cell>
          <table:table-cell table:formula="of:=([.B16]-1)/[.$C$4]" office:value-type="float" office:value="0.0375" calcext:value-type="float">
            <text:p>0.0375</text:p>
          </table:table-cell>
          <table:table-cell table:formula="of:=([.E16]-[.$E$7])*[.$F$4]" office:value-type="float" office:value="0.0245657024793389" calcext:value-type="float">
            <text:p>0.0246</text:p>
          </table:table-cell>
          <table:table-cell table:formula="of:=([.D16]-[.$D$7])*[.$F$4]" office:value-type="float" office:value="0.00683677685950414" calcext:value-type="float">
            <text:p>0.0068367768595041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23" calcext:value-type="float">
            <text:p>1923</text:p>
          </table:table-cell>
          <table:table-cell office:value-type="float" office:value="76.595" calcext:value-type="float">
            <text:p>76.595</text:p>
          </table:table-cell>
          <table:table-cell office:value-type="float" office:value="221.748" calcext:value-type="float">
            <text:p>221.748</text:p>
          </table:table-cell>
          <table:table-cell table:formula="of:=[.E17]-[.E16]" office:value-type="float" office:value="8.56099999999998" calcext:value-type="float">
            <text:p>8.561</text:p>
          </table:table-cell>
          <table:table-cell table:formula="of:=([.B17]-1)/[.$C$4]" office:value-type="float" office:value="0.0416666666666667" calcext:value-type="float">
            <text:p>0.0417</text:p>
          </table:table-cell>
          <table:table-cell table:formula="of:=([.E17]-[.$E$7])*[.$F$4]" office:value-type="float" office:value="0.028103305785124" calcext:value-type="float">
            <text:p>0.0281</text:p>
          </table:table-cell>
          <table:table-cell table:formula="of:=([.D17]-[.$D$7])*[.$F$4]" office:value-type="float" office:value="0.00762975206611571" calcext:value-type="float">
            <text:p>0.0076297520661157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39" calcext:value-type="float">
            <text:p>1939</text:p>
          </table:table-cell>
          <table:table-cell office:value-type="float" office:value="78.438" calcext:value-type="float">
            <text:p>78.438</text:p>
          </table:table-cell>
          <table:table-cell office:value-type="float" office:value="230.733" calcext:value-type="float">
            <text:p>230.733</text:p>
          </table:table-cell>
          <table:table-cell table:formula="of:=[.E18]-[.E17]" office:value-type="float" office:value="8.98500000000001" calcext:value-type="float">
            <text:p>8.985</text:p>
          </table:table-cell>
          <table:table-cell table:formula="of:=([.B18]-1)/[.$C$4]" office:value-type="float" office:value="0.0458333333333333" calcext:value-type="float">
            <text:p>0.0458</text:p>
          </table:table-cell>
          <table:table-cell table:formula="of:=([.E18]-[.$E$7])*[.$F$4]" office:value-type="float" office:value="0.0318161157024793" calcext:value-type="float">
            <text:p>0.0318</text:p>
          </table:table-cell>
          <table:table-cell table:formula="of:=([.D18]-[.$D$7])*[.$F$4]" office:value-type="float" office:value="0.00839132231404959" calcext:value-type="float">
            <text:p>0.0083913223140495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29" calcext:value-type="float">
            <text:p>1929</text:p>
          </table:table-cell>
          <table:table-cell office:value-type="float" office:value="80.342" calcext:value-type="float">
            <text:p>80.342</text:p>
          </table:table-cell>
          <table:table-cell office:value-type="float" office:value="239.979" calcext:value-type="float">
            <text:p>239.979</text:p>
          </table:table-cell>
          <table:table-cell table:formula="of:=[.E19]-[.E18]" office:value-type="float" office:value="9.24600000000001" calcext:value-type="float">
            <text:p>9.246</text:p>
          </table:table-cell>
          <table:table-cell table:formula="of:=([.B19]-1)/[.$C$4]" office:value-type="float" office:value="0.05" calcext:value-type="float">
            <text:p>0.0500</text:p>
          </table:table-cell>
          <table:table-cell table:formula="of:=([.E19]-[.$E$7])*[.$F$4]" office:value-type="float" office:value="0.0356367768595041" calcext:value-type="float">
            <text:p>0.0356</text:p>
          </table:table-cell>
          <table:table-cell table:formula="of:=([.D19]-[.$D$7])*[.$F$4]" office:value-type="float" office:value="0.00917809917355372" calcext:value-type="float">
            <text:p>0.0091780991735537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 office:value-type="float" office:value="82.245" calcext:value-type="float">
            <text:p>82.245</text:p>
          </table:table-cell>
          <table:table-cell office:value-type="float" office:value="249.896" calcext:value-type="float">
            <text:p>249.896</text:p>
          </table:table-cell>
          <table:table-cell table:formula="of:=[.E20]-[.E19]" office:value-type="float" office:value="9.91699999999997" calcext:value-type="float">
            <text:p>9.917</text:p>
          </table:table-cell>
          <table:table-cell table:formula="of:=([.B20]-1)/[.$C$4]" office:value-type="float" office:value="0.0541666666666667" calcext:value-type="float">
            <text:p>0.0542</text:p>
          </table:table-cell>
          <table:table-cell table:formula="of:=([.E20]-[.$E$7])*[.$F$4]" office:value-type="float" office:value="0.0397347107438016" calcext:value-type="float">
            <text:p>0.0397</text:p>
          </table:table-cell>
          <table:table-cell table:formula="of:=([.D20]-[.$D$7])*[.$F$4]" office:value-type="float" office:value="0.00996446280991736" calcext:value-type="float">
            <text:p>0.0099644628099173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84.139" calcext:value-type="float">
            <text:p>84.139</text:p>
          </table:table-cell>
          <table:table-cell office:value-type="float" office:value="260.038" calcext:value-type="float">
            <text:p>260.038</text:p>
          </table:table-cell>
          <table:table-cell table:formula="of:=[.E21]-[.E20]" office:value-type="float" office:value="10.142" calcext:value-type="float">
            <text:p>10.142</text:p>
          </table:table-cell>
          <table:table-cell table:formula="of:=([.B21]-1)/[.$C$4]" office:value-type="float" office:value="0.0583333333333333" calcext:value-type="float">
            <text:p>0.0583</text:p>
          </table:table-cell>
          <table:table-cell table:formula="of:=([.E21]-[.$E$7])*[.$F$4]" office:value-type="float" office:value="0.0439256198347108" calcext:value-type="float">
            <text:p>0.0439</text:p>
          </table:table-cell>
          <table:table-cell table:formula="of:=([.D21]-[.$D$7])*[.$F$4]" office:value-type="float" office:value="0.0107471074380165" calcext:value-type="float">
            <text:p>0.010747107438016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55" calcext:value-type="float">
            <text:p>1955</text:p>
          </table:table-cell>
          <table:table-cell office:value-type="float" office:value="86.139" calcext:value-type="float">
            <text:p>86.139</text:p>
          </table:table-cell>
          <table:table-cell office:value-type="float" office:value="270.692" calcext:value-type="float">
            <text:p>270.692</text:p>
          </table:table-cell>
          <table:table-cell table:formula="of:=[.E22]-[.E21]" office:value-type="float" office:value="10.654" calcext:value-type="float">
            <text:p>10.654</text:p>
          </table:table-cell>
          <table:table-cell table:formula="of:=([.B22]-1)/[.$C$4]" office:value-type="float" office:value="0.0625" calcext:value-type="float">
            <text:p>0.0625</text:p>
          </table:table-cell>
          <table:table-cell table:formula="of:=([.E22]-[.$E$7])*[.$F$4]" office:value-type="float" office:value="0.0483280991735537" calcext:value-type="float">
            <text:p>0.0483</text:p>
          </table:table-cell>
          <table:table-cell table:formula="of:=([.D22]-[.$D$7])*[.$F$4]" office:value-type="float" office:value="0.0115735537190083" calcext:value-type="float">
            <text:p>0.011573553719008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86" calcext:value-type="float">
            <text:p>1986</text:p>
          </table:table-cell>
          <table:table-cell office:value-type="float" office:value="88.006" calcext:value-type="float">
            <text:p>88.006</text:p>
          </table:table-cell>
          <table:table-cell office:value-type="float" office:value="281.638" calcext:value-type="float">
            <text:p>281.638</text:p>
          </table:table-cell>
          <table:table-cell table:formula="of:=[.E23]-[.E22]" office:value-type="float" office:value="10.946" calcext:value-type="float">
            <text:p>10.946</text:p>
          </table:table-cell>
          <table:table-cell table:formula="of:=([.B23]-1)/[.$C$4]" office:value-type="float" office:value="0.0666666666666667" calcext:value-type="float">
            <text:p>0.0667</text:p>
          </table:table-cell>
          <table:table-cell table:formula="of:=([.E23]-[.$E$7])*[.$F$4]" office:value-type="float" office:value="0.0528512396694215" calcext:value-type="float">
            <text:p>0.0529</text:p>
          </table:table-cell>
          <table:table-cell table:formula="of:=([.D23]-[.$D$7])*[.$F$4]" office:value-type="float" office:value="0.0123450413223141" calcext:value-type="float">
            <text:p>0.012345041322314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3" calcext:value-type="float">
            <text:p>1973</text:p>
          </table:table-cell>
          <table:table-cell office:value-type="float" office:value="90.021" calcext:value-type="float">
            <text:p>90.021</text:p>
          </table:table-cell>
          <table:table-cell office:value-type="float" office:value="293.003" calcext:value-type="float">
            <text:p>293.003</text:p>
          </table:table-cell>
          <table:table-cell table:formula="of:=[.E24]-[.E23]" office:value-type="float" office:value="11.365" calcext:value-type="float">
            <text:p>11.365</text:p>
          </table:table-cell>
          <table:table-cell table:formula="of:=([.B24]-1)/[.$C$4]" office:value-type="float" office:value="0.0708333333333333" calcext:value-type="float">
            <text:p>0.0708</text:p>
          </table:table-cell>
          <table:table-cell table:formula="of:=([.E24]-[.$E$7])*[.$F$4]" office:value-type="float" office:value="0.057547520661157" calcext:value-type="float">
            <text:p>0.0575</text:p>
          </table:table-cell>
          <table:table-cell table:formula="of:=([.D24]-[.$D$7])*[.$F$4]" office:value-type="float" office:value="0.0131776859504132" calcext:value-type="float">
            <text:p>0.013177685950413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05" calcext:value-type="float">
            <text:p>2005</text:p>
          </table:table-cell>
          <table:table-cell office:value-type="float" office:value="91.98" calcext:value-type="float">
            <text:p>91.980</text:p>
          </table:table-cell>
          <table:table-cell office:value-type="float" office:value="304.874" calcext:value-type="float">
            <text:p>304.874</text:p>
          </table:table-cell>
          <table:table-cell table:formula="of:=[.E25]-[.E24]" office:value-type="float" office:value="11.871" calcext:value-type="float">
            <text:p>11.871</text:p>
          </table:table-cell>
          <table:table-cell table:formula="of:=([.B25]-1)/[.$C$4]" office:value-type="float" office:value="0.075" calcext:value-type="float">
            <text:p>0.0750</text:p>
          </table:table-cell>
          <table:table-cell table:formula="of:=([.E25]-[.$E$7])*[.$F$4]" office:value-type="float" office:value="0.0624528925619835" calcext:value-type="float">
            <text:p>0.0625</text:p>
          </table:table-cell>
          <table:table-cell table:formula="of:=([.D25]-[.$D$7])*[.$F$4]" office:value-type="float" office:value="0.0139871900826446" calcext:value-type="float">
            <text:p>0.013987190082644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  <table:table-cell office:value-type="float" office:value="94.038" calcext:value-type="float">
            <text:p>94.038</text:p>
          </table:table-cell>
          <table:table-cell office:value-type="float" office:value="317.024" calcext:value-type="float">
            <text:p>317.024</text:p>
          </table:table-cell>
          <table:table-cell table:formula="of:=[.E26]-[.E25]" office:value-type="float" office:value="12.15" calcext:value-type="float">
            <text:p>12.150</text:p>
          </table:table-cell>
          <table:table-cell table:formula="of:=([.B26]-1)/[.$C$4]" office:value-type="float" office:value="0.0791666666666667" calcext:value-type="float">
            <text:p>0.0792</text:p>
          </table:table-cell>
          <table:table-cell table:formula="of:=([.E26]-[.$E$7])*[.$F$4]" office:value-type="float" office:value="0.0674735537190083" calcext:value-type="float">
            <text:p>0.0675</text:p>
          </table:table-cell>
          <table:table-cell table:formula="of:=([.D26]-[.$D$7])*[.$F$4]" office:value-type="float" office:value="0.0148376033057851" calcext:value-type="float">
            <text:p>0.014837603305785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  <table:table-cell office:value-type="float" office:value="95.99" calcext:value-type="float">
            <text:p>95.990</text:p>
          </table:table-cell>
          <table:table-cell office:value-type="float" office:value="329.657" calcext:value-type="float">
            <text:p>329.657</text:p>
          </table:table-cell>
          <table:table-cell table:formula="of:=[.E27]-[.E26]" office:value-type="float" office:value="12.633" calcext:value-type="float">
            <text:p>12.633</text:p>
          </table:table-cell>
          <table:table-cell table:formula="of:=([.B27]-1)/[.$C$4]" office:value-type="float" office:value="0.0833333333333333" calcext:value-type="float">
            <text:p>0.0833</text:p>
          </table:table-cell>
          <table:table-cell table:formula="of:=([.E27]-[.$E$7])*[.$F$4]" office:value-type="float" office:value="0.0726938016528926" calcext:value-type="float">
            <text:p>0.0727</text:p>
          </table:table-cell>
          <table:table-cell table:formula="of:=([.D27]-[.$D$7])*[.$F$4]" office:value-type="float" office:value="0.0156442148760331" calcext:value-type="float">
            <text:p>0.015644214876033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38" calcext:value-type="float">
            <text:p>2038</text:p>
          </table:table-cell>
          <table:table-cell office:value-type="float" office:value="97.941" calcext:value-type="float">
            <text:p>97.941</text:p>
          </table:table-cell>
          <table:table-cell office:value-type="float" office:value="342.744" calcext:value-type="float">
            <text:p>342.744</text:p>
          </table:table-cell>
          <table:table-cell table:formula="of:=[.E28]-[.E27]" office:value-type="float" office:value="13.087" calcext:value-type="float">
            <text:p>13.087</text:p>
          </table:table-cell>
          <table:table-cell table:formula="of:=([.B28]-1)/[.$C$4]" office:value-type="float" office:value="0.0875" calcext:value-type="float">
            <text:p>0.0875</text:p>
          </table:table-cell>
          <table:table-cell table:formula="of:=([.E28]-[.$E$7])*[.$F$4]" office:value-type="float" office:value="0.078101652892562" calcext:value-type="float">
            <text:p>0.0781</text:p>
          </table:table-cell>
          <table:table-cell table:formula="of:=([.D28]-[.$D$7])*[.$F$4]" office:value-type="float" office:value="0.0164504132231405" calcext:value-type="float">
            <text:p>0.016450413223140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53" calcext:value-type="float">
            <text:p>2053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356.175" calcext:value-type="float">
            <text:p>356.175</text:p>
          </table:table-cell>
          <table:table-cell table:formula="of:=[.E29]-[.E28]" office:value-type="float" office:value="13.431" calcext:value-type="float">
            <text:p>13.431</text:p>
          </table:table-cell>
          <table:table-cell table:formula="of:=([.B29]-1)/[.$C$4]" office:value-type="float" office:value="0.0916666666666667" calcext:value-type="float">
            <text:p>0.0917</text:p>
          </table:table-cell>
          <table:table-cell table:formula="of:=([.E29]-[.$E$7])*[.$F$4]" office:value-type="float" office:value="0.083651652892562" calcext:value-type="float">
            <text:p>0.0837</text:p>
          </table:table-cell>
          <table:table-cell table:formula="of:=([.D29]-[.$D$7])*[.$F$4]" office:value-type="float" office:value="0.0173140495867769" calcext:value-type="float">
            <text:p>0.017314049586776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79" calcext:value-type="float">
            <text:p>2079</text:p>
          </table:table-cell>
          <table:table-cell office:value-type="float" office:value="102.037" calcext:value-type="float">
            <text:p>102.037</text:p>
          </table:table-cell>
          <table:table-cell office:value-type="float" office:value="370.173" calcext:value-type="float">
            <text:p>370.173</text:p>
          </table:table-cell>
          <table:table-cell table:formula="of:=[.E30]-[.E29]" office:value-type="float" office:value="13.998" calcext:value-type="float">
            <text:p>13.998</text:p>
          </table:table-cell>
          <table:table-cell table:formula="of:=([.B30]-1)/[.$C$4]" office:value-type="float" office:value="0.0958333333333333" calcext:value-type="float">
            <text:p>0.0958</text:p>
          </table:table-cell>
          <table:table-cell table:formula="of:=([.E30]-[.$E$7])*[.$F$4]" office:value-type="float" office:value="0.0894359504132231" calcext:value-type="float">
            <text:p>0.0894</text:p>
          </table:table-cell>
          <table:table-cell table:formula="of:=([.D30]-[.$D$7])*[.$F$4]" office:value-type="float" office:value="0.0181429752066116" calcext:value-type="float">
            <text:p>0.018142975206611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83" calcext:value-type="float">
            <text:p>2083</text:p>
          </table:table-cell>
          <table:table-cell office:value-type="float" office:value="104.112" calcext:value-type="float">
            <text:p>104.112</text:p>
          </table:table-cell>
          <table:table-cell office:value-type="float" office:value="384.37" calcext:value-type="float">
            <text:p>384.370</text:p>
          </table:table-cell>
          <table:table-cell table:formula="of:=[.E31]-[.E30]" office:value-type="float" office:value="14.197" calcext:value-type="float">
            <text:p>14.197</text:p>
          </table:table-cell>
          <table:table-cell table:formula="of:=([.B31]-1)/[.$C$4]" office:value-type="float" office:value="0.1" calcext:value-type="float">
            <text:p>0.1000</text:p>
          </table:table-cell>
          <table:table-cell table:formula="of:=([.E31]-[.$E$7])*[.$F$4]" office:value-type="float" office:value="0.095302479338843" calcext:value-type="float">
            <text:p>0.0953</text:p>
          </table:table-cell>
          <table:table-cell table:formula="of:=([.D31]-[.$D$7])*[.$F$4]" office:value-type="float" office:value="0.0190004132231405" calcext:value-type="float">
            <text:p>0.019000413223140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24" calcext:value-type="float">
            <text:p>2124</text:p>
          </table:table-cell>
          <table:table-cell office:value-type="float" office:value="106.213" calcext:value-type="float">
            <text:p>106.213</text:p>
          </table:table-cell>
          <table:table-cell office:value-type="float" office:value="399.378" calcext:value-type="float">
            <text:p>399.378</text:p>
          </table:table-cell>
          <table:table-cell table:formula="of:=[.E32]-[.E31]" office:value-type="float" office:value="15.008" calcext:value-type="float">
            <text:p>15.008</text:p>
          </table:table-cell>
          <table:table-cell table:formula="of:=([.B32]-1)/[.$C$4]" office:value-type="float" office:value="0.104166666666667" calcext:value-type="float">
            <text:p>0.1042</text:p>
          </table:table-cell>
          <table:table-cell table:formula="of:=([.E32]-[.$E$7])*[.$F$4]" office:value-type="float" office:value="0.101504132231405" calcext:value-type="float">
            <text:p>0.1015</text:p>
          </table:table-cell>
          <table:table-cell table:formula="of:=([.D32]-[.$D$7])*[.$F$4]" office:value-type="float" office:value="0.0198685950413223" calcext:value-type="float">
            <text:p>0.019868595041322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108.223" calcext:value-type="float">
            <text:p>108.223</text:p>
          </table:table-cell>
          <table:table-cell office:value-type="float" office:value="414.399" calcext:value-type="float">
            <text:p>414.399</text:p>
          </table:table-cell>
          <table:table-cell table:formula="of:=[.E33]-[.E32]" office:value-type="float" office:value="15.021" calcext:value-type="float">
            <text:p>15.021</text:p>
          </table:table-cell>
          <table:table-cell table:formula="of:=([.B33]-1)/[.$C$4]" office:value-type="float" office:value="0.108333333333333" calcext:value-type="float">
            <text:p>0.1083</text:p>
          </table:table-cell>
          <table:table-cell table:formula="of:=([.E33]-[.$E$7])*[.$F$4]" office:value-type="float" office:value="0.107711157024793" calcext:value-type="float">
            <text:p>0.1077</text:p>
          </table:table-cell>
          <table:table-cell table:formula="of:=([.D33]-[.$D$7])*[.$F$4]" office:value-type="float" office:value="0.020699173553719" calcext:value-type="float">
            <text:p>0.02069917355371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168" calcext:value-type="float">
            <text:p>2168</text:p>
          </table:table-cell>
          <table:table-cell office:value-type="float" office:value="110.34" calcext:value-type="float">
            <text:p>110.340</text:p>
          </table:table-cell>
          <table:table-cell office:value-type="float" office:value="430.082" calcext:value-type="float">
            <text:p>430.082</text:p>
          </table:table-cell>
          <table:table-cell table:formula="of:=[.E34]-[.E33]" office:value-type="float" office:value="15.683" calcext:value-type="float">
            <text:p>15.683</text:p>
          </table:table-cell>
          <table:table-cell table:formula="of:=([.B34]-1)/[.$C$4]" office:value-type="float" office:value="0.1125" calcext:value-type="float">
            <text:p>0.1125</text:p>
          </table:table-cell>
          <table:table-cell table:formula="of:=([.E34]-[.$E$7])*[.$F$4]" office:value-type="float" office:value="0.11419173553719" calcext:value-type="float">
            <text:p>0.1142</text:p>
          </table:table-cell>
          <table:table-cell table:formula="of:=([.D34]-[.$D$7])*[.$F$4]" office:value-type="float" office:value="0.0215739669421488" calcext:value-type="float">
            <text:p>0.021573966942148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98" calcext:value-type="float">
            <text:p>2198</text:p>
          </table:table-cell>
          <table:table-cell office:value-type="float" office:value="112.373" calcext:value-type="float">
            <text:p>112.373</text:p>
          </table:table-cell>
          <table:table-cell office:value-type="float" office:value="446.079" calcext:value-type="float">
            <text:p>446.079</text:p>
          </table:table-cell>
          <table:table-cell table:formula="of:=[.E35]-[.E34]" office:value-type="float" office:value="15.997" calcext:value-type="float">
            <text:p>15.997</text:p>
          </table:table-cell>
          <table:table-cell table:formula="of:=([.B35]-1)/[.$C$4]" office:value-type="float" office:value="0.116666666666667" calcext:value-type="float">
            <text:p>0.1167</text:p>
          </table:table-cell>
          <table:table-cell table:formula="of:=([.E35]-[.$E$7])*[.$F$4]" office:value-type="float" office:value="0.120802066115702" calcext:value-type="float">
            <text:p>0.1208</text:p>
          </table:table-cell>
          <table:table-cell table:formula="of:=([.D35]-[.$D$7])*[.$F$4]" office:value-type="float" office:value="0.0224140495867769" calcext:value-type="float">
            <text:p>0.022414049586776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04" calcext:value-type="float">
            <text:p>2204</text:p>
          </table:table-cell>
          <table:table-cell office:value-type="float" office:value="114.505" calcext:value-type="float">
            <text:p>114.505</text:p>
          </table:table-cell>
          <table:table-cell office:value-type="float" office:value="462.266" calcext:value-type="float">
            <text:p>462.266</text:p>
          </table:table-cell>
          <table:table-cell table:formula="of:=[.E36]-[.E35]" office:value-type="float" office:value="16.187" calcext:value-type="float">
            <text:p>16.187</text:p>
          </table:table-cell>
          <table:table-cell table:formula="of:=([.B36]-1)/[.$C$4]" office:value-type="float" office:value="0.120833333333333" calcext:value-type="float">
            <text:p>0.1208</text:p>
          </table:table-cell>
          <table:table-cell table:formula="of:=([.E36]-[.$E$7])*[.$F$4]" office:value-type="float" office:value="0.127490909090909" calcext:value-type="float">
            <text:p>0.1275</text:p>
          </table:table-cell>
          <table:table-cell table:formula="of:=([.D36]-[.$D$7])*[.$F$4]" office:value-type="float" office:value="0.0232950413223141" calcext:value-type="float">
            <text:p>0.023295041322314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246" calcext:value-type="float">
            <text:p>2246</text:p>
          </table:table-cell>
          <table:table-cell office:value-type="float" office:value="116.691" calcext:value-type="float">
            <text:p>116.691</text:p>
          </table:table-cell>
          <table:table-cell office:value-type="float" office:value="479.149" calcext:value-type="float">
            <text:p>479.149</text:p>
          </table:table-cell>
          <table:table-cell table:formula="of:=[.E37]-[.E36]" office:value-type="float" office:value="16.883" calcext:value-type="float">
            <text:p>16.883</text:p>
          </table:table-cell>
          <table:table-cell table:formula="of:=([.B37]-1)/[.$C$4]" office:value-type="float" office:value="0.125" calcext:value-type="float">
            <text:p>0.1250</text:p>
          </table:table-cell>
          <table:table-cell table:formula="of:=([.E37]-[.$E$7])*[.$F$4]" office:value-type="float" office:value="0.134467355371901" calcext:value-type="float">
            <text:p>0.1345</text:p>
          </table:table-cell>
          <table:table-cell table:formula="of:=([.D37]-[.$D$7])*[.$F$4]" office:value-type="float" office:value="0.024198347107438" calcext:value-type="float">
            <text:p>0.02419834710743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264" calcext:value-type="float">
            <text:p>2264</text:p>
          </table:table-cell>
          <table:table-cell office:value-type="float" office:value="118.946" calcext:value-type="float">
            <text:p>118.946</text:p>
          </table:table-cell>
          <table:table-cell office:value-type="float" office:value="496.052" calcext:value-type="float">
            <text:p>496.052</text:p>
          </table:table-cell>
          <table:table-cell table:formula="of:=[.E38]-[.E37]" office:value-type="float" office:value="16.903" calcext:value-type="float">
            <text:p>16.903</text:p>
          </table:table-cell>
          <table:table-cell table:formula="of:=([.B38]-1)/[.$C$4]" office:value-type="float" office:value="0.129166666666667" calcext:value-type="float">
            <text:p>0.1292</text:p>
          </table:table-cell>
          <table:table-cell table:formula="of:=([.E38]-[.$E$7])*[.$F$4]" office:value-type="float" office:value="0.141452066115703" calcext:value-type="float">
            <text:p>0.1415</text:p>
          </table:table-cell>
          <table:table-cell table:formula="of:=([.D38]-[.$D$7])*[.$F$4]" office:value-type="float" office:value="0.0251301652892562" calcext:value-type="float">
            <text:p>0.025130165289256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285" calcext:value-type="float">
            <text:p>2285</text:p>
          </table:table-cell>
          <table:table-cell office:value-type="float" office:value="121.257" calcext:value-type="float">
            <text:p>121.257</text:p>
          </table:table-cell>
          <table:table-cell office:value-type="float" office:value="513.651" calcext:value-type="float">
            <text:p>513.651</text:p>
          </table:table-cell>
          <table:table-cell table:formula="of:=[.E39]-[.E38]" office:value-type="float" office:value="17.5989999999999" calcext:value-type="float">
            <text:p>17.599</text:p>
          </table:table-cell>
          <table:table-cell table:formula="of:=([.B39]-1)/[.$C$4]" office:value-type="float" office:value="0.133333333333333" calcext:value-type="float">
            <text:p>0.1333</text:p>
          </table:table-cell>
          <table:table-cell table:formula="of:=([.E39]-[.$E$7])*[.$F$4]" office:value-type="float" office:value="0.148724380165289" calcext:value-type="float">
            <text:p>0.1487</text:p>
          </table:table-cell>
          <table:table-cell table:formula="of:=([.D39]-[.$D$7])*[.$F$4]" office:value-type="float" office:value="0.0260851239669422" calcext:value-type="float">
            <text:p>0.026085123966942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331" calcext:value-type="float">
            <text:p>2331</text:p>
          </table:table-cell>
          <table:table-cell office:value-type="float" office:value="123.413" calcext:value-type="float">
            <text:p>123.413</text:p>
          </table:table-cell>
          <table:table-cell office:value-type="float" office:value="531.345" calcext:value-type="float">
            <text:p>531.345</text:p>
          </table:table-cell>
          <table:table-cell table:formula="of:=[.E40]-[.E39]" office:value-type="float" office:value="17.6940000000001" calcext:value-type="float">
            <text:p>17.694</text:p>
          </table:table-cell>
          <table:table-cell table:formula="of:=([.B40]-1)/[.$C$4]" office:value-type="float" office:value="0.1375" calcext:value-type="float">
            <text:p>0.1375</text:p>
          </table:table-cell>
          <table:table-cell table:formula="of:=([.E40]-[.$E$7])*[.$F$4]" office:value-type="float" office:value="0.156035950413223" calcext:value-type="float">
            <text:p>0.1560</text:p>
          </table:table-cell>
          <table:table-cell table:formula="of:=([.D40]-[.$D$7])*[.$F$4]" office:value-type="float" office:value="0.0269760330578513" calcext:value-type="float">
            <text:p>0.02697603305785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373" calcext:value-type="float">
            <text:p>2373</text:p>
          </table:table-cell>
          <table:table-cell office:value-type="float" office:value="125.764" calcext:value-type="float">
            <text:p>125.764</text:p>
          </table:table-cell>
          <table:table-cell office:value-type="float" office:value="549.503" calcext:value-type="float">
            <text:p>549.503</text:p>
          </table:table-cell>
          <table:table-cell table:formula="of:=[.E41]-[.E40]" office:value-type="float" office:value="18.158" calcext:value-type="float">
            <text:p>18.158</text:p>
          </table:table-cell>
          <table:table-cell table:formula="of:=([.B41]-1)/[.$C$4]" office:value-type="float" office:value="0.141666666666667" calcext:value-type="float">
            <text:p>0.1417</text:p>
          </table:table-cell>
          <table:table-cell table:formula="of:=([.E41]-[.$E$7])*[.$F$4]" office:value-type="float" office:value="0.163539256198347" calcext:value-type="float">
            <text:p>0.1635</text:p>
          </table:table-cell>
          <table:table-cell table:formula="of:=([.D41]-[.$D$7])*[.$F$4]" office:value-type="float" office:value="0.027947520661157" calcext:value-type="float">
            <text:p>0.027947520661157</text:p>
          </table:table-cell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style-name="ce6" office:value-type="float" office:value="2425" calcext:value-type="float">
            <text:p>2425</text:p>
          </table:table-cell>
          <table:table-cell table:style-name="ce10" office:value-type="float" office:value="128.037" calcext:value-type="float">
            <text:p>128.037</text:p>
          </table:table-cell>
          <table:table-cell table:style-name="ce10" office:value-type="float" office:value="568.188" calcext:value-type="float">
            <text:p>568.188</text:p>
          </table:table-cell>
          <table:table-cell table:style-name="ce10" table:formula="of:=[.E42]-[.E41]" office:value-type="float" office:value="18.6849999999999" calcext:value-type="float">
            <text:p>18.685</text:p>
          </table:table-cell>
          <table:table-cell table:style-name="ce14" table:formula="of:=([.B42]-1)/[.$C$4]" office:value-type="float" office:value="0.145833333333333" calcext:value-type="float">
            <text:p>0.1458</text:p>
          </table:table-cell>
          <table:table-cell table:style-name="ce14" table:formula="of:=([.E42]-[.$E$7])*[.$F$4]" office:value-type="float" office:value="0.171260330578512" calcext:value-type="float">
            <text:p>0.1713</text:p>
          </table:table-cell>
          <table:table-cell table:formula="of:=([.D42]-[.$D$7])*[.$F$4]" office:value-type="float" office:value="0.0288867768595041" calcext:value-type="float">
            <text:p>0.0288867768595041</text:p>
          </table:table-cell>
        </table:table-row>
      </table:table>
      <table:table table:name="results3" table:style-name="ta1">
        <table:shapes>
          <draw:frame draw:z-index="0" draw:style-name="gr1" draw:text-style-name="P1" svg:width="15.999cm" svg:height="8.999cm" svg:x="0.646cm" svg:y="18.783cm">
            <draw:object draw:notify-on-update-of-ranges="results3.G7:results3.G39 results3.H7:results3.H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ce5"/>
        <table:table-column table:style-name="co14" table:default-cell-style-name="ce5"/>
        <table:table-column table:style-name="co15" table:default-cell-style-name="ce9"/>
        <table:table-column table:style-name="co5" table:default-cell-style-name="ce9"/>
        <table:table-column table:style-name="co16" table:default-cell-style-name="ce9"/>
        <table:table-column table:style-name="co5" table:number-columns-repeated="2" table:default-cell-style-name="ce13"/>
        <table:table-column table:style-name="co5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style-name="Default" office:value-type="string" calcext:value-type="string">
            <text:p>m/pixel</text:p>
          </table:table-cell>
          <table:table-cell table:style-name="Default" table:formula="of:=0.05/(303-176)" office:value-type="float" office:value="0.000393700787401575" calcext:value-type="float">
            <text:p>0.0003937007874015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X (pixels)</text:p>
          </table:table-cell>
          <table:table-cell table:style-name="ce3" office:value-type="string" calcext:value-type="string">
            <text:p>Y (pixels)</text:p>
          </table:table-cell>
          <table:table-cell table:style-name="ce3" office:value-type="string" calcext:value-type="string">
            <text:p>delta y (pixels)</text:p>
          </table:table-cell>
          <table:table-cell table:style-name="ce3" office:value-type="string" calcext:value-type="string">
            <text:p>Time (s)</text:p>
          </table:table-cell>
          <table:table-cell table:style-name="ce3" office:value-type="string" calcext:value-type="string">
            <text:p>Y-y_0 (m)</text:p>
          </table:table-cell>
          <table: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033" calcext:value-type="float">
            <text:p>2033</text:p>
          </table:table-cell>
          <table:table-cell table:style-name="ce8" office:value-type="float" office:value="59.3" calcext:value-type="float">
            <text:p>59.300</text:p>
          </table:table-cell>
          <table:table-cell table:style-name="ce8" office:value-type="float" office:value="161.087" calcext:value-type="float">
            <text:p>161.087</text:p>
          </table:table-cell>
          <table:table-cell table:style-name="ce8" office:value-type="float" office:value="0" calcext:value-type="float">
            <text:p>0.000</text:p>
          </table:table-cell>
          <table:table-cell table:style-name="ce12" table:formula="of:=([.B7]-1)/[.$C$4]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  <table:table-cell office:value-type="float" office:value="61.257" calcext:value-type="float">
            <text:p>61.257</text:p>
          </table:table-cell>
          <table:table-cell office:value-type="float" office:value="166.439" calcext:value-type="float">
            <text:p>166.439</text:p>
          </table:table-cell>
          <table:table-cell table:formula="of:=[.E8]-[.E7]" office:value-type="float" office:value="5.352" calcext:value-type="float">
            <text:p>5.352</text:p>
          </table:table-cell>
          <table:table-cell table:formula="of:=([.B8]-1)/[.$C$4]" office:value-type="float" office:value="0.00416666666666667" calcext:value-type="float">
            <text:p>0.0042</text:p>
          </table:table-cell>
          <table:table-cell table:formula="of:=([.E8]-[.$E$7])*[.$F$4]" office:value-type="float" office:value="0.00210708661417323" calcext:value-type="float">
            <text:p>0.0021</text:p>
          </table:table-cell>
          <table:table-cell table:formula="of:=([.D8]-[.$D$7])*[.$F$4]" office:value-type="float" office:value="0.000770472440944883" calcext:value-type="float">
            <text:p>0.0007704724409448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46" calcext:value-type="float">
            <text:p>2046</text:p>
          </table:table-cell>
          <table:table-cell office:value-type="float" office:value="63.131" calcext:value-type="float">
            <text:p>63.131</text:p>
          </table:table-cell>
          <table:table-cell office:value-type="float" office:value="171.961" calcext:value-type="float">
            <text:p>171.961</text:p>
          </table:table-cell>
          <table:table-cell table:formula="of:=[.E9]-[.E8]" office:value-type="float" office:value="5.52200000000002" calcext:value-type="float">
            <text:p>5.522</text:p>
          </table:table-cell>
          <table:table-cell table:formula="of:=([.B9]-1)/[.$C$4]" office:value-type="float" office:value="0.00833333333333333" calcext:value-type="float">
            <text:p>0.0083</text:p>
          </table:table-cell>
          <table:table-cell table:formula="of:=([.E9]-[.$E$7])*[.$F$4]" office:value-type="float" office:value="0.00428110236220473" calcext:value-type="float">
            <text:p>0.0043</text:p>
          </table:table-cell>
          <table:table-cell table:formula="of:=([.D9]-[.$D$7])*[.$F$4]" office:value-type="float" office:value="0.00150826771653544" calcext:value-type="float">
            <text:p>0.001508267716535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52" calcext:value-type="float">
            <text:p>2052</text:p>
          </table:table-cell>
          <table:table-cell office:value-type="float" office:value="65.114" calcext:value-type="float">
            <text:p>65.114</text:p>
          </table:table-cell>
          <table:table-cell office:value-type="float" office:value="178.154" calcext:value-type="float">
            <text:p>178.154</text:p>
          </table:table-cell>
          <table:table-cell table:formula="of:=[.E10]-[.E9]" office:value-type="float" office:value="6.19299999999998" calcext:value-type="float">
            <text:p>6.193</text:p>
          </table:table-cell>
          <table:table-cell table:formula="of:=([.B10]-1)/[.$C$4]" office:value-type="float" office:value="0.0125" calcext:value-type="float">
            <text:p>0.0125</text:p>
          </table:table-cell>
          <table:table-cell table:formula="of:=([.E10]-[.$E$7])*[.$F$4]" office:value-type="float" office:value="0.00671929133858268" calcext:value-type="float">
            <text:p>0.0067</text:p>
          </table:table-cell>
          <table:table-cell table:formula="of:=([.D10]-[.$D$7])*[.$F$4]" office:value-type="float" office:value="0.00228897637795276" calcext:value-type="float">
            <text:p>0.002288976377952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76" calcext:value-type="float">
            <text:p>2076</text:p>
          </table:table-cell>
          <table:table-cell office:value-type="float" office:value="67.19" calcext:value-type="float">
            <text:p>67.190</text:p>
          </table:table-cell>
          <table:table-cell office:value-type="float" office:value="184.559" calcext:value-type="float">
            <text:p>184.559</text:p>
          </table:table-cell>
          <table:table-cell table:formula="of:=[.E11]-[.E10]" office:value-type="float" office:value="6.405" calcext:value-type="float">
            <text:p>6.405</text:p>
          </table:table-cell>
          <table:table-cell table:formula="of:=([.B11]-1)/[.$C$4]" office:value-type="float" office:value="0.0166666666666667" calcext:value-type="float">
            <text:p>0.0167</text:p>
          </table:table-cell>
          <table:table-cell table:formula="of:=([.E11]-[.$E$7])*[.$F$4]" office:value-type="float" office:value="0.00924094488188977" calcext:value-type="float">
            <text:p>0.0092</text:p>
          </table:table-cell>
          <table:table-cell table:formula="of:=([.D11]-[.$D$7])*[.$F$4]" office:value-type="float" office:value="0.00310629921259843" calcext:value-type="float">
            <text:p>0.0031062992125984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49" calcext:value-type="float">
            <text:p>2049</text:p>
          </table:table-cell>
          <table:table-cell office:value-type="float" office:value="69.189" calcext:value-type="float">
            <text:p>69.189</text:p>
          </table:table-cell>
          <table:table-cell office:value-type="float" office:value="191.52" calcext:value-type="float">
            <text:p>191.520</text:p>
          </table:table-cell>
          <table:table-cell table:formula="of:=[.E12]-[.E11]" office:value-type="float" office:value="6.96100000000001" calcext:value-type="float">
            <text:p>6.961</text:p>
          </table:table-cell>
          <table:table-cell table:formula="of:=([.B12]-1)/[.$C$4]" office:value-type="float" office:value="0.0208333333333333" calcext:value-type="float">
            <text:p>0.0208</text:p>
          </table:table-cell>
          <table:table-cell table:formula="of:=([.E12]-[.$E$7])*[.$F$4]" office:value-type="float" office:value="0.0119814960629921" calcext:value-type="float">
            <text:p>0.0120</text:p>
          </table:table-cell>
          <table:table-cell table:formula="of:=([.D12]-[.$D$7])*[.$F$4]" office:value-type="float" office:value="0.00389330708661417" calcext:value-type="float">
            <text:p>0.003893307086614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71" calcext:value-type="float">
            <text:p>2071</text:p>
          </table:table-cell>
          <table:table-cell office:value-type="float" office:value="71.28" calcext:value-type="float">
            <text:p>71.280</text:p>
          </table:table-cell>
          <table:table-cell office:value-type="float" office:value="198.833" calcext:value-type="float">
            <text:p>198.833</text:p>
          </table:table-cell>
          <table:table-cell table:formula="of:=[.E13]-[.E12]" office:value-type="float" office:value="7.31299999999999" calcext:value-type="float">
            <text:p>7.313</text:p>
          </table:table-cell>
          <table:table-cell table:formula="of:=([.B13]-1)/[.$C$4]" office:value-type="float" office:value="0.025" calcext:value-type="float">
            <text:p>0.0250</text:p>
          </table:table-cell>
          <table:table-cell table:formula="of:=([.E13]-[.$E$7])*[.$F$4]" office:value-type="float" office:value="0.0148606299212598" calcext:value-type="float">
            <text:p>0.0149</text:p>
          </table:table-cell>
          <table:table-cell table:formula="of:=([.D13]-[.$D$7])*[.$F$4]" office:value-type="float" office:value="0.00471653543307087" calcext:value-type="float">
            <text:p>0.004716535433070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53" calcext:value-type="float">
            <text:p>2053</text:p>
          </table:table-cell>
          <table:table-cell office:value-type="float" office:value="73.365" calcext:value-type="float">
            <text:p>73.365</text:p>
          </table:table-cell>
          <table:table-cell office:value-type="float" office:value="206.43" calcext:value-type="float">
            <text:p>206.430</text:p>
          </table:table-cell>
          <table:table-cell table:formula="of:=[.E14]-[.E13]" office:value-type="float" office:value="7.59700000000001" calcext:value-type="float">
            <text:p>7.597</text:p>
          </table:table-cell>
          <table:table-cell table:formula="of:=([.B14]-1)/[.$C$4]" office:value-type="float" office:value="0.0291666666666667" calcext:value-type="float">
            <text:p>0.0292</text:p>
          </table:table-cell>
          <table:table-cell table:formula="of:=([.E14]-[.$E$7])*[.$F$4]" office:value-type="float" office:value="0.0178515748031496" calcext:value-type="float">
            <text:p>0.0179</text:p>
          </table:table-cell>
          <table:table-cell table:formula="of:=([.D14]-[.$D$7])*[.$F$4]" office:value-type="float" office:value="0.00553740157480315" calcext:value-type="float">
            <text:p>0.0055374015748031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82" calcext:value-type="float">
            <text:p>2082</text:p>
          </table:table-cell>
          <table:table-cell office:value-type="float" office:value="75.507" calcext:value-type="float">
            <text:p>75.507</text:p>
          </table:table-cell>
          <table:table-cell office:value-type="float" office:value="214.701" calcext:value-type="float">
            <text:p>214.701</text:p>
          </table:table-cell>
          <table:table-cell table:formula="of:=[.E15]-[.E14]" office:value-type="float" office:value="8.27099999999999" calcext:value-type="float">
            <text:p>8.271</text:p>
          </table:table-cell>
          <table:table-cell table:formula="of:=([.B15]-1)/[.$C$4]" office:value-type="float" office:value="0.0333333333333333" calcext:value-type="float">
            <text:p>0.0333</text:p>
          </table:table-cell>
          <table:table-cell table:formula="of:=([.E15]-[.$E$7])*[.$F$4]" office:value-type="float" office:value="0.021107874015748" calcext:value-type="float">
            <text:p>0.0211</text:p>
          </table:table-cell>
          <table:table-cell table:formula="of:=([.D15]-[.$D$7])*[.$F$4]" office:value-type="float" office:value="0.00638070866141733" calcext:value-type="float">
            <text:p>0.006380708661417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0" calcext:value-type="float">
            <text:p>2070</text:p>
          </table:table-cell>
          <table:table-cell office:value-type="float" office:value="77.671" calcext:value-type="float">
            <text:p>77.671</text:p>
          </table:table-cell>
          <table:table-cell office:value-type="float" office:value="223.208" calcext:value-type="float">
            <text:p>223.208</text:p>
          </table:table-cell>
          <table:table-cell table:formula="of:=[.E16]-[.E15]" office:value-type="float" office:value="8.50700000000001" calcext:value-type="float">
            <text:p>8.507</text:p>
          </table:table-cell>
          <table:table-cell table:formula="of:=([.B16]-1)/[.$C$4]" office:value-type="float" office:value="0.0375" calcext:value-type="float">
            <text:p>0.0375</text:p>
          </table:table-cell>
          <table:table-cell table:formula="of:=([.E16]-[.$E$7])*[.$F$4]" office:value-type="float" office:value="0.0244570866141732" calcext:value-type="float">
            <text:p>0.0245</text:p>
          </table:table-cell>
          <table:table-cell table:formula="of:=([.D16]-[.$D$7])*[.$F$4]" office:value-type="float" office:value="0.00723267716535434" calcext:value-type="float">
            <text:p>0.0072326771653543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79" calcext:value-type="float">
            <text:p>2079</text:p>
          </table:table-cell>
          <table:table-cell office:value-type="float" office:value="79.848" calcext:value-type="float">
            <text:p>79.848</text:p>
          </table:table-cell>
          <table:table-cell office:value-type="float" office:value="232.173" calcext:value-type="float">
            <text:p>232.173</text:p>
          </table:table-cell>
          <table:table-cell table:formula="of:=[.E17]-[.E16]" office:value-type="float" office:value="8.965" calcext:value-type="float">
            <text:p>8.965</text:p>
          </table:table-cell>
          <table:table-cell table:formula="of:=([.B17]-1)/[.$C$4]" office:value-type="float" office:value="0.0416666666666667" calcext:value-type="float">
            <text:p>0.0417</text:p>
          </table:table-cell>
          <table:table-cell table:formula="of:=([.E17]-[.$E$7])*[.$F$4]" office:value-type="float" office:value="0.0279866141732284" calcext:value-type="float">
            <text:p>0.0280</text:p>
          </table:table-cell>
          <table:table-cell table:formula="of:=([.D17]-[.$D$7])*[.$F$4]" office:value-type="float" office:value="0.00808976377952756" calcext:value-type="float">
            <text:p>0.0080897637795275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02" calcext:value-type="float">
            <text:p>2102</text:p>
          </table:table-cell>
          <table:table-cell office:value-type="float" office:value="81.915" calcext:value-type="float">
            <text:p>81.915</text:p>
          </table:table-cell>
          <table:table-cell office:value-type="float" office:value="241.586" calcext:value-type="float">
            <text:p>241.586</text:p>
          </table:table-cell>
          <table:table-cell table:formula="of:=[.E18]-[.E17]" office:value-type="float" office:value="9.41300000000001" calcext:value-type="float">
            <text:p>9.413</text:p>
          </table:table-cell>
          <table:table-cell table:formula="of:=([.B18]-1)/[.$C$4]" office:value-type="float" office:value="0.0458333333333333" calcext:value-type="float">
            <text:p>0.0458</text:p>
          </table:table-cell>
          <table:table-cell table:formula="of:=([.E18]-[.$E$7])*[.$F$4]" office:value-type="float" office:value="0.0316925196850394" calcext:value-type="float">
            <text:p>0.0317</text:p>
          </table:table-cell>
          <table:table-cell table:formula="of:=([.D18]-[.$D$7])*[.$F$4]" office:value-type="float" office:value="0.00890354330708662" calcext:value-type="float">
            <text:p>0.0089035433070866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85" calcext:value-type="float">
            <text:p>2085</text:p>
          </table:table-cell>
          <table:table-cell office:value-type="float" office:value="84.102" calcext:value-type="float">
            <text:p>84.102</text:p>
          </table:table-cell>
          <table:table-cell office:value-type="float" office:value="251.171" calcext:value-type="float">
            <text:p>251.171</text:p>
          </table:table-cell>
          <table:table-cell table:formula="of:=[.E19]-[.E18]" office:value-type="float" office:value="9.58499999999998" calcext:value-type="float">
            <text:p>9.585</text:p>
          </table:table-cell>
          <table:table-cell table:formula="of:=([.B19]-1)/[.$C$4]" office:value-type="float" office:value="0.05" calcext:value-type="float">
            <text:p>0.0500</text:p>
          </table:table-cell>
          <table:table-cell table:formula="of:=([.E19]-[.$E$7])*[.$F$4]" office:value-type="float" office:value="0.0354661417322835" calcext:value-type="float">
            <text:p>0.0355</text:p>
          </table:table-cell>
          <table:table-cell table:formula="of:=([.D19]-[.$D$7])*[.$F$4]" office:value-type="float" office:value="0.00976456692913387" calcext:value-type="float">
            <text:p>0.0097645669291338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10" calcext:value-type="float">
            <text:p>2110</text:p>
          </table:table-cell>
          <table:table-cell office:value-type="float" office:value="86.218" calcext:value-type="float">
            <text:p>86.218</text:p>
          </table:table-cell>
          <table:table-cell office:value-type="float" office:value="261.625" calcext:value-type="float">
            <text:p>261.625</text:p>
          </table:table-cell>
          <table:table-cell table:formula="of:=[.E20]-[.E19]" office:value-type="float" office:value="10.454" calcext:value-type="float">
            <text:p>10.454</text:p>
          </table:table-cell>
          <table:table-cell table:formula="of:=([.B20]-1)/[.$C$4]" office:value-type="float" office:value="0.0541666666666667" calcext:value-type="float">
            <text:p>0.0542</text:p>
          </table:table-cell>
          <table:table-cell table:formula="of:=([.E20]-[.$E$7])*[.$F$4]" office:value-type="float" office:value="0.0395818897637795" calcext:value-type="float">
            <text:p>0.0396</text:p>
          </table:table-cell>
          <table:table-cell table:formula="of:=([.D20]-[.$D$7])*[.$F$4]" office:value-type="float" office:value="0.0105976377952756" calcext:value-type="float">
            <text:p>0.010597637795275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03" calcext:value-type="float">
            <text:p>2103</text:p>
          </table:table-cell>
          <table:table-cell office:value-type="float" office:value="88.314" calcext:value-type="float">
            <text:p>88.314</text:p>
          </table:table-cell>
          <table:table-cell office:value-type="float" office:value="272.107" calcext:value-type="float">
            <text:p>272.107</text:p>
          </table:table-cell>
          <table:table-cell table:formula="of:=[.E21]-[.E20]" office:value-type="float" office:value="10.482" calcext:value-type="float">
            <text:p>10.482</text:p>
          </table:table-cell>
          <table:table-cell table:formula="of:=([.B21]-1)/[.$C$4]" office:value-type="float" office:value="0.0583333333333333" calcext:value-type="float">
            <text:p>0.0583</text:p>
          </table:table-cell>
          <table:table-cell table:formula="of:=([.E21]-[.$E$7])*[.$F$4]" office:value-type="float" office:value="0.0437086614173229" calcext:value-type="float">
            <text:p>0.0437</text:p>
          </table:table-cell>
          <table:table-cell table:formula="of:=([.D21]-[.$D$7])*[.$F$4]" office:value-type="float" office:value="0.0114228346456693" calcext:value-type="float">
            <text:p>0.01142283464566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17" calcext:value-type="float">
            <text:p>2117</text:p>
          </table:table-cell>
          <table:table-cell office:value-type="float" office:value="90.572" calcext:value-type="float">
            <text:p>90.572</text:p>
          </table:table-cell>
          <table:table-cell office:value-type="float" office:value="283.15" calcext:value-type="float">
            <text:p>283.150</text:p>
          </table:table-cell>
          <table:table-cell table:formula="of:=[.E22]-[.E21]" office:value-type="float" office:value="11.043" calcext:value-type="float">
            <text:p>11.043</text:p>
          </table:table-cell>
          <table:table-cell table:formula="of:=([.B22]-1)/[.$C$4]" office:value-type="float" office:value="0.0625" calcext:value-type="float">
            <text:p>0.0625</text:p>
          </table:table-cell>
          <table:table-cell table:formula="of:=([.E22]-[.$E$7])*[.$F$4]" office:value-type="float" office:value="0.0480562992125984" calcext:value-type="float">
            <text:p>0.0481</text:p>
          </table:table-cell>
          <table:table-cell table:formula="of:=([.D22]-[.$D$7])*[.$F$4]" office:value-type="float" office:value="0.0123118110236221" calcext:value-type="float">
            <text:p>0.01231181102362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32" calcext:value-type="float">
            <text:p>2132</text:p>
          </table:table-cell>
          <table:table-cell office:value-type="float" office:value="92.784" calcext:value-type="float">
            <text:p>92.784</text:p>
          </table:table-cell>
          <table:table-cell office:value-type="float" office:value="294.576" calcext:value-type="float">
            <text:p>294.576</text:p>
          </table:table-cell>
          <table:table-cell table:formula="of:=[.E23]-[.E22]" office:value-type="float" office:value="11.426" calcext:value-type="float">
            <text:p>11.426</text:p>
          </table:table-cell>
          <table:table-cell table:formula="of:=([.B23]-1)/[.$C$4]" office:value-type="float" office:value="0.0666666666666667" calcext:value-type="float">
            <text:p>0.0667</text:p>
          </table:table-cell>
          <table:table-cell table:formula="of:=([.E23]-[.$E$7])*[.$F$4]" office:value-type="float" office:value="0.0525547244094488" calcext:value-type="float">
            <text:p>0.0526</text:p>
          </table:table-cell>
          <table:table-cell table:formula="of:=([.D23]-[.$D$7])*[.$F$4]" office:value-type="float" office:value="0.0131826771653543" calcext:value-type="float">
            <text:p>0.01318267716535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33" calcext:value-type="float">
            <text:p>2133</text:p>
          </table:table-cell>
          <table:table-cell office:value-type="float" office:value="95.034" calcext:value-type="float">
            <text:p>95.034</text:p>
          </table:table-cell>
          <table:table-cell office:value-type="float" office:value="306.364" calcext:value-type="float">
            <text:p>306.364</text:p>
          </table:table-cell>
          <table:table-cell table:formula="of:=[.E24]-[.E23]" office:value-type="float" office:value="11.788" calcext:value-type="float">
            <text:p>11.788</text:p>
          </table:table-cell>
          <table:table-cell table:formula="of:=([.B24]-1)/[.$C$4]" office:value-type="float" office:value="0.0708333333333333" calcext:value-type="float">
            <text:p>0.0708</text:p>
          </table:table-cell>
          <table:table-cell table:formula="of:=([.E24]-[.$E$7])*[.$F$4]" office:value-type="float" office:value="0.0571956692913386" calcext:value-type="float">
            <text:p>0.0572</text:p>
          </table:table-cell>
          <table:table-cell table:formula="of:=([.D24]-[.$D$7])*[.$F$4]" office:value-type="float" office:value="0.0140685039370079" calcext:value-type="float">
            <text:p>0.014068503937007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62" calcext:value-type="float">
            <text:p>2162</text:p>
          </table:table-cell>
          <table:table-cell office:value-type="float" office:value="97.241" calcext:value-type="float">
            <text:p>97.241</text:p>
          </table:table-cell>
          <table:table-cell office:value-type="float" office:value="318.692" calcext:value-type="float">
            <text:p>318.692</text:p>
          </table:table-cell>
          <table:table-cell table:formula="of:=[.E25]-[.E24]" office:value-type="float" office:value="12.328" calcext:value-type="float">
            <text:p>12.328</text:p>
          </table:table-cell>
          <table:table-cell table:formula="of:=([.B25]-1)/[.$C$4]" office:value-type="float" office:value="0.075" calcext:value-type="float">
            <text:p>0.0750</text:p>
          </table:table-cell>
          <table:table-cell table:formula="of:=([.E25]-[.$E$7])*[.$F$4]" office:value-type="float" office:value="0.0620492125984252" calcext:value-type="float">
            <text:p>0.0620</text:p>
          </table:table-cell>
          <table:table-cell table:formula="of:=([.D25]-[.$D$7])*[.$F$4]" office:value-type="float" office:value="0.0149374015748032" calcext:value-type="float">
            <text:p>0.01493740157480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54" calcext:value-type="float">
            <text:p>2154</text:p>
          </table:table-cell>
          <table:table-cell office:value-type="float" office:value="99.552" calcext:value-type="float">
            <text:p>99.552</text:p>
          </table:table-cell>
          <table:table-cell office:value-type="float" office:value="331.276" calcext:value-type="float">
            <text:p>331.276</text:p>
          </table:table-cell>
          <table:table-cell table:formula="of:=[.E26]-[.E25]" office:value-type="float" office:value="12.584" calcext:value-type="float">
            <text:p>12.584</text:p>
          </table:table-cell>
          <table:table-cell table:formula="of:=([.B26]-1)/[.$C$4]" office:value-type="float" office:value="0.0791666666666667" calcext:value-type="float">
            <text:p>0.0792</text:p>
          </table:table-cell>
          <table:table-cell table:formula="of:=([.E26]-[.$E$7])*[.$F$4]" office:value-type="float" office:value="0.0670035433070866" calcext:value-type="float">
            <text:p>0.0670</text:p>
          </table:table-cell>
          <table:table-cell table:formula="of:=([.D26]-[.$D$7])*[.$F$4]" office:value-type="float" office:value="0.0158472440944882" calcext:value-type="float">
            <text:p>0.015847244094488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185" calcext:value-type="float">
            <text:p>2185</text:p>
          </table:table-cell>
          <table:table-cell office:value-type="float" office:value="101.864" calcext:value-type="float">
            <text:p>101.864</text:p>
          </table:table-cell>
          <table:table-cell office:value-type="float" office:value="344.402" calcext:value-type="float">
            <text:p>344.402</text:p>
          </table:table-cell>
          <table:table-cell table:formula="of:=[.E27]-[.E26]" office:value-type="float" office:value="13.126" calcext:value-type="float">
            <text:p>13.126</text:p>
          </table:table-cell>
          <table:table-cell table:formula="of:=([.B27]-1)/[.$C$4]" office:value-type="float" office:value="0.0833333333333333" calcext:value-type="float">
            <text:p>0.0833</text:p>
          </table:table-cell>
          <table:table-cell table:formula="of:=([.E27]-[.$E$7])*[.$F$4]" office:value-type="float" office:value="0.0721712598425197" calcext:value-type="float">
            <text:p>0.0722</text:p>
          </table:table-cell>
          <table:table-cell table:formula="of:=([.D27]-[.$D$7])*[.$F$4]" office:value-type="float" office:value="0.0167574803149606" calcext:value-type="float">
            <text:p>0.016757480314960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202" calcext:value-type="float">
            <text:p>2202</text:p>
          </table:table-cell>
          <table:table-cell office:value-type="float" office:value="104.183" calcext:value-type="float">
            <text:p>104.183</text:p>
          </table:table-cell>
          <table:table-cell office:value-type="float" office:value="357.727" calcext:value-type="float">
            <text:p>357.727</text:p>
          </table:table-cell>
          <table:table-cell table:formula="of:=[.E28]-[.E27]" office:value-type="float" office:value="13.325" calcext:value-type="float">
            <text:p>13.325</text:p>
          </table:table-cell>
          <table:table-cell table:formula="of:=([.B28]-1)/[.$C$4]" office:value-type="float" office:value="0.0875" calcext:value-type="float">
            <text:p>0.0875</text:p>
          </table:table-cell>
          <table:table-cell table:formula="of:=([.E28]-[.$E$7])*[.$F$4]" office:value-type="float" office:value="0.0774173228346457" calcext:value-type="float">
            <text:p>0.0774</text:p>
          </table:table-cell>
          <table:table-cell table:formula="of:=([.D28]-[.$D$7])*[.$F$4]" office:value-type="float" office:value="0.0176704724409449" calcext:value-type="float">
            <text:p>0.017670472440944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18" calcext:value-type="float">
            <text:p>2218</text:p>
          </table:table-cell>
          <table:table-cell office:value-type="float" office:value="106.488" calcext:value-type="float">
            <text:p>106.488</text:p>
          </table:table-cell>
          <table:table-cell office:value-type="float" office:value="371.827" calcext:value-type="float">
            <text:p>371.827</text:p>
          </table:table-cell>
          <table:table-cell table:formula="of:=[.E29]-[.E28]" office:value-type="float" office:value="14.1" calcext:value-type="float">
            <text:p>14.100</text:p>
          </table:table-cell>
          <table:table-cell table:formula="of:=([.B29]-1)/[.$C$4]" office:value-type="float" office:value="0.0916666666666667" calcext:value-type="float">
            <text:p>0.0917</text:p>
          </table:table-cell>
          <table:table-cell table:formula="of:=([.E29]-[.$E$7])*[.$F$4]" office:value-type="float" office:value="0.0829685039370079" calcext:value-type="float">
            <text:p>0.0830</text:p>
          </table:table-cell>
          <table:table-cell table:formula="of:=([.D29]-[.$D$7])*[.$F$4]" office:value-type="float" office:value="0.0185779527559055" calcext:value-type="float">
            <text:p>0.018577952755905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49" calcext:value-type="float">
            <text:p>2249</text:p>
          </table:table-cell>
          <table:table-cell office:value-type="float" office:value="108.783" calcext:value-type="float">
            <text:p>108.783</text:p>
          </table:table-cell>
          <table:table-cell office:value-type="float" office:value="386.284" calcext:value-type="float">
            <text:p>386.284</text:p>
          </table:table-cell>
          <table:table-cell table:formula="of:=[.E30]-[.E29]" office:value-type="float" office:value="14.457" calcext:value-type="float">
            <text:p>14.457</text:p>
          </table:table-cell>
          <table:table-cell table:formula="of:=([.B30]-1)/[.$C$4]" office:value-type="float" office:value="0.0958333333333333" calcext:value-type="float">
            <text:p>0.0958</text:p>
          </table:table-cell>
          <table:table-cell table:formula="of:=([.E30]-[.$E$7])*[.$F$4]" office:value-type="float" office:value="0.0886602362204724" calcext:value-type="float">
            <text:p>0.0887</text:p>
          </table:table-cell>
          <table:table-cell table:formula="of:=([.D30]-[.$D$7])*[.$F$4]" office:value-type="float" office:value="0.0194814960629921" calcext:value-type="float">
            <text:p>0.01948149606299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63" calcext:value-type="float">
            <text:p>2263</text:p>
          </table:table-cell>
          <table:table-cell office:value-type="float" office:value="111.153" calcext:value-type="float">
            <text:p>111.153</text:p>
          </table:table-cell>
          <table:table-cell office:value-type="float" office:value="400.972" calcext:value-type="float">
            <text:p>400.972</text:p>
          </table:table-cell>
          <table:table-cell table:formula="of:=[.E31]-[.E30]" office:value-type="float" office:value="14.688" calcext:value-type="float">
            <text:p>14.688</text:p>
          </table:table-cell>
          <table:table-cell table:formula="of:=([.B31]-1)/[.$C$4]" office:value-type="float" office:value="0.1" calcext:value-type="float">
            <text:p>0.1000</text:p>
          </table:table-cell>
          <table:table-cell table:formula="of:=([.E31]-[.$E$7])*[.$F$4]" office:value-type="float" office:value="0.0944429133858268" calcext:value-type="float">
            <text:p>0.0944</text:p>
          </table:table-cell>
          <table:table-cell table:formula="of:=([.D31]-[.$D$7])*[.$F$4]" office:value-type="float" office:value="0.0204145669291339" calcext:value-type="float">
            <text:p>0.020414566929133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98" calcext:value-type="float">
            <text:p>2298</text:p>
          </table:table-cell>
          <table:table-cell office:value-type="float" office:value="113.499" calcext:value-type="float">
            <text:p>113.499</text:p>
          </table:table-cell>
          <table:table-cell office:value-type="float" office:value="416.229" calcext:value-type="float">
            <text:p>416.229</text:p>
          </table:table-cell>
          <table:table-cell table:formula="of:=[.E32]-[.E31]" office:value-type="float" office:value="15.257" calcext:value-type="float">
            <text:p>15.257</text:p>
          </table:table-cell>
          <table:table-cell table:formula="of:=([.B32]-1)/[.$C$4]" office:value-type="float" office:value="0.104166666666667" calcext:value-type="float">
            <text:p>0.1042</text:p>
          </table:table-cell>
          <table:table-cell table:formula="of:=([.E32]-[.$E$7])*[.$F$4]" office:value-type="float" office:value="0.100449606299213" calcext:value-type="float">
            <text:p>0.1004</text:p>
          </table:table-cell>
          <table:table-cell table:formula="of:=([.D32]-[.$D$7])*[.$F$4]" office:value-type="float" office:value="0.021338188976378" calcext:value-type="float">
            <text:p>0.02133818897637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323" calcext:value-type="float">
            <text:p>2323</text:p>
          </table:table-cell>
          <table:table-cell office:value-type="float" office:value="115.928" calcext:value-type="float">
            <text:p>115.928</text:p>
          </table:table-cell>
          <table:table-cell office:value-type="float" office:value="431.836" calcext:value-type="float">
            <text:p>431.836</text:p>
          </table:table-cell>
          <table:table-cell table:formula="of:=[.E33]-[.E32]" office:value-type="float" office:value="15.607" calcext:value-type="float">
            <text:p>15.607</text:p>
          </table:table-cell>
          <table:table-cell table:formula="of:=([.B33]-1)/[.$C$4]" office:value-type="float" office:value="0.108333333333333" calcext:value-type="float">
            <text:p>0.1083</text:p>
          </table:table-cell>
          <table:table-cell table:formula="of:=([.E33]-[.$E$7])*[.$F$4]" office:value-type="float" office:value="0.106594094488189" calcext:value-type="float">
            <text:p>0.1066</text:p>
          </table:table-cell>
          <table:table-cell table:formula="of:=([.D33]-[.$D$7])*[.$F$4]" office:value-type="float" office:value="0.0222944881889764" calcext:value-type="float">
            <text:p>0.022294488188976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354" calcext:value-type="float">
            <text:p>2354</text:p>
          </table:table-cell>
          <table:table-cell office:value-type="float" office:value="118.321" calcext:value-type="float">
            <text:p>118.321</text:p>
          </table:table-cell>
          <table:table-cell office:value-type="float" office:value="448.03" calcext:value-type="float">
            <text:p>448.030</text:p>
          </table:table-cell>
          <table:table-cell table:formula="of:=[.E34]-[.E33]" office:value-type="float" office:value="16.194" calcext:value-type="float">
            <text:p>16.194</text:p>
          </table:table-cell>
          <table:table-cell table:formula="of:=([.B34]-1)/[.$C$4]" office:value-type="float" office:value="0.1125" calcext:value-type="float">
            <text:p>0.1125</text:p>
          </table:table-cell>
          <table:table-cell table:formula="of:=([.E34]-[.$E$7])*[.$F$4]" office:value-type="float" office:value="0.11296968503937" calcext:value-type="float">
            <text:p>0.1130</text:p>
          </table:table-cell>
          <table:table-cell table:formula="of:=([.D34]-[.$D$7])*[.$F$4]" office:value-type="float" office:value="0.0232366141732284" calcext:value-type="float">
            <text:p>0.023236614173228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368" calcext:value-type="float">
            <text:p>2368</text:p>
          </table:table-cell>
          <table:table-cell office:value-type="float" office:value="120.712" calcext:value-type="float">
            <text:p>120.712</text:p>
          </table:table-cell>
          <table:table-cell office:value-type="float" office:value="464.29" calcext:value-type="float">
            <text:p>464.290</text:p>
          </table:table-cell>
          <table:table-cell table:formula="of:=[.E35]-[.E34]" office:value-type="float" office:value="16.26" calcext:value-type="float">
            <text:p>16.260</text:p>
          </table:table-cell>
          <table:table-cell table:formula="of:=([.B35]-1)/[.$C$4]" office:value-type="float" office:value="0.116666666666667" calcext:value-type="float">
            <text:p>0.1167</text:p>
          </table:table-cell>
          <table:table-cell table:formula="of:=([.E35]-[.$E$7])*[.$F$4]" office:value-type="float" office:value="0.11937125984252" calcext:value-type="float">
            <text:p>0.1194</text:p>
          </table:table-cell>
          <table:table-cell table:formula="of:=([.D35]-[.$D$7])*[.$F$4]" office:value-type="float" office:value="0.0241779527559055" calcext:value-type="float">
            <text:p>0.02417795275590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81" calcext:value-type="float">
            <text:p>2381</text:p>
          </table:table-cell>
          <table:table-cell office:value-type="float" office:value="123.273" calcext:value-type="float">
            <text:p>123.273</text:p>
          </table:table-cell>
          <table:table-cell office:value-type="float" office:value="481.157" calcext:value-type="float">
            <text:p>481.157</text:p>
          </table:table-cell>
          <table:table-cell table:formula="of:=[.E36]-[.E35]" office:value-type="float" office:value="16.867" calcext:value-type="float">
            <text:p>16.867</text:p>
          </table:table-cell>
          <table:table-cell table:formula="of:=([.B36]-1)/[.$C$4]" office:value-type="float" office:value="0.120833333333333" calcext:value-type="float">
            <text:p>0.1208</text:p>
          </table:table-cell>
          <table:table-cell table:formula="of:=([.E36]-[.$E$7])*[.$F$4]" office:value-type="float" office:value="0.126011811023622" calcext:value-type="float">
            <text:p>0.1260</text:p>
          </table:table-cell>
          <table:table-cell table:formula="of:=([.D36]-[.$D$7])*[.$F$4]" office:value-type="float" office:value="0.025186220472441" calcext:value-type="float">
            <text:p>0.02518622047244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29" calcext:value-type="float">
            <text:p>2429</text:p>
          </table:table-cell>
          <table:table-cell office:value-type="float" office:value="125.801" calcext:value-type="float">
            <text:p>125.801</text:p>
          </table:table-cell>
          <table:table-cell office:value-type="float" office:value="498.375" calcext:value-type="float">
            <text:p>498.375</text:p>
          </table:table-cell>
          <table:table-cell table:formula="of:=[.E37]-[.E36]" office:value-type="float" office:value="17.218" calcext:value-type="float">
            <text:p>17.218</text:p>
          </table:table-cell>
          <table:table-cell table:formula="of:=([.B37]-1)/[.$C$4]" office:value-type="float" office:value="0.125" calcext:value-type="float">
            <text:p>0.1250</text:p>
          </table:table-cell>
          <table:table-cell table:formula="of:=([.E37]-[.$E$7])*[.$F$4]" office:value-type="float" office:value="0.132790551181102" calcext:value-type="float">
            <text:p>0.1328</text:p>
          </table:table-cell>
          <table:table-cell table:formula="of:=([.D37]-[.$D$7])*[.$F$4]" office:value-type="float" office:value="0.0261814960629921" calcext:value-type="float">
            <text:p>0.02618149606299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444" calcext:value-type="float">
            <text:p>2444</text:p>
          </table:table-cell>
          <table:table-cell office:value-type="float" office:value="128.415" calcext:value-type="float">
            <text:p>128.415</text:p>
          </table:table-cell>
          <table:table-cell office:value-type="float" office:value="515.731" calcext:value-type="float">
            <text:p>515.731</text:p>
          </table:table-cell>
          <table:table-cell table:formula="of:=[.E38]-[.E37]" office:value-type="float" office:value="17.356" calcext:value-type="float">
            <text:p>17.356</text:p>
          </table:table-cell>
          <table:table-cell table:formula="of:=([.B38]-1)/[.$C$4]" office:value-type="float" office:value="0.129166666666667" calcext:value-type="float">
            <text:p>0.1292</text:p>
          </table:table-cell>
          <table:table-cell table:formula="of:=([.E38]-[.$E$7])*[.$F$4]" office:value-type="float" office:value="0.139623622047244" calcext:value-type="float">
            <text:p>0.1396</text:p>
          </table:table-cell>
          <table:table-cell table:formula="of:=([.D38]-[.$D$7])*[.$F$4]" office:value-type="float" office:value="0.0272106299212599" calcext:value-type="float">
            <text:p>0.0272106299212599</text:p>
          </table:table-cell>
        </table:table-row>
        <table:table-row table:style-name="ro1">
          <table:table-cell/>
          <table:table-cell table:style-name="ce6" office:value-type="float" office:value="33" calcext:value-type="float">
            <text:p>33</text:p>
          </table:table-cell>
          <table:table-cell table:style-name="ce6" office:value-type="float" office:value="2498" calcext:value-type="float">
            <text:p>2498</text:p>
          </table:table-cell>
          <table:table-cell table:style-name="ce10" office:value-type="float" office:value="130.996" calcext:value-type="float">
            <text:p>130.996</text:p>
          </table:table-cell>
          <table:table-cell table:style-name="ce10" office:value-type="float" office:value="533.898" calcext:value-type="float">
            <text:p>533.898</text:p>
          </table:table-cell>
          <table:table-cell table:style-name="ce10" table:formula="of:=[.E39]-[.E38]" office:value-type="float" office:value="18.167" calcext:value-type="float">
            <text:p>18.167</text:p>
          </table:table-cell>
          <table:table-cell table:style-name="ce14" table:formula="of:=([.B39]-1)/[.$C$4]" office:value-type="float" office:value="0.133333333333333" calcext:value-type="float">
            <text:p>0.1333</text:p>
          </table:table-cell>
          <table:table-cell table:style-name="ce14" table:formula="of:=([.E39]-[.$E$7])*[.$F$4]" office:value-type="float" office:value="0.146775984251969" calcext:value-type="float">
            <text:p>0.1468</text:p>
          </table:table-cell>
          <table:table-cell table:formula="of:=([.D39]-[.$D$7])*[.$F$4]" office:value-type="float" office:value="0.0282267716535433" calcext:value-type="float">
            <text:p>0.0282267716535433</text:p>
          </table:table-cell>
        </table:table-row>
      </table:table>
      <table:table table:name="results4" table:style-name="ta1">
        <table:shapes>
          <draw:frame draw:z-index="0" draw:style-name="gr1" draw:text-style-name="P1" svg:width="15.993cm" svg:height="8.998cm" svg:x="0.824cm" svg:y="20.071cm">
            <draw:object draw:notify-on-update-of-ranges="results4.G7:results4.G43 results4.H7:results4.H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ce5"/>
        <table:table-column table:style-name="co14" table:default-cell-style-name="ce5"/>
        <table:table-column table:style-name="co17" table:default-cell-style-name="ce9"/>
        <table:table-column table:style-name="co5" table:default-cell-style-name="ce9"/>
        <table:table-column table:style-name="co18" table:default-cell-style-name="ce9"/>
        <table:table-column table:style-name="co5" table:number-columns-repeated="2" table:default-cell-style-name="ce13"/>
        <table:table-column table:style-name="co5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table:formula="of:=0.05/(316-193)" office:value-type="float" office:value="0.00040650406504065" calcext:value-type="float">
            <text:p>0.0004065040650406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X (pixels)</text:p>
          </table:table-cell>
          <table:table-cell table:style-name="ce3" office:value-type="string" calcext:value-type="string">
            <text:p>Y (pixels)</text:p>
          </table:table-cell>
          <table:table-cell table:style-name="ce3" office:value-type="string" calcext:value-type="string">
            <text:p>delta y (pixels)</text:p>
          </table:table-cell>
          <table:table-cell table:style-name="ce3" office:value-type="string" calcext:value-type="string">
            <text:p>Time (s)</text:p>
          </table:table-cell>
          <table:table-cell table:style-name="ce3" office:value-type="string" calcext:value-type="string">
            <text:p>Y-y_0 (m)</text:p>
          </table:table-cell>
          <table: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892" calcext:value-type="float">
            <text:p>1892</text:p>
          </table:table-cell>
          <table:table-cell table:style-name="ce8" office:value-type="float" office:value="56.931" calcext:value-type="float">
            <text:p>56.931</text:p>
          </table:table-cell>
          <table:table-cell table:style-name="ce8" office:value-type="float" office:value="177.927" calcext:value-type="float">
            <text:p>177.927</text:p>
          </table:table-cell>
          <table:table-cell table:style-name="ce8" office:value-type="float" office:value="0" calcext:value-type="float">
            <text:p>0.000</text:p>
          </table:table-cell>
          <table:table-cell table:style-name="ce12" table:formula="of:=([.B7]-1)/([.$C$4])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92" calcext:value-type="float">
            <text:p>1892</text:p>
          </table:table-cell>
          <table:table-cell office:value-type="float" office:value="58.981" calcext:value-type="float">
            <text:p>58.981</text:p>
          </table:table-cell>
          <table:table-cell office:value-type="float" office:value="182.801" calcext:value-type="float">
            <text:p>182.801</text:p>
          </table:table-cell>
          <table:table-cell table:formula="of:=[.E8]-[.E7]" office:value-type="float" office:value="4.874" calcext:value-type="float">
            <text:p>4.874</text:p>
          </table:table-cell>
          <table:table-cell table:formula="of:=([.B8]-1)/([.$C$4])" office:value-type="float" office:value="0.00416666666666667" calcext:value-type="float">
            <text:p>0.0042</text:p>
          </table:table-cell>
          <table:table-cell table:formula="of:=([.E8]-[.$E$7])*[.$F$4]" office:value-type="float" office:value="0.00198130081300813" calcext:value-type="float">
            <text:p>0.0020</text:p>
          </table:table-cell>
          <table:table-cell table:formula="of:=([.D8]-[.$D$7])*[.$F$4]" office:value-type="float" office:value="0.000833333333333334" calcext:value-type="float">
            <text:p>0.0008333333333333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14" calcext:value-type="float">
            <text:p>1914</text:p>
          </table:table-cell>
          <table:table-cell office:value-type="float" office:value="60.751" calcext:value-type="float">
            <text:p>60.751</text:p>
          </table:table-cell>
          <table:table-cell office:value-type="float" office:value="188.1" calcext:value-type="float">
            <text:p>188.100</text:p>
          </table:table-cell>
          <table:table-cell table:formula="of:=[.E9]-[.E8]" office:value-type="float" office:value="5.29900000000001" calcext:value-type="float">
            <text:p>5.299</text:p>
          </table:table-cell>
          <table:table-cell table:formula="of:=([.B9]-1)/([.$C$4])" office:value-type="float" office:value="0.00833333333333333" calcext:value-type="float">
            <text:p>0.0083</text:p>
          </table:table-cell>
          <table:table-cell table:formula="of:=([.E9]-[.$E$7])*[.$F$4]" office:value-type="float" office:value="0.00413536585365854" calcext:value-type="float">
            <text:p>0.0041</text:p>
          </table:table-cell>
          <table:table-cell table:formula="of:=([.D9]-[.$D$7])*[.$F$4]" office:value-type="float" office:value="0.00155284552845528" calcext:value-type="float">
            <text:p>0.001552845528455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91" calcext:value-type="float">
            <text:p>1891</text:p>
          </table:table-cell>
          <table:table-cell office:value-type="float" office:value="62.558" calcext:value-type="float">
            <text:p>62.558</text:p>
          </table:table-cell>
          <table:table-cell office:value-type="float" office:value="193.664" calcext:value-type="float">
            <text:p>193.664</text:p>
          </table:table-cell>
          <table:table-cell table:formula="of:=[.E10]-[.E9]" office:value-type="float" office:value="5.56399999999999" calcext:value-type="float">
            <text:p>5.564</text:p>
          </table:table-cell>
          <table:table-cell table:formula="of:=([.B10]-1)/([.$C$4])" office:value-type="float" office:value="0.0125" calcext:value-type="float">
            <text:p>0.0125</text:p>
          </table:table-cell>
          <table:table-cell table:formula="of:=([.E10]-[.$E$7])*[.$F$4]" office:value-type="float" office:value="0.00639715447154471" calcext:value-type="float">
            <text:p>0.0064</text:p>
          </table:table-cell>
          <table:table-cell table:formula="of:=([.D10]-[.$D$7])*[.$F$4]" office:value-type="float" office:value="0.00228739837398374" calcext:value-type="float">
            <text:p>0.0022873983739837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23" calcext:value-type="float">
            <text:p>1923</text:p>
          </table:table-cell>
          <table:table-cell office:value-type="float" office:value="64.45" calcext:value-type="float">
            <text:p>64.450</text:p>
          </table:table-cell>
          <table:table-cell office:value-type="float" office:value="199.869" calcext:value-type="float">
            <text:p>199.869</text:p>
          </table:table-cell>
          <table:table-cell table:formula="of:=[.E11]-[.E10]" office:value-type="float" office:value="6.20500000000001" calcext:value-type="float">
            <text:p>6.205</text:p>
          </table:table-cell>
          <table:table-cell table:formula="of:=([.B11]-1)/([.$C$4])" office:value-type="float" office:value="0.0166666666666667" calcext:value-type="float">
            <text:p>0.0167</text:p>
          </table:table-cell>
          <table:table-cell table:formula="of:=([.E11]-[.$E$7])*[.$F$4]" office:value-type="float" office:value="0.00891951219512195" calcext:value-type="float">
            <text:p>0.0089</text:p>
          </table:table-cell>
          <table:table-cell table:formula="of:=([.D11]-[.$D$7])*[.$F$4]" office:value-type="float" office:value="0.00305650406504065" calcext:value-type="float">
            <text:p>0.003056504065040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32" calcext:value-type="float">
            <text:p>1932</text:p>
          </table:table-cell>
          <table:table-cell office:value-type="float" office:value="66.409" calcext:value-type="float">
            <text:p>66.409</text:p>
          </table:table-cell>
          <table:table-cell office:value-type="float" office:value="206.24" calcext:value-type="float">
            <text:p>206.240</text:p>
          </table:table-cell>
          <table:table-cell table:formula="of:=[.E12]-[.E11]" office:value-type="float" office:value="6.37100000000001" calcext:value-type="float">
            <text:p>6.371</text:p>
          </table:table-cell>
          <table:table-cell table:formula="of:=([.B12]-1)/([.$C$4])" office:value-type="float" office:value="0.0208333333333333" calcext:value-type="float">
            <text:p>0.0208</text:p>
          </table:table-cell>
          <table:table-cell table:formula="of:=([.E12]-[.$E$7])*[.$F$4]" office:value-type="float" office:value="0.0115093495934959" calcext:value-type="float">
            <text:p>0.0115</text:p>
          </table:table-cell>
          <table:table-cell table:formula="of:=([.D12]-[.$D$7])*[.$F$4]" office:value-type="float" office:value="0.00385284552845528" calcext:value-type="float">
            <text:p>0.003852845528455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68.233" calcext:value-type="float">
            <text:p>68.233</text:p>
          </table:table-cell>
          <table:table-cell office:value-type="float" office:value="213.294" calcext:value-type="float">
            <text:p>213.294</text:p>
          </table:table-cell>
          <table:table-cell table:formula="of:=[.E13]-[.E12]" office:value-type="float" office:value="7.054" calcext:value-type="float">
            <text:p>7.054</text:p>
          </table:table-cell>
          <table:table-cell table:formula="of:=([.B13]-1)/([.$C$4])" office:value-type="float" office:value="0.025" calcext:value-type="float">
            <text:p>0.0250</text:p>
          </table:table-cell>
          <table:table-cell table:formula="of:=([.E13]-[.$E$7])*[.$F$4]" office:value-type="float" office:value="0.0143768292682927" calcext:value-type="float">
            <text:p>0.0144</text:p>
          </table:table-cell>
          <table:table-cell table:formula="of:=([.D13]-[.$D$7])*[.$F$4]" office:value-type="float" office:value="0.00459430894308943" calcext:value-type="float">
            <text:p>0.004594308943089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37" calcext:value-type="float">
            <text:p>1937</text:p>
          </table:table-cell>
          <table:table-cell office:value-type="float" office:value="70.149" calcext:value-type="float">
            <text:p>70.149</text:p>
          </table:table-cell>
          <table:table-cell office:value-type="float" office:value="220.824" calcext:value-type="float">
            <text:p>220.824</text:p>
          </table:table-cell>
          <table:table-cell table:formula="of:=[.E14]-[.E13]" office:value-type="float" office:value="7.53" calcext:value-type="float">
            <text:p>7.530</text:p>
          </table:table-cell>
          <table:table-cell table:formula="of:=([.B14]-1)/([.$C$4])" office:value-type="float" office:value="0.0291666666666667" calcext:value-type="float">
            <text:p>0.0292</text:p>
          </table:table-cell>
          <table:table-cell table:formula="of:=([.E14]-[.$E$7])*[.$F$4]" office:value-type="float" office:value="0.0174378048780488" calcext:value-type="float">
            <text:p>0.0174</text:p>
          </table:table-cell>
          <table:table-cell table:formula="of:=([.D14]-[.$D$7])*[.$F$4]" office:value-type="float" office:value="0.00537317073170731" calcext:value-type="float">
            <text:p>0.0053731707317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21" calcext:value-type="float">
            <text:p>1921</text:p>
          </table:table-cell>
          <table:table-cell office:value-type="float" office:value="72.024" calcext:value-type="float">
            <text:p>72.024</text:p>
          </table:table-cell>
          <table:table-cell office:value-type="float" office:value="228.546" calcext:value-type="float">
            <text:p>228.546</text:p>
          </table:table-cell>
          <table:table-cell table:formula="of:=[.E15]-[.E14]" office:value-type="float" office:value="7.72199999999998" calcext:value-type="float">
            <text:p>7.722</text:p>
          </table:table-cell>
          <table:table-cell table:formula="of:=([.B15]-1)/([.$C$4])" office:value-type="float" office:value="0.0333333333333333" calcext:value-type="float">
            <text:p>0.0333</text:p>
          </table:table-cell>
          <table:table-cell table:formula="of:=([.E15]-[.$E$7])*[.$F$4]" office:value-type="float" office:value="0.0205768292682927" calcext:value-type="float">
            <text:p>0.0206</text:p>
          </table:table-cell>
          <table:table-cell table:formula="of:=([.D15]-[.$D$7])*[.$F$4]" office:value-type="float" office:value="0.00613536585365853" calcext:value-type="float">
            <text:p>0.006135365853658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35" calcext:value-type="float">
            <text:p>1935</text:p>
          </table:table-cell>
          <table:table-cell office:value-type="float" office:value="74.046" calcext:value-type="float">
            <text:p>74.046</text:p>
          </table:table-cell>
          <table:table-cell office:value-type="float" office:value="236.73" calcext:value-type="float">
            <text:p>236.730</text:p>
          </table:table-cell>
          <table:table-cell table:formula="of:=[.E16]-[.E15]" office:value-type="float" office:value="8.184" calcext:value-type="float">
            <text:p>8.184</text:p>
          </table:table-cell>
          <table:table-cell table:formula="of:=([.B16]-1)/([.$C$4])" office:value-type="float" office:value="0.0375" calcext:value-type="float">
            <text:p>0.0375</text:p>
          </table:table-cell>
          <table:table-cell table:formula="of:=([.E16]-[.$E$7])*[.$F$4]" office:value-type="float" office:value="0.0239036585365854" calcext:value-type="float">
            <text:p>0.0239</text:p>
          </table:table-cell>
          <table:table-cell table:formula="of:=([.D16]-[.$D$7])*[.$F$4]" office:value-type="float" office:value="0.00695731707317073" calcext:value-type="float">
            <text:p>0.0069573170731707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12" calcext:value-type="float">
            <text:p>1912</text:p>
          </table:table-cell>
          <table:table-cell office:value-type="float" office:value="76.005" calcext:value-type="float">
            <text:p>76.005</text:p>
          </table:table-cell>
          <table:table-cell office:value-type="float" office:value="245.176" calcext:value-type="float">
            <text:p>245.176</text:p>
          </table:table-cell>
          <table:table-cell table:formula="of:=[.E17]-[.E16]" office:value-type="float" office:value="8.446" calcext:value-type="float">
            <text:p>8.446</text:p>
          </table:table-cell>
          <table:table-cell table:formula="of:=([.B17]-1)/([.$C$4])" office:value-type="float" office:value="0.0416666666666667" calcext:value-type="float">
            <text:p>0.0417</text:p>
          </table:table-cell>
          <table:table-cell table:formula="of:=([.E17]-[.$E$7])*[.$F$4]" office:value-type="float" office:value="0.0273369918699187" calcext:value-type="float">
            <text:p>0.0273</text:p>
          </table:table-cell>
          <table:table-cell table:formula="of:=([.D17]-[.$D$7])*[.$F$4]" office:value-type="float" office:value="0.00775365853658536" calcext:value-type="float">
            <text:p>0.007753658536585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35" calcext:value-type="float">
            <text:p>1935</text:p>
          </table:table-cell>
          <table:table-cell office:value-type="float" office:value="77.921" calcext:value-type="float">
            <text:p>77.921</text:p>
          </table:table-cell>
          <table:table-cell office:value-type="float" office:value="254.14" calcext:value-type="float">
            <text:p>254.140</text:p>
          </table:table-cell>
          <table:table-cell table:formula="of:=[.E18]-[.E17]" office:value-type="float" office:value="8.964" calcext:value-type="float">
            <text:p>8.964</text:p>
          </table:table-cell>
          <table:table-cell table:formula="of:=([.B18]-1)/([.$C$4])" office:value-type="float" office:value="0.0458333333333333" calcext:value-type="float">
            <text:p>0.0458</text:p>
          </table:table-cell>
          <table:table-cell table:formula="of:=([.E18]-[.$E$7])*[.$F$4]" office:value-type="float" office:value="0.0309808943089431" calcext:value-type="float">
            <text:p>0.0310</text:p>
          </table:table-cell>
          <table:table-cell table:formula="of:=([.D18]-[.$D$7])*[.$F$4]" office:value-type="float" office:value="0.00853252032520325" calcext:value-type="float">
            <text:p>0.008532520325203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  <table:table-cell office:value-type="float" office:value="79.871" calcext:value-type="float">
            <text:p>79.871</text:p>
          </table:table-cell>
          <table:table-cell office:value-type="float" office:value="263.477" calcext:value-type="float">
            <text:p>263.477</text:p>
          </table:table-cell>
          <table:table-cell table:formula="of:=[.E19]-[.E18]" office:value-type="float" office:value="9.33699999999999" calcext:value-type="float">
            <text:p>9.337</text:p>
          </table:table-cell>
          <table:table-cell table:formula="of:=([.B19]-1)/([.$C$4])" office:value-type="float" office:value="0.05" calcext:value-type="float">
            <text:p>0.0500</text:p>
          </table:table-cell>
          <table:table-cell table:formula="of:=([.E19]-[.$E$7])*[.$F$4]" office:value-type="float" office:value="0.0347764227642276" calcext:value-type="float">
            <text:p>0.0348</text:p>
          </table:table-cell>
          <table:table-cell table:formula="of:=([.D19]-[.$D$7])*[.$F$4]" office:value-type="float" office:value="0.00932520325203251" calcext:value-type="float">
            <text:p>0.0093252032520325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33" calcext:value-type="float">
            <text:p>1933</text:p>
          </table:table-cell>
          <table:table-cell office:value-type="float" office:value="81.941" calcext:value-type="float">
            <text:p>81.941</text:p>
          </table:table-cell>
          <table:table-cell office:value-type="float" office:value="273.117" calcext:value-type="float">
            <text:p>273.117</text:p>
          </table:table-cell>
          <table:table-cell table:formula="of:=[.E20]-[.E19]" office:value-type="float" office:value="9.64000000000004" calcext:value-type="float">
            <text:p>9.640</text:p>
          </table:table-cell>
          <table:table-cell table:formula="of:=([.B20]-1)/([.$C$4])" office:value-type="float" office:value="0.0541666666666667" calcext:value-type="float">
            <text:p>0.0542</text:p>
          </table:table-cell>
          <table:table-cell table:formula="of:=([.E20]-[.$E$7])*[.$F$4]" office:value-type="float" office:value="0.0386951219512195" calcext:value-type="float">
            <text:p>0.0387</text:p>
          </table:table-cell>
          <table:table-cell table:formula="of:=([.D20]-[.$D$7])*[.$F$4]" office:value-type="float" office:value="0.0101666666666667" calcext:value-type="float">
            <text:p>0.010166666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51" calcext:value-type="float">
            <text:p>1951</text:p>
          </table:table-cell>
          <table:table-cell office:value-type="float" office:value="83.955" calcext:value-type="float">
            <text:p>83.955</text:p>
          </table:table-cell>
          <table:table-cell office:value-type="float" office:value="283.26" calcext:value-type="float">
            <text:p>283.260</text:p>
          </table:table-cell>
          <table:table-cell table:formula="of:=[.E21]-[.E20]" office:value-type="float" office:value="10.143" calcext:value-type="float">
            <text:p>10.143</text:p>
          </table:table-cell>
          <table:table-cell table:formula="of:=([.B21]-1)/([.$C$4])" office:value-type="float" office:value="0.0583333333333333" calcext:value-type="float">
            <text:p>0.0583</text:p>
          </table:table-cell>
          <table:table-cell table:formula="of:=([.E21]-[.$E$7])*[.$F$4]" office:value-type="float" office:value="0.0428182926829268" calcext:value-type="float">
            <text:p>0.0428</text:p>
          </table:table-cell>
          <table:table-cell table:formula="of:=([.D21]-[.$D$7])*[.$F$4]" office:value-type="float" office:value="0.0109853658536585" calcext:value-type="float">
            <text:p>0.010985365853658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86.058" calcext:value-type="float">
            <text:p>86.058</text:p>
          </table:table-cell>
          <table:table-cell office:value-type="float" office:value="293.884" calcext:value-type="float">
            <text:p>293.884</text:p>
          </table:table-cell>
          <table:table-cell table:formula="of:=[.E22]-[.E21]" office:value-type="float" office:value="10.624" calcext:value-type="float">
            <text:p>10.624</text:p>
          </table:table-cell>
          <table:table-cell table:formula="of:=([.B22]-1)/([.$C$4])" office:value-type="float" office:value="0.0625" calcext:value-type="float">
            <text:p>0.0625</text:p>
          </table:table-cell>
          <table:table-cell table:formula="of:=([.E22]-[.$E$7])*[.$F$4]" office:value-type="float" office:value="0.0471369918699187" calcext:value-type="float">
            <text:p>0.0471</text:p>
          </table:table-cell>
          <table:table-cell table:formula="of:=([.D22]-[.$D$7])*[.$F$4]" office:value-type="float" office:value="0.011840243902439" calcext:value-type="float">
            <text:p>0.01184024390243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3" calcext:value-type="float">
            <text:p>1973</text:p>
          </table:table-cell>
          <table:table-cell office:value-type="float" office:value="88.081" calcext:value-type="float">
            <text:p>88.081</text:p>
          </table:table-cell>
          <table:table-cell office:value-type="float" office:value="304.745" calcext:value-type="float">
            <text:p>304.745</text:p>
          </table:table-cell>
          <table:table-cell table:formula="of:=[.E23]-[.E22]" office:value-type="float" office:value="10.861" calcext:value-type="float">
            <text:p>10.861</text:p>
          </table:table-cell>
          <table:table-cell table:formula="of:=([.B23]-1)/([.$C$4])" office:value-type="float" office:value="0.0666666666666667" calcext:value-type="float">
            <text:p>0.0667</text:p>
          </table:table-cell>
          <table:table-cell table:formula="of:=([.E23]-[.$E$7])*[.$F$4]" office:value-type="float" office:value="0.0515520325203252" calcext:value-type="float">
            <text:p>0.0516</text:p>
          </table:table-cell>
          <table:table-cell table:formula="of:=([.D23]-[.$D$7])*[.$F$4]" office:value-type="float" office:value="0.0126626016260163" calcext:value-type="float">
            <text:p>0.012662601626016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4" calcext:value-type="float">
            <text:p>1974</text:p>
          </table:table-cell>
          <table:table-cell office:value-type="float" office:value="90.103" calcext:value-type="float">
            <text:p>90.103</text:p>
          </table:table-cell>
          <table:table-cell office:value-type="float" office:value="315.919" calcext:value-type="float">
            <text:p>315.919</text:p>
          </table:table-cell>
          <table:table-cell table:formula="of:=[.E24]-[.E23]" office:value-type="float" office:value="11.174" calcext:value-type="float">
            <text:p>11.174</text:p>
          </table:table-cell>
          <table:table-cell table:formula="of:=([.B24]-1)/([.$C$4])" office:value-type="float" office:value="0.0708333333333333" calcext:value-type="float">
            <text:p>0.0708</text:p>
          </table:table-cell>
          <table:table-cell table:formula="of:=([.E24]-[.$E$7])*[.$F$4]" office:value-type="float" office:value="0.0560943089430894" calcext:value-type="float">
            <text:p>0.0561</text:p>
          </table:table-cell>
          <table:table-cell table:formula="of:=([.D24]-[.$D$7])*[.$F$4]" office:value-type="float" office:value="0.0134845528455284" calcext:value-type="float">
            <text:p>0.013484552845528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86" calcext:value-type="float">
            <text:p>1986</text:p>
          </table:table-cell>
          <table:table-cell office:value-type="float" office:value="92.268" calcext:value-type="float">
            <text:p>92.268</text:p>
          </table:table-cell>
          <table:table-cell office:value-type="float" office:value="327.819" calcext:value-type="float">
            <text:p>327.819</text:p>
          </table:table-cell>
          <table:table-cell table:formula="of:=[.E25]-[.E24]" office:value-type="float" office:value="11.9" calcext:value-type="float">
            <text:p>11.900</text:p>
          </table:table-cell>
          <table:table-cell table:formula="of:=([.B25]-1)/([.$C$4])" office:value-type="float" office:value="0.075" calcext:value-type="float">
            <text:p>0.0750</text:p>
          </table:table-cell>
          <table:table-cell table:formula="of:=([.E25]-[.$E$7])*[.$F$4]" office:value-type="float" office:value="0.0609317073170732" calcext:value-type="float">
            <text:p>0.0609</text:p>
          </table:table-cell>
          <table:table-cell table:formula="of:=([.D25]-[.$D$7])*[.$F$4]" office:value-type="float" office:value="0.0143646341463415" calcext:value-type="float">
            <text:p>0.01436463414634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 office:value-type="float" office:value="94.331" calcext:value-type="float">
            <text:p>94.331</text:p>
          </table:table-cell>
          <table:table-cell office:value-type="float" office:value="339.924" calcext:value-type="float">
            <text:p>339.924</text:p>
          </table:table-cell>
          <table:table-cell table:formula="of:=[.E26]-[.E25]" office:value-type="float" office:value="12.105" calcext:value-type="float">
            <text:p>12.105</text:p>
          </table:table-cell>
          <table:table-cell table:formula="of:=([.B26]-1)/([.$C$4])" office:value-type="float" office:value="0.0791666666666667" calcext:value-type="float">
            <text:p>0.0792</text:p>
          </table:table-cell>
          <table:table-cell table:formula="of:=([.E26]-[.$E$7])*[.$F$4]" office:value-type="float" office:value="0.0658524390243902" calcext:value-type="float">
            <text:p>0.0659</text:p>
          </table:table-cell>
          <table:table-cell table:formula="of:=([.D26]-[.$D$7])*[.$F$4]" office:value-type="float" office:value="0.0152032520325203" calcext:value-type="float">
            <text:p>0.015203252032520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  <table:table-cell office:value-type="float" office:value="96.382" calcext:value-type="float">
            <text:p>96.382</text:p>
          </table:table-cell>
          <table:table-cell office:value-type="float" office:value="352.367" calcext:value-type="float">
            <text:p>352.367</text:p>
          </table:table-cell>
          <table:table-cell table:formula="of:=[.E27]-[.E26]" office:value-type="float" office:value="12.443" calcext:value-type="float">
            <text:p>12.443</text:p>
          </table:table-cell>
          <table:table-cell table:formula="of:=([.B27]-1)/([.$C$4])" office:value-type="float" office:value="0.0833333333333333" calcext:value-type="float">
            <text:p>0.0833</text:p>
          </table:table-cell>
          <table:table-cell table:formula="of:=([.E27]-[.$E$7])*[.$F$4]" office:value-type="float" office:value="0.0709105691056911" calcext:value-type="float">
            <text:p>0.0709</text:p>
          </table:table-cell>
          <table:table-cell table:formula="of:=([.D27]-[.$D$7])*[.$F$4]" office:value-type="float" office:value="0.0160369918699187" calcext:value-type="float">
            <text:p>0.016036991869918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45" calcext:value-type="float">
            <text:p>2045</text:p>
          </table:table-cell>
          <table:table-cell office:value-type="float" office:value="98.554" calcext:value-type="float">
            <text:p>98.554</text:p>
          </table:table-cell>
          <table:table-cell office:value-type="float" office:value="365.467" calcext:value-type="float">
            <text:p>365.467</text:p>
          </table:table-cell>
          <table:table-cell table:formula="of:=[.E28]-[.E27]" office:value-type="float" office:value="13.1" calcext:value-type="float">
            <text:p>13.100</text:p>
          </table:table-cell>
          <table:table-cell table:formula="of:=([.B28]-1)/([.$C$4])" office:value-type="float" office:value="0.0875" calcext:value-type="float">
            <text:p>0.0875</text:p>
          </table:table-cell>
          <table:table-cell table:formula="of:=([.E28]-[.$E$7])*[.$F$4]" office:value-type="float" office:value="0.0762357723577236" calcext:value-type="float">
            <text:p>0.0762</text:p>
          </table:table-cell>
          <table:table-cell table:formula="of:=([.D28]-[.$D$7])*[.$F$4]" office:value-type="float" office:value="0.016919918699187" calcext:value-type="float">
            <text:p>0.01691991869918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47" calcext:value-type="float">
            <text:p>2047</text:p>
          </table:table-cell>
          <table:table-cell office:value-type="float" office:value="100.535" calcext:value-type="float">
            <text:p>100.535</text:p>
          </table:table-cell>
          <table:table-cell office:value-type="float" office:value="378.798" calcext:value-type="float">
            <text:p>378.798</text:p>
          </table:table-cell>
          <table:table-cell table:formula="of:=[.E29]-[.E28]" office:value-type="float" office:value="13.331" calcext:value-type="float">
            <text:p>13.331</text:p>
          </table:table-cell>
          <table:table-cell table:formula="of:=([.B29]-1)/([.$C$4])" office:value-type="float" office:value="0.0916666666666667" calcext:value-type="float">
            <text:p>0.0917</text:p>
          </table:table-cell>
          <table:table-cell table:formula="of:=([.E29]-[.$E$7])*[.$F$4]" office:value-type="float" office:value="0.0816548780487805" calcext:value-type="float">
            <text:p>0.0817</text:p>
          </table:table-cell>
          <table:table-cell table:formula="of:=([.D29]-[.$D$7])*[.$F$4]" office:value-type="float" office:value="0.0177252032520325" calcext:value-type="float">
            <text:p>0.01772520325203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62" calcext:value-type="float">
            <text:p>2062</text:p>
          </table:table-cell>
          <table:table-cell office:value-type="float" office:value="102.761" calcext:value-type="float">
            <text:p>102.761</text:p>
          </table:table-cell>
          <table:table-cell office:value-type="float" office:value="392.606" calcext:value-type="float">
            <text:p>392.606</text:p>
          </table:table-cell>
          <table:table-cell table:formula="of:=[.E30]-[.E29]" office:value-type="float" office:value="13.808" calcext:value-type="float">
            <text:p>13.808</text:p>
          </table:table-cell>
          <table:table-cell table:formula="of:=([.B30]-1)/([.$C$4])" office:value-type="float" office:value="0.0958333333333333" calcext:value-type="float">
            <text:p>0.0958</text:p>
          </table:table-cell>
          <table:table-cell table:formula="of:=([.E30]-[.$E$7])*[.$F$4]" office:value-type="float" office:value="0.0872678861788618" calcext:value-type="float">
            <text:p>0.0873</text:p>
          </table:table-cell>
          <table:table-cell table:formula="of:=([.D30]-[.$D$7])*[.$F$4]" office:value-type="float" office:value="0.018630081300813" calcext:value-type="float">
            <text:p>0.01863008130081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99" calcext:value-type="float">
            <text:p>2099</text:p>
          </table:table-cell>
          <table:table-cell office:value-type="float" office:value="104.938" calcext:value-type="float">
            <text:p>104.938</text:p>
          </table:table-cell>
          <table:table-cell office:value-type="float" office:value="406.978" calcext:value-type="float">
            <text:p>406.978</text:p>
          </table:table-cell>
          <table:table-cell table:formula="of:=[.E31]-[.E30]" office:value-type="float" office:value="14.372" calcext:value-type="float">
            <text:p>14.372</text:p>
          </table:table-cell>
          <table:table-cell table:formula="of:=([.B31]-1)/([.$C$4])" office:value-type="float" office:value="0.1" calcext:value-type="float">
            <text:p>0.1000</text:p>
          </table:table-cell>
          <table:table-cell table:formula="of:=([.E31]-[.$E$7])*[.$F$4]" office:value-type="float" office:value="0.093110162601626" calcext:value-type="float">
            <text:p>0.0931</text:p>
          </table:table-cell>
          <table:table-cell table:formula="of:=([.D31]-[.$D$7])*[.$F$4]" office:value-type="float" office:value="0.0195150406504065" calcext:value-type="float">
            <text:p>0.019515040650406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13" calcext:value-type="float">
            <text:p>2113</text:p>
          </table:table-cell>
          <table:table-cell office:value-type="float" office:value="107.136" calcext:value-type="float">
            <text:p>107.136</text:p>
          </table:table-cell>
          <table:table-cell office:value-type="float" office:value="421.551" calcext:value-type="float">
            <text:p>421.551</text:p>
          </table:table-cell>
          <table:table-cell table:formula="of:=[.E32]-[.E31]" office:value-type="float" office:value="14.573" calcext:value-type="float">
            <text:p>14.573</text:p>
          </table:table-cell>
          <table:table-cell table:formula="of:=([.B32]-1)/([.$C$4])" office:value-type="float" office:value="0.104166666666667" calcext:value-type="float">
            <text:p>0.1042</text:p>
          </table:table-cell>
          <table:table-cell table:formula="of:=([.E32]-[.$E$7])*[.$F$4]" office:value-type="float" office:value="0.0990341463414634" calcext:value-type="float">
            <text:p>0.0990</text:p>
          </table:table-cell>
          <table:table-cell table:formula="of:=([.D32]-[.$D$7])*[.$F$4]" office:value-type="float" office:value="0.0204085365853658" calcext:value-type="float">
            <text:p>0.020408536585365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53" calcext:value-type="float">
            <text:p>2153</text:p>
          </table:table-cell>
          <table:table-cell office:value-type="float" office:value="109.278" calcext:value-type="float">
            <text:p>109.278</text:p>
          </table:table-cell>
          <table:table-cell office:value-type="float" office:value="436.853" calcext:value-type="float">
            <text:p>436.853</text:p>
          </table:table-cell>
          <table:table-cell table:formula="of:=[.E33]-[.E32]" office:value-type="float" office:value="15.302" calcext:value-type="float">
            <text:p>15.302</text:p>
          </table:table-cell>
          <table:table-cell table:formula="of:=([.B33]-1)/([.$C$4])" office:value-type="float" office:value="0.108333333333333" calcext:value-type="float">
            <text:p>0.1083</text:p>
          </table:table-cell>
          <table:table-cell table:formula="of:=([.E33]-[.$E$7])*[.$F$4]" office:value-type="float" office:value="0.105254471544715" calcext:value-type="float">
            <text:p>0.1053</text:p>
          </table:table-cell>
          <table:table-cell table:formula="of:=([.D33]-[.$D$7])*[.$F$4]" office:value-type="float" office:value="0.0212792682926829" calcext:value-type="float">
            <text:p>0.021279268292682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147" calcext:value-type="float">
            <text:p>2147</text:p>
          </table:table-cell>
          <table:table-cell office:value-type="float" office:value="111.563" calcext:value-type="float">
            <text:p>111.563</text:p>
          </table:table-cell>
          <table:table-cell office:value-type="float" office:value="452.172" calcext:value-type="float">
            <text:p>452.172</text:p>
          </table:table-cell>
          <table:table-cell table:formula="of:=[.E34]-[.E33]" office:value-type="float" office:value="15.319" calcext:value-type="float">
            <text:p>15.319</text:p>
          </table:table-cell>
          <table:table-cell table:formula="of:=([.B34]-1)/([.$C$4])" office:value-type="float" office:value="0.1125" calcext:value-type="float">
            <text:p>0.1125</text:p>
          </table:table-cell>
          <table:table-cell table:formula="of:=([.E34]-[.$E$7])*[.$F$4]" office:value-type="float" office:value="0.111481707317073" calcext:value-type="float">
            <text:p>0.1115</text:p>
          </table:table-cell>
          <table:table-cell table:formula="of:=([.D34]-[.$D$7])*[.$F$4]" office:value-type="float" office:value="0.0222081300813008" calcext:value-type="float">
            <text:p>0.022208130081300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95" calcext:value-type="float">
            <text:p>2195</text:p>
          </table:table-cell>
          <table:table-cell office:value-type="float" office:value="113.897" calcext:value-type="float">
            <text:p>113.897</text:p>
          </table:table-cell>
          <table:table-cell office:value-type="float" office:value="468.143" calcext:value-type="float">
            <text:p>468.143</text:p>
          </table:table-cell>
          <table:table-cell table:formula="of:=[.E35]-[.E34]" office:value-type="float" office:value="15.9709999999999" calcext:value-type="float">
            <text:p>15.971</text:p>
          </table:table-cell>
          <table:table-cell table:formula="of:=([.B35]-1)/([.$C$4])" office:value-type="float" office:value="0.116666666666667" calcext:value-type="float">
            <text:p>0.1167</text:p>
          </table:table-cell>
          <table:table-cell table:formula="of:=([.E35]-[.$E$7])*[.$F$4]" office:value-type="float" office:value="0.117973983739837" calcext:value-type="float">
            <text:p>0.1180</text:p>
          </table:table-cell>
          <table:table-cell table:formula="of:=([.D35]-[.$D$7])*[.$F$4]" office:value-type="float" office:value="0.0231569105691057" calcext:value-type="float">
            <text:p>0.023156910569105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12" calcext:value-type="float">
            <text:p>2212</text:p>
          </table:table-cell>
          <table:table-cell office:value-type="float" office:value="116.116" calcext:value-type="float">
            <text:p>116.116</text:p>
          </table:table-cell>
          <table:table-cell office:value-type="float" office:value="484.232" calcext:value-type="float">
            <text:p>484.232</text:p>
          </table:table-cell>
          <table:table-cell table:formula="of:=[.E36]-[.E35]" office:value-type="float" office:value="16.0890000000001" calcext:value-type="float">
            <text:p>16.089</text:p>
          </table:table-cell>
          <table:table-cell table:formula="of:=([.B36]-1)/([.$C$4])" office:value-type="float" office:value="0.120833333333333" calcext:value-type="float">
            <text:p>0.1208</text:p>
          </table:table-cell>
          <table:table-cell table:formula="of:=([.E36]-[.$E$7])*[.$F$4]" office:value-type="float" office:value="0.124514227642276" calcext:value-type="float">
            <text:p>0.1245</text:p>
          </table:table-cell>
          <table:table-cell table:formula="of:=([.D36]-[.$D$7])*[.$F$4]" office:value-type="float" office:value="0.0240589430894309" calcext:value-type="float">
            <text:p>0.024058943089430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224" calcext:value-type="float">
            <text:p>2224</text:p>
          </table:table-cell>
          <table:table-cell office:value-type="float" office:value="118.335" calcext:value-type="float">
            <text:p>118.335</text:p>
          </table:table-cell>
          <table:table-cell office:value-type="float" office:value="500.766" calcext:value-type="float">
            <text:p>500.766</text:p>
          </table:table-cell>
          <table:table-cell table:formula="of:=[.E37]-[.E36]" office:value-type="float" office:value="16.534" calcext:value-type="float">
            <text:p>16.534</text:p>
          </table:table-cell>
          <table:table-cell table:formula="of:=([.B37]-1)/([.$C$4])" office:value-type="float" office:value="0.125" calcext:value-type="float">
            <text:p>0.1250</text:p>
          </table:table-cell>
          <table:table-cell table:formula="of:=([.E37]-[.$E$7])*[.$F$4]" office:value-type="float" office:value="0.131235365853659" calcext:value-type="float">
            <text:p>0.1312</text:p>
          </table:table-cell>
          <table:table-cell table:formula="of:=([.D37]-[.$D$7])*[.$F$4]" office:value-type="float" office:value="0.0249609756097561" calcext:value-type="float">
            <text:p>0.024960975609756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271" calcext:value-type="float">
            <text:p>2271</text:p>
          </table:table-cell>
          <table:table-cell office:value-type="float" office:value="120.653" calcext:value-type="float">
            <text:p>120.653</text:p>
          </table:table-cell>
          <table:table-cell office:value-type="float" office:value="517.779" calcext:value-type="float">
            <text:p>517.779</text:p>
          </table:table-cell>
          <table:table-cell table:formula="of:=[.E38]-[.E37]" office:value-type="float" office:value="17.013" calcext:value-type="float">
            <text:p>17.013</text:p>
          </table:table-cell>
          <table:table-cell table:formula="of:=([.B38]-1)/([.$C$4])" office:value-type="float" office:value="0.129166666666667" calcext:value-type="float">
            <text:p>0.1292</text:p>
          </table:table-cell>
          <table:table-cell table:formula="of:=([.E38]-[.$E$7])*[.$F$4]" office:value-type="float" office:value="0.138151219512195" calcext:value-type="float">
            <text:p>0.1382</text:p>
          </table:table-cell>
          <table:table-cell table:formula="of:=([.D38]-[.$D$7])*[.$F$4]" office:value-type="float" office:value="0.0259032520325203" calcext:value-type="float">
            <text:p>0.025903252032520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286" calcext:value-type="float">
            <text:p>2286</text:p>
          </table:table-cell>
          <table:table-cell office:value-type="float" office:value="123.049" calcext:value-type="float">
            <text:p>123.049</text:p>
          </table:table-cell>
          <table:table-cell office:value-type="float" office:value="534.941" calcext:value-type="float">
            <text:p>534.941</text:p>
          </table:table-cell>
          <table:table-cell table:formula="of:=[.E39]-[.E38]" office:value-type="float" office:value="17.162" calcext:value-type="float">
            <text:p>17.162</text:p>
          </table:table-cell>
          <table:table-cell table:formula="of:=([.B39]-1)/([.$C$4])" office:value-type="float" office:value="0.133333333333333" calcext:value-type="float">
            <text:p>0.1333</text:p>
          </table:table-cell>
          <table:table-cell table:formula="of:=([.E39]-[.$E$7])*[.$F$4]" office:value-type="float" office:value="0.145127642276423" calcext:value-type="float">
            <text:p>0.1451</text:p>
          </table:table-cell>
          <table:table-cell table:formula="of:=([.D39]-[.$D$7])*[.$F$4]" office:value-type="float" office:value="0.0268772357723577" calcext:value-type="float">
            <text:p>0.02687723577235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351" calcext:value-type="float">
            <text:p>2351</text:p>
          </table:table-cell>
          <table:table-cell office:value-type="float" office:value="125.431" calcext:value-type="float">
            <text:p>125.431</text:p>
          </table:table-cell>
          <table:table-cell office:value-type="float" office:value="552.83" calcext:value-type="float">
            <text:p>552.830</text:p>
          </table:table-cell>
          <table:table-cell table:formula="of:=[.E40]-[.E39]" office:value-type="float" office:value="17.889" calcext:value-type="float">
            <text:p>17.889</text:p>
          </table:table-cell>
          <table:table-cell table:formula="of:=([.B40]-1)/([.$C$4])" office:value-type="float" office:value="0.1375" calcext:value-type="float">
            <text:p>0.1375</text:p>
          </table:table-cell>
          <table:table-cell table:formula="of:=([.E40]-[.$E$7])*[.$F$4]" office:value-type="float" office:value="0.152399593495935" calcext:value-type="float">
            <text:p>0.1524</text:p>
          </table:table-cell>
          <table:table-cell table:formula="of:=([.D40]-[.$D$7])*[.$F$4]" office:value-type="float" office:value="0.0278455284552845" calcext:value-type="float">
            <text:p>0.027845528455284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368" calcext:value-type="float">
            <text:p>2368</text:p>
          </table:table-cell>
          <table:table-cell office:value-type="float" office:value="127.676" calcext:value-type="float">
            <text:p>127.676</text:p>
          </table:table-cell>
          <table:table-cell office:value-type="float" office:value="570.732" calcext:value-type="float">
            <text:p>570.732</text:p>
          </table:table-cell>
          <table:table-cell table:formula="of:=[.E41]-[.E40]" office:value-type="float" office:value="17.9019999999999" calcext:value-type="float">
            <text:p>17.902</text:p>
          </table:table-cell>
          <table:table-cell table:formula="of:=([.B41]-1)/([.$C$4])" office:value-type="float" office:value="0.141666666666667" calcext:value-type="float">
            <text:p>0.1417</text:p>
          </table:table-cell>
          <table:table-cell table:formula="of:=([.E41]-[.$E$7])*[.$F$4]" office:value-type="float" office:value="0.159676829268293" calcext:value-type="float">
            <text:p>0.1597</text:p>
          </table:table-cell>
          <table:table-cell table:formula="of:=([.D41]-[.$D$7])*[.$F$4]" office:value-type="float" office:value="0.0287581300813008" calcext:value-type="float">
            <text:p>0.028758130081300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415" calcext:value-type="float">
            <text:p>2415</text:p>
          </table:table-cell>
          <table:table-cell office:value-type="float" office:value="130.154" calcext:value-type="float">
            <text:p>130.154</text:p>
          </table:table-cell>
          <table:table-cell office:value-type="float" office:value="589.447" calcext:value-type="float">
            <text:p>589.447</text:p>
          </table:table-cell>
          <table:table-cell table:formula="of:=[.E42]-[.E41]" office:value-type="float" office:value="18.715" calcext:value-type="float">
            <text:p>18.715</text:p>
          </table:table-cell>
          <table:table-cell table:formula="of:=([.B42]-1)/([.$C$4])" office:value-type="float" office:value="0.145833333333333" calcext:value-type="float">
            <text:p>0.1458</text:p>
          </table:table-cell>
          <table:table-cell table:formula="of:=([.E42]-[.$E$7])*[.$F$4]" office:value-type="float" office:value="0.167284552845528" calcext:value-type="float">
            <text:p>0.1673</text:p>
          </table:table-cell>
          <table:table-cell table:formula="of:=([.D42]-[.$D$7])*[.$F$4]" office:value-type="float" office:value="0.0297654471544715" calcext:value-type="float">
            <text:p>0.0297654471544715</text:p>
          </table:table-cell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style-name="ce6" office:value-type="float" office:value="2456" calcext:value-type="float">
            <text:p>2456</text:p>
          </table:table-cell>
          <table:table-cell table:style-name="ce10" office:value-type="float" office:value="132.527" calcext:value-type="float">
            <text:p>132.527</text:p>
          </table:table-cell>
          <table:table-cell table:style-name="ce10" office:value-type="float" office:value="608.182" calcext:value-type="float">
            <text:p>608.182</text:p>
          </table:table-cell>
          <table:table-cell table:style-name="ce10" table:formula="of:=[.E43]-[.E42]" office:value-type="float" office:value="18.735" calcext:value-type="float">
            <text:p>18.735</text:p>
          </table:table-cell>
          <table:table-cell table:style-name="ce14" table:formula="of:=([.B43]-1)/([.$C$4])" office:value-type="float" office:value="0.15" calcext:value-type="float">
            <text:p>0.1500</text:p>
          </table:table-cell>
          <table:table-cell table:style-name="ce14" table:formula="of:=([.E43]-[.$E$7])*[.$F$4]" office:value-type="float" office:value="0.174900406504065" calcext:value-type="float">
            <text:p>0.1749</text:p>
          </table:table-cell>
          <table:table-cell table:formula="of:=([.D43]-[.$D$7])*[.$F$4]" office:value-type="float" office:value="0.030730081300813" calcext:value-type="float">
            <text:p>0.03073008130081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3"/>
          <table:table-cell table:style-name="Default" table:number-columns-repeated="2"/>
          <table:table-cell/>
        </table:table-row>
      </table:table>
      <table:table table:name="results5" table:style-name="ta1">
        <table:shapes>
          <draw:frame draw:z-index="0" draw:style-name="gr1" draw:text-style-name="P1" svg:width="15.999cm" svg:height="8.999cm" svg:x="0.664cm" svg:y="20.105cm">
            <draw:object draw:notify-on-update-of-ranges="results5.G7:results5.G43 results5.H7:results5.H4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2" table:default-cell-style-name="Default"/>
        <table:table-column table:style-name="co19" table:default-cell-style-name="ce5"/>
        <table:table-column table:style-name="co14" table:default-cell-style-name="ce5"/>
        <table:table-column table:style-name="co15" table:default-cell-style-name="ce9"/>
        <table:table-column table:style-name="co5" table:default-cell-style-name="ce9"/>
        <table:table-column table:style-name="co18" table:default-cell-style-name="ce9"/>
        <table:table-column table:style-name="co5" table:number-columns-repeated="2" table:default-cell-style-name="ce13"/>
        <table:table-column table:style-name="co5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table:formula="of:=0.05/(282-160)" office:value-type="float" office:value="0.00040983606557377" calcext:value-type="float">
            <text:p>0.0004098360655737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X (pixels)</text:p>
          </table:table-cell>
          <table:table-cell table:style-name="ce3" office:value-type="string" calcext:value-type="string">
            <text:p>Y (pixels)</text:p>
          </table:table-cell>
          <table:table-cell table:style-name="ce3" office:value-type="string" calcext:value-type="string">
            <text:p>delta y (pixels)</text:p>
          </table:table-cell>
          <table:table-cell table:style-name="ce3" office:value-type="string" calcext:value-type="string">
            <text:p>Time (s)</text:p>
          </table:table-cell>
          <table:table-cell table:style-name="ce3" office:value-type="string" calcext:value-type="string">
            <text:p>Y-y_0 (m)</text:p>
          </table:table-cell>
          <table: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850" calcext:value-type="float">
            <text:p>1850</text:p>
          </table:table-cell>
          <table:table-cell table:style-name="ce8" office:value-type="float" office:value="64.686" calcext:value-type="float">
            <text:p>64.686</text:p>
          </table:table-cell>
          <table:table-cell table:style-name="ce8" office:value-type="float" office:value="141.648" calcext:value-type="float">
            <text:p>141.648</text:p>
          </table:table-cell>
          <table:table-cell table:style-name="ce8" office:value-type="float" office:value="0" calcext:value-type="float">
            <text:p>0.000</text:p>
          </table:table-cell>
          <table:table-cell table:style-name="ce12" table:formula="of:=([.B7]-1)/([.$C$4])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59" calcext:value-type="float">
            <text:p>1859</text:p>
          </table:table-cell>
          <table:table-cell office:value-type="float" office:value="66.646" calcext:value-type="float">
            <text:p>66.646</text:p>
          </table:table-cell>
          <table:table-cell office:value-type="float" office:value="146.34" calcext:value-type="float">
            <text:p>146.340</text:p>
          </table:table-cell>
          <table:table-cell table:formula="of:=[.E8]-[.E7]" office:value-type="float" office:value="4.69200000000001" calcext:value-type="float">
            <text:p>4.692</text:p>
          </table:table-cell>
          <table:table-cell table:formula="of:=([.B8]-1)/([.$C$4])" office:value-type="float" office:value="0.00416666666666667" calcext:value-type="float">
            <text:p>0.0042</text:p>
          </table:table-cell>
          <table:table-cell table:formula="of:=([.E8]-[.$E$7])*[.$F$4]" office:value-type="float" office:value="0.00192295081967213" calcext:value-type="float">
            <text:p>0.0019</text:p>
          </table:table-cell>
          <table:table-cell table:formula="of:=([.D8]-[.$D$7])*[.$F$4]" office:value-type="float" office:value="0.000803278688524587" calcext:value-type="float">
            <text:p>0.0008032786885245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55" calcext:value-type="float">
            <text:p>1855</text:p>
          </table:table-cell>
          <table:table-cell office:value-type="float" office:value="68.731" calcext:value-type="float">
            <text:p>68.731</text:p>
          </table:table-cell>
          <table:table-cell office:value-type="float" office:value="151.387" calcext:value-type="float">
            <text:p>151.387</text:p>
          </table:table-cell>
          <table:table-cell table:formula="of:=[.E9]-[.E8]" office:value-type="float" office:value="5.047" calcext:value-type="float">
            <text:p>5.047</text:p>
          </table:table-cell>
          <table:table-cell table:formula="of:=([.B9]-1)/([.$C$4])" office:value-type="float" office:value="0.00833333333333333" calcext:value-type="float">
            <text:p>0.0083</text:p>
          </table:table-cell>
          <table:table-cell table:formula="of:=([.E9]-[.$E$7])*[.$F$4]" office:value-type="float" office:value="0.00399139344262295" calcext:value-type="float">
            <text:p>0.0040</text:p>
          </table:table-cell>
          <table:table-cell table:formula="of:=([.D9]-[.$D$7])*[.$F$4]" office:value-type="float" office:value="0.00165778688524589" calcext:value-type="float">
            <text:p>0.001657786885245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64" calcext:value-type="float">
            <text:p>1864</text:p>
          </table:table-cell>
          <table:table-cell office:value-type="float" office:value="70.633" calcext:value-type="float">
            <text:p>70.633</text:p>
          </table:table-cell>
          <table:table-cell office:value-type="float" office:value="156.864" calcext:value-type="float">
            <text:p>156.864</text:p>
          </table:table-cell>
          <table:table-cell table:formula="of:=[.E10]-[.E9]" office:value-type="float" office:value="5.477" calcext:value-type="float">
            <text:p>5.477</text:p>
          </table:table-cell>
          <table:table-cell table:formula="of:=([.B10]-1)/([.$C$4])" office:value-type="float" office:value="0.0125" calcext:value-type="float">
            <text:p>0.0125</text:p>
          </table:table-cell>
          <table:table-cell table:formula="of:=([.E10]-[.$E$7])*[.$F$4]" office:value-type="float" office:value="0.0062360655737705" calcext:value-type="float">
            <text:p>0.0062</text:p>
          </table:table-cell>
          <table:table-cell table:formula="of:=([.D10]-[.$D$7])*[.$F$4]" office:value-type="float" office:value="0.00243729508196721" calcext:value-type="float">
            <text:p>0.002437295081967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70" calcext:value-type="float">
            <text:p>1870</text:p>
          </table:table-cell>
          <table:table-cell office:value-type="float" office:value="72.652" calcext:value-type="float">
            <text:p>72.652</text:p>
          </table:table-cell>
          <table:table-cell office:value-type="float" office:value="162.665" calcext:value-type="float">
            <text:p>162.665</text:p>
          </table:table-cell>
          <table:table-cell table:formula="of:=[.E11]-[.E10]" office:value-type="float" office:value="5.80099999999999" calcext:value-type="float">
            <text:p>5.801</text:p>
          </table:table-cell>
          <table:table-cell table:formula="of:=([.B11]-1)/([.$C$4])" office:value-type="float" office:value="0.0166666666666667" calcext:value-type="float">
            <text:p>0.0167</text:p>
          </table:table-cell>
          <table:table-cell table:formula="of:=([.E11]-[.$E$7])*[.$F$4]" office:value-type="float" office:value="0.00861352459016393" calcext:value-type="float">
            <text:p>0.0086</text:p>
          </table:table-cell>
          <table:table-cell table:formula="of:=([.D11]-[.$D$7])*[.$F$4]" office:value-type="float" office:value="0.00326475409836065" calcext:value-type="float">
            <text:p>0.003264754098360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62" calcext:value-type="float">
            <text:p>1862</text:p>
          </table:table-cell>
          <table:table-cell office:value-type="float" office:value="74.712" calcext:value-type="float">
            <text:p>74.712</text:p>
          </table:table-cell>
          <table:table-cell office:value-type="float" office:value="168.909" calcext:value-type="float">
            <text:p>168.909</text:p>
          </table:table-cell>
          <table:table-cell table:formula="of:=[.E12]-[.E11]" office:value-type="float" office:value="6.244" calcext:value-type="float">
            <text:p>6.244</text:p>
          </table:table-cell>
          <table:table-cell table:formula="of:=([.B12]-1)/([.$C$4])" office:value-type="float" office:value="0.0208333333333333" calcext:value-type="float">
            <text:p>0.0208</text:p>
          </table:table-cell>
          <table:table-cell table:formula="of:=([.E12]-[.$E$7])*[.$F$4]" office:value-type="float" office:value="0.0111725409836066" calcext:value-type="float">
            <text:p>0.0112</text:p>
          </table:table-cell>
          <table:table-cell table:formula="of:=([.D12]-[.$D$7])*[.$F$4]" office:value-type="float" office:value="0.00410901639344262" calcext:value-type="float">
            <text:p>0.0041090163934426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88" calcext:value-type="float">
            <text:p>1888</text:p>
          </table:table-cell>
          <table:table-cell office:value-type="float" office:value="76.687" calcext:value-type="float">
            <text:p>76.687</text:p>
          </table:table-cell>
          <table:table-cell office:value-type="float" office:value="175.771" calcext:value-type="float">
            <text:p>175.771</text:p>
          </table:table-cell>
          <table:table-cell table:formula="of:=[.E13]-[.E12]" office:value-type="float" office:value="6.862" calcext:value-type="float">
            <text:p>6.862</text:p>
          </table:table-cell>
          <table:table-cell table:formula="of:=([.B13]-1)/([.$C$4])" office:value-type="float" office:value="0.025" calcext:value-type="float">
            <text:p>0.0250</text:p>
          </table:table-cell>
          <table:table-cell table:formula="of:=([.E13]-[.$E$7])*[.$F$4]" office:value-type="float" office:value="0.0139848360655738" calcext:value-type="float">
            <text:p>0.0140</text:p>
          </table:table-cell>
          <table:table-cell table:formula="of:=([.D13]-[.$D$7])*[.$F$4]" office:value-type="float" office:value="0.00491844262295081" calcext:value-type="float">
            <text:p>0.004918442622950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69" calcext:value-type="float">
            <text:p>1869</text:p>
          </table:table-cell>
          <table:table-cell office:value-type="float" office:value="78.689" calcext:value-type="float">
            <text:p>78.689</text:p>
          </table:table-cell>
          <table:table-cell office:value-type="float" office:value="182.826" calcext:value-type="float">
            <text:p>182.826</text:p>
          </table:table-cell>
          <table:table-cell table:formula="of:=[.E14]-[.E13]" office:value-type="float" office:value="7.05500000000001" calcext:value-type="float">
            <text:p>7.055</text:p>
          </table:table-cell>
          <table:table-cell table:formula="of:=([.B14]-1)/([.$C$4])" office:value-type="float" office:value="0.0291666666666667" calcext:value-type="float">
            <text:p>0.0292</text:p>
          </table:table-cell>
          <table:table-cell table:formula="of:=([.E14]-[.$E$7])*[.$F$4]" office:value-type="float" office:value="0.0168762295081967" calcext:value-type="float">
            <text:p>0.0169</text:p>
          </table:table-cell>
          <table:table-cell table:formula="of:=([.D14]-[.$D$7])*[.$F$4]" office:value-type="float" office:value="0.0057389344262295" calcext:value-type="float">
            <text:p>0.00573893442622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83" calcext:value-type="float">
            <text:p>1883</text:p>
          </table:table-cell>
          <table:table-cell office:value-type="float" office:value="80.799" calcext:value-type="float">
            <text:p>80.799</text:p>
          </table:table-cell>
          <table:table-cell office:value-type="float" office:value="190.294" calcext:value-type="float">
            <text:p>190.294</text:p>
          </table:table-cell>
          <table:table-cell table:formula="of:=[.E15]-[.E14]" office:value-type="float" office:value="7.46800000000002" calcext:value-type="float">
            <text:p>7.468</text:p>
          </table:table-cell>
          <table:table-cell table:formula="of:=([.B15]-1)/([.$C$4])" office:value-type="float" office:value="0.0333333333333333" calcext:value-type="float">
            <text:p>0.0333</text:p>
          </table:table-cell>
          <table:table-cell table:formula="of:=([.E15]-[.$E$7])*[.$F$4]" office:value-type="float" office:value="0.0199368852459016" calcext:value-type="float">
            <text:p>0.0199</text:p>
          </table:table-cell>
          <table:table-cell table:formula="of:=([.D15]-[.$D$7])*[.$F$4]" office:value-type="float" office:value="0.00660368852459016" calcext:value-type="float">
            <text:p>0.006603688524590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76" calcext:value-type="float">
            <text:p>1876</text:p>
          </table:table-cell>
          <table:table-cell office:value-type="float" office:value="82.933" calcext:value-type="float">
            <text:p>82.933</text:p>
          </table:table-cell>
          <table:table-cell office:value-type="float" office:value="198.16" calcext:value-type="float">
            <text:p>198.160</text:p>
          </table:table-cell>
          <table:table-cell table:formula="of:=[.E16]-[.E15]" office:value-type="float" office:value="7.86599999999999" calcext:value-type="float">
            <text:p>7.866</text:p>
          </table:table-cell>
          <table:table-cell table:formula="of:=([.B16]-1)/([.$C$4])" office:value-type="float" office:value="0.0375" calcext:value-type="float">
            <text:p>0.0375</text:p>
          </table:table-cell>
          <table:table-cell table:formula="of:=([.E16]-[.$E$7])*[.$F$4]" office:value-type="float" office:value="0.0231606557377049" calcext:value-type="float">
            <text:p>0.0232</text:p>
          </table:table-cell>
          <table:table-cell table:formula="of:=([.D16]-[.$D$7])*[.$F$4]" office:value-type="float" office:value="0.00747827868852458" calcext:value-type="float">
            <text:p>0.0074782786885245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75" calcext:value-type="float">
            <text:p>1875</text:p>
          </table:table-cell>
          <table:table-cell office:value-type="float" office:value="84.969" calcext:value-type="float">
            <text:p>84.969</text:p>
          </table:table-cell>
          <table:table-cell office:value-type="float" office:value="206.458" calcext:value-type="float">
            <text:p>206.458</text:p>
          </table:table-cell>
          <table:table-cell table:formula="of:=[.E17]-[.E16]" office:value-type="float" office:value="8.298" calcext:value-type="float">
            <text:p>8.298</text:p>
          </table:table-cell>
          <table:table-cell table:formula="of:=([.B17]-1)/([.$C$4])" office:value-type="float" office:value="0.0416666666666667" calcext:value-type="float">
            <text:p>0.0417</text:p>
          </table:table-cell>
          <table:table-cell table:formula="of:=([.E17]-[.$E$7])*[.$F$4]" office:value-type="float" office:value="0.0265614754098361" calcext:value-type="float">
            <text:p>0.0266</text:p>
          </table:table-cell>
          <table:table-cell table:formula="of:=([.D17]-[.$D$7])*[.$F$4]" office:value-type="float" office:value="0.00831270491803277" calcext:value-type="float">
            <text:p>0.0083127049180327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6" calcext:value-type="float">
            <text:p>1886</text:p>
          </table:table-cell>
          <table:table-cell office:value-type="float" office:value="87.215" calcext:value-type="float">
            <text:p>87.215</text:p>
          </table:table-cell>
          <table:table-cell office:value-type="float" office:value="215.118" calcext:value-type="float">
            <text:p>215.118</text:p>
          </table:table-cell>
          <table:table-cell table:formula="of:=[.E18]-[.E17]" office:value-type="float" office:value="8.66" calcext:value-type="float">
            <text:p>8.660</text:p>
          </table:table-cell>
          <table:table-cell table:formula="of:=([.B18]-1)/([.$C$4])" office:value-type="float" office:value="0.0458333333333333" calcext:value-type="float">
            <text:p>0.0458</text:p>
          </table:table-cell>
          <table:table-cell table:formula="of:=([.E18]-[.$E$7])*[.$F$4]" office:value-type="float" office:value="0.0301106557377049" calcext:value-type="float">
            <text:p>0.0301</text:p>
          </table:table-cell>
          <table:table-cell table:formula="of:=([.D18]-[.$D$7])*[.$F$4]" office:value-type="float" office:value="0.00923319672131146" calcext:value-type="float">
            <text:p>0.0092331967213114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86" calcext:value-type="float">
            <text:p>1886</text:p>
          </table:table-cell>
          <table:table-cell office:value-type="float" office:value="89.425" calcext:value-type="float">
            <text:p>89.425</text:p>
          </table:table-cell>
          <table:table-cell office:value-type="float" office:value="224.147" calcext:value-type="float">
            <text:p>224.147</text:p>
          </table:table-cell>
          <table:table-cell table:formula="of:=[.E19]-[.E18]" office:value-type="float" office:value="9.029" calcext:value-type="float">
            <text:p>9.029</text:p>
          </table:table-cell>
          <table:table-cell table:formula="of:=([.B19]-1)/([.$C$4])" office:value-type="float" office:value="0.05" calcext:value-type="float">
            <text:p>0.0500</text:p>
          </table:table-cell>
          <table:table-cell table:formula="of:=([.E19]-[.$E$7])*[.$F$4]" office:value-type="float" office:value="0.0338110655737705" calcext:value-type="float">
            <text:p>0.0338</text:p>
          </table:table-cell>
          <table:table-cell table:formula="of:=([.D19]-[.$D$7])*[.$F$4]" office:value-type="float" office:value="0.0101389344262295" calcext:value-type="float">
            <text:p>0.010138934426229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0" calcext:value-type="float">
            <text:p>1910</text:p>
          </table:table-cell>
          <table:table-cell office:value-type="float" office:value="91.623" calcext:value-type="float">
            <text:p>91.623</text:p>
          </table:table-cell>
          <table:table-cell office:value-type="float" office:value="233.713" calcext:value-type="float">
            <text:p>233.713</text:p>
          </table:table-cell>
          <table:table-cell table:formula="of:=[.E20]-[.E19]" office:value-type="float" office:value="9.566" calcext:value-type="float">
            <text:p>9.566</text:p>
          </table:table-cell>
          <table:table-cell table:formula="of:=([.B20]-1)/([.$C$4])" office:value-type="float" office:value="0.0541666666666667" calcext:value-type="float">
            <text:p>0.0542</text:p>
          </table:table-cell>
          <table:table-cell table:formula="of:=([.E20]-[.$E$7])*[.$F$4]" office:value-type="float" office:value="0.0377315573770492" calcext:value-type="float">
            <text:p>0.0377</text:p>
          </table:table-cell>
          <table:table-cell table:formula="of:=([.D20]-[.$D$7])*[.$F$4]" office:value-type="float" office:value="0.0110397540983606" calcext:value-type="float">
            <text:p>0.01103975409836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08" calcext:value-type="float">
            <text:p>1908</text:p>
          </table:table-cell>
          <table:table-cell office:value-type="float" office:value="93.98" calcext:value-type="float">
            <text:p>93.980</text:p>
          </table:table-cell>
          <table:table-cell office:value-type="float" office:value="243.406" calcext:value-type="float">
            <text:p>243.406</text:p>
          </table:table-cell>
          <table:table-cell table:formula="of:=[.E21]-[.E20]" office:value-type="float" office:value="9.69300000000001" calcext:value-type="float">
            <text:p>9.693</text:p>
          </table:table-cell>
          <table:table-cell table:formula="of:=([.B21]-1)/([.$C$4])" office:value-type="float" office:value="0.0583333333333333" calcext:value-type="float">
            <text:p>0.0583</text:p>
          </table:table-cell>
          <table:table-cell table:formula="of:=([.E21]-[.$E$7])*[.$F$4]" office:value-type="float" office:value="0.0417040983606557" calcext:value-type="float">
            <text:p>0.0417</text:p>
          </table:table-cell>
          <table:table-cell table:formula="of:=([.D21]-[.$D$7])*[.$F$4]" office:value-type="float" office:value="0.012005737704918" calcext:value-type="float">
            <text:p>0.0120057377049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22" calcext:value-type="float">
            <text:p>1922</text:p>
          </table:table-cell>
          <table:table-cell office:value-type="float" office:value="96.172" calcext:value-type="float">
            <text:p>96.172</text:p>
          </table:table-cell>
          <table:table-cell office:value-type="float" office:value="253.784" calcext:value-type="float">
            <text:p>253.784</text:p>
          </table:table-cell>
          <table:table-cell table:formula="of:=[.E22]-[.E21]" office:value-type="float" office:value="10.378" calcext:value-type="float">
            <text:p>10.378</text:p>
          </table:table-cell>
          <table:table-cell table:formula="of:=([.B22]-1)/([.$C$4])" office:value-type="float" office:value="0.0625" calcext:value-type="float">
            <text:p>0.0625</text:p>
          </table:table-cell>
          <table:table-cell table:formula="of:=([.E22]-[.$E$7])*[.$F$4]" office:value-type="float" office:value="0.0459573770491803" calcext:value-type="float">
            <text:p>0.0460</text:p>
          </table:table-cell>
          <table:table-cell table:formula="of:=([.D22]-[.$D$7])*[.$F$4]" office:value-type="float" office:value="0.0129040983606557" calcext:value-type="float">
            <text:p>0.012904098360655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27" calcext:value-type="float">
            <text:p>1927</text:p>
          </table:table-cell>
          <table:table-cell office:value-type="float" office:value="98.369" calcext:value-type="float">
            <text:p>98.369</text:p>
          </table:table-cell>
          <table:table-cell office:value-type="float" office:value="264.384" calcext:value-type="float">
            <text:p>264.384</text:p>
          </table:table-cell>
          <table:table-cell table:formula="of:=[.E23]-[.E22]" office:value-type="float" office:value="10.6" calcext:value-type="float">
            <text:p>10.600</text:p>
          </table:table-cell>
          <table:table-cell table:formula="of:=([.B23]-1)/([.$C$4])" office:value-type="float" office:value="0.0666666666666667" calcext:value-type="float">
            <text:p>0.0667</text:p>
          </table:table-cell>
          <table:table-cell table:formula="of:=([.E23]-[.$E$7])*[.$F$4]" office:value-type="float" office:value="0.0503016393442623" calcext:value-type="float">
            <text:p>0.0503</text:p>
          </table:table-cell>
          <table:table-cell table:formula="of:=([.D23]-[.$D$7])*[.$F$4]" office:value-type="float" office:value="0.0138045081967213" calcext:value-type="float">
            <text:p>0.01380450819672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25" calcext:value-type="float">
            <text:p>1925</text:p>
          </table:table-cell>
          <table:table-cell office:value-type="float" office:value="100.668" calcext:value-type="float">
            <text:p>100.668</text:p>
          </table:table-cell>
          <table:table-cell office:value-type="float" office:value="275.36" calcext:value-type="float">
            <text:p>275.360</text:p>
          </table:table-cell>
          <table:table-cell table:formula="of:=[.E24]-[.E23]" office:value-type="float" office:value="10.976" calcext:value-type="float">
            <text:p>10.976</text:p>
          </table:table-cell>
          <table:table-cell table:formula="of:=([.B24]-1)/([.$C$4])" office:value-type="float" office:value="0.0708333333333333" calcext:value-type="float">
            <text:p>0.0708</text:p>
          </table:table-cell>
          <table:table-cell table:formula="of:=([.E24]-[.$E$7])*[.$F$4]" office:value-type="float" office:value="0.0548" calcext:value-type="float">
            <text:p>0.0548</text:p>
          </table:table-cell>
          <table:table-cell table:formula="of:=([.D24]-[.$D$7])*[.$F$4]" office:value-type="float" office:value="0.0147467213114754" calcext:value-type="float">
            <text:p>0.01474672131147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 office:value-type="float" office:value="102.8" calcext:value-type="float">
            <text:p>102.800</text:p>
          </table:table-cell>
          <table:table-cell office:value-type="float" office:value="286.919" calcext:value-type="float">
            <text:p>286.919</text:p>
          </table:table-cell>
          <table:table-cell table:formula="of:=[.E25]-[.E24]" office:value-type="float" office:value="11.559" calcext:value-type="float">
            <text:p>11.559</text:p>
          </table:table-cell>
          <table:table-cell table:formula="of:=([.B25]-1)/([.$C$4])" office:value-type="float" office:value="0.075" calcext:value-type="float">
            <text:p>0.0750</text:p>
          </table:table-cell>
          <table:table-cell table:formula="of:=([.E25]-[.$E$7])*[.$F$4]" office:value-type="float" office:value="0.0595372950819672" calcext:value-type="float">
            <text:p>0.0595</text:p>
          </table:table-cell>
          <table:table-cell table:formula="of:=([.D25]-[.$D$7])*[.$F$4]" office:value-type="float" office:value="0.0156204918032787" calcext:value-type="float">
            <text:p>0.015620491803278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48" calcext:value-type="float">
            <text:p>1948</text:p>
          </table:table-cell>
          <table:table-cell office:value-type="float" office:value="105.022" calcext:value-type="float">
            <text:p>105.022</text:p>
          </table:table-cell>
          <table:table-cell office:value-type="float" office:value="298.629" calcext:value-type="float">
            <text:p>298.629</text:p>
          </table:table-cell>
          <table:table-cell table:formula="of:=[.E26]-[.E25]" office:value-type="float" office:value="11.71" calcext:value-type="float">
            <text:p>11.710</text:p>
          </table:table-cell>
          <table:table-cell table:formula="of:=([.B26]-1)/([.$C$4])" office:value-type="float" office:value="0.0791666666666667" calcext:value-type="float">
            <text:p>0.0792</text:p>
          </table:table-cell>
          <table:table-cell table:formula="of:=([.E26]-[.$E$7])*[.$F$4]" office:value-type="float" office:value="0.0643364754098361" calcext:value-type="float">
            <text:p>0.0643</text:p>
          </table:table-cell>
          <table:table-cell table:formula="of:=([.D26]-[.$D$7])*[.$F$4]" office:value-type="float" office:value="0.0165311475409836" calcext:value-type="float">
            <text:p>0.016531147540983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9" calcext:value-type="float">
            <text:p>1979</text:p>
          </table:table-cell>
          <table:table-cell office:value-type="float" office:value="107.261" calcext:value-type="float">
            <text:p>107.261</text:p>
          </table:table-cell>
          <table:table-cell office:value-type="float" office:value="310.817" calcext:value-type="float">
            <text:p>310.817</text:p>
          </table:table-cell>
          <table:table-cell table:formula="of:=[.E27]-[.E26]" office:value-type="float" office:value="12.188" calcext:value-type="float">
            <text:p>12.188</text:p>
          </table:table-cell>
          <table:table-cell table:formula="of:=([.B27]-1)/([.$C$4])" office:value-type="float" office:value="0.0833333333333333" calcext:value-type="float">
            <text:p>0.0833</text:p>
          </table:table-cell>
          <table:table-cell table:formula="of:=([.E27]-[.$E$7])*[.$F$4]" office:value-type="float" office:value="0.0693315573770492" calcext:value-type="float">
            <text:p>0.0693</text:p>
          </table:table-cell>
          <table:table-cell table:formula="of:=([.D27]-[.$D$7])*[.$F$4]" office:value-type="float" office:value="0.0174487704918033" calcext:value-type="float">
            <text:p>0.01744877049180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float" office:value="109.575" calcext:value-type="float">
            <text:p>109.575</text:p>
          </table:table-cell>
          <table:table-cell office:value-type="float" office:value="323.534" calcext:value-type="float">
            <text:p>323.534</text:p>
          </table:table-cell>
          <table:table-cell table:formula="of:=[.E28]-[.E27]" office:value-type="float" office:value="12.717" calcext:value-type="float">
            <text:p>12.717</text:p>
          </table:table-cell>
          <table:table-cell table:formula="of:=([.B28]-1)/([.$C$4])" office:value-type="float" office:value="0.0875" calcext:value-type="float">
            <text:p>0.0875</text:p>
          </table:table-cell>
          <table:table-cell table:formula="of:=([.E28]-[.$E$7])*[.$F$4]" office:value-type="float" office:value="0.0745434426229508" calcext:value-type="float">
            <text:p>0.0745</text:p>
          </table:table-cell>
          <table:table-cell table:formula="of:=([.D28]-[.$D$7])*[.$F$4]" office:value-type="float" office:value="0.018397131147541" calcext:value-type="float">
            <text:p>0.01839713114754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87" calcext:value-type="float">
            <text:p>198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336.624" calcext:value-type="float">
            <text:p>336.624</text:p>
          </table:table-cell>
          <table:table-cell table:formula="of:=[.E29]-[.E28]" office:value-type="float" office:value="13.09" calcext:value-type="float">
            <text:p>13.090</text:p>
          </table:table-cell>
          <table:table-cell table:formula="of:=([.B29]-1)/([.$C$4])" office:value-type="float" office:value="0.0916666666666667" calcext:value-type="float">
            <text:p>0.0917</text:p>
          </table:table-cell>
          <table:table-cell table:formula="of:=([.E29]-[.$E$7])*[.$F$4]" office:value-type="float" office:value="0.0799081967213115" calcext:value-type="float">
            <text:p>0.0799</text:p>
          </table:table-cell>
          <table:table-cell table:formula="of:=([.D29]-[.$D$7])*[.$F$4]" office:value-type="float" office:value="0.0193643442622951" calcext:value-type="float">
            <text:p>0.019364344262295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office:value-type="float" office:value="114.233" calcext:value-type="float">
            <text:p>114.233</text:p>
          </table:table-cell>
          <table:table-cell office:value-type="float" office:value="350.109" calcext:value-type="float">
            <text:p>350.109</text:p>
          </table:table-cell>
          <table:table-cell table:formula="of:=[.E30]-[.E29]" office:value-type="float" office:value="13.485" calcext:value-type="float">
            <text:p>13.485</text:p>
          </table:table-cell>
          <table:table-cell table:formula="of:=([.B30]-1)/([.$C$4])" office:value-type="float" office:value="0.0958333333333333" calcext:value-type="float">
            <text:p>0.0958</text:p>
          </table:table-cell>
          <table:table-cell table:formula="of:=([.E30]-[.$E$7])*[.$F$4]" office:value-type="float" office:value="0.0854348360655738" calcext:value-type="float">
            <text:p>0.0854</text:p>
          </table:table-cell>
          <table:table-cell table:formula="of:=([.D30]-[.$D$7])*[.$F$4]" office:value-type="float" office:value="0.0203061475409836" calcext:value-type="float">
            <text:p>0.020306147540983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8" calcext:value-type="float">
            <text:p>2028</text:p>
          </table:table-cell>
          <table:table-cell office:value-type="float" office:value="116.621" calcext:value-type="float">
            <text:p>116.621</text:p>
          </table:table-cell>
          <table:table-cell office:value-type="float" office:value="363.819" calcext:value-type="float">
            <text:p>363.819</text:p>
          </table:table-cell>
          <table:table-cell table:formula="of:=[.E31]-[.E30]" office:value-type="float" office:value="13.71" calcext:value-type="float">
            <text:p>13.710</text:p>
          </table:table-cell>
          <table:table-cell table:formula="of:=([.B31]-1)/([.$C$4])" office:value-type="float" office:value="0.1" calcext:value-type="float">
            <text:p>0.1000</text:p>
          </table:table-cell>
          <table:table-cell table:formula="of:=([.E31]-[.$E$7])*[.$F$4]" office:value-type="float" office:value="0.0910536885245902" calcext:value-type="float">
            <text:p>0.0911</text:p>
          </table:table-cell>
          <table:table-cell table:formula="of:=([.D31]-[.$D$7])*[.$F$4]" office:value-type="float" office:value="0.0212848360655737" calcext:value-type="float">
            <text:p>0.021284836065573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63" calcext:value-type="float">
            <text:p>2063</text:p>
          </table:table-cell>
          <table:table-cell office:value-type="float" office:value="118.921" calcext:value-type="float">
            <text:p>118.921</text:p>
          </table:table-cell>
          <table:table-cell office:value-type="float" office:value="378.201" calcext:value-type="float">
            <text:p>378.201</text:p>
          </table:table-cell>
          <table:table-cell table:formula="of:=[.E32]-[.E31]" office:value-type="float" office:value="14.382" calcext:value-type="float">
            <text:p>14.382</text:p>
          </table:table-cell>
          <table:table-cell table:formula="of:=([.B32]-1)/([.$C$4])" office:value-type="float" office:value="0.104166666666667" calcext:value-type="float">
            <text:p>0.1042</text:p>
          </table:table-cell>
          <table:table-cell table:formula="of:=([.E32]-[.$E$7])*[.$F$4]" office:value-type="float" office:value="0.0969479508196721" calcext:value-type="float">
            <text:p>0.0969</text:p>
          </table:table-cell>
          <table:table-cell table:formula="of:=([.D32]-[.$D$7])*[.$F$4]" office:value-type="float" office:value="0.0222274590163934" calcext:value-type="float">
            <text:p>0.022227459016393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72" calcext:value-type="float">
            <text:p>2072</text:p>
          </table:table-cell>
          <table:table-cell office:value-type="float" office:value="121.362" calcext:value-type="float">
            <text:p>121.362</text:p>
          </table:table-cell>
          <table:table-cell office:value-type="float" office:value="392.774" calcext:value-type="float">
            <text:p>392.774</text:p>
          </table:table-cell>
          <table:table-cell table:formula="of:=[.E33]-[.E32]" office:value-type="float" office:value="14.573" calcext:value-type="float">
            <text:p>14.573</text:p>
          </table:table-cell>
          <table:table-cell table:formula="of:=([.B33]-1)/([.$C$4])" office:value-type="float" office:value="0.108333333333333" calcext:value-type="float">
            <text:p>0.1083</text:p>
          </table:table-cell>
          <table:table-cell table:formula="of:=([.E33]-[.$E$7])*[.$F$4]" office:value-type="float" office:value="0.102920491803279" calcext:value-type="float">
            <text:p>0.1029</text:p>
          </table:table-cell>
          <table:table-cell table:formula="of:=([.D33]-[.$D$7])*[.$F$4]" office:value-type="float" office:value="0.023227868852459" calcext:value-type="float">
            <text:p>0.02322786885245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101" calcext:value-type="float">
            <text:p>2101</text:p>
          </table:table-cell>
          <table:table-cell office:value-type="float" office:value="123.79" calcext:value-type="float">
            <text:p>123.790</text:p>
          </table:table-cell>
          <table:table-cell office:value-type="float" office:value="408.081" calcext:value-type="float">
            <text:p>408.081</text:p>
          </table:table-cell>
          <table:table-cell table:formula="of:=[.E34]-[.E33]" office:value-type="float" office:value="15.307" calcext:value-type="float">
            <text:p>15.307</text:p>
          </table:table-cell>
          <table:table-cell table:formula="of:=([.B34]-1)/([.$C$4])" office:value-type="float" office:value="0.1125" calcext:value-type="float">
            <text:p>0.1125</text:p>
          </table:table-cell>
          <table:table-cell table:formula="of:=([.E34]-[.$E$7])*[.$F$4]" office:value-type="float" office:value="0.109193852459016" calcext:value-type="float">
            <text:p>0.1092</text:p>
          </table:table-cell>
          <table:table-cell table:formula="of:=([.D34]-[.$D$7])*[.$F$4]" office:value-type="float" office:value="0.0242229508196721" calcext:value-type="float">
            <text:p>0.024222950819672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26" calcext:value-type="float">
            <text:p>2126</text:p>
          </table:table-cell>
          <table:table-cell office:value-type="float" office:value="126.182" calcext:value-type="float">
            <text:p>126.182</text:p>
          </table:table-cell>
          <table:table-cell office:value-type="float" office:value="423.39" calcext:value-type="float">
            <text:p>423.390</text:p>
          </table:table-cell>
          <table:table-cell table:formula="of:=[.E35]-[.E34]" office:value-type="float" office:value="15.309" calcext:value-type="float">
            <text:p>15.309</text:p>
          </table:table-cell>
          <table:table-cell table:formula="of:=([.B35]-1)/([.$C$4])" office:value-type="float" office:value="0.116666666666667" calcext:value-type="float">
            <text:p>0.1167</text:p>
          </table:table-cell>
          <table:table-cell table:formula="of:=([.E35]-[.$E$7])*[.$F$4]" office:value-type="float" office:value="0.115468032786885" calcext:value-type="float">
            <text:p>0.1155</text:p>
          </table:table-cell>
          <table:table-cell table:formula="of:=([.D35]-[.$D$7])*[.$F$4]" office:value-type="float" office:value="0.0252032786885246" calcext:value-type="float">
            <text:p>0.025203278688524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144" calcext:value-type="float">
            <text:p>2144</text:p>
          </table:table-cell>
          <table:table-cell office:value-type="float" office:value="128.627" calcext:value-type="float">
            <text:p>128.627</text:p>
          </table:table-cell>
          <table:table-cell office:value-type="float" office:value="439.264" calcext:value-type="float">
            <text:p>439.264</text:p>
          </table:table-cell>
          <table:table-cell table:formula="of:=[.E36]-[.E35]" office:value-type="float" office:value="15.874" calcext:value-type="float">
            <text:p>15.874</text:p>
          </table:table-cell>
          <table:table-cell table:formula="of:=([.B36]-1)/([.$C$4])" office:value-type="float" office:value="0.120833333333333" calcext:value-type="float">
            <text:p>0.1208</text:p>
          </table:table-cell>
          <table:table-cell table:formula="of:=([.E36]-[.$E$7])*[.$F$4]" office:value-type="float" office:value="0.121973770491803" calcext:value-type="float">
            <text:p>0.1220</text:p>
          </table:table-cell>
          <table:table-cell table:formula="of:=([.D36]-[.$D$7])*[.$F$4]" office:value-type="float" office:value="0.0262053278688524" calcext:value-type="float">
            <text:p>0.026205327868852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186" calcext:value-type="float">
            <text:p>2186</text:p>
          </table:table-cell>
          <table:table-cell office:value-type="float" office:value="131.031" calcext:value-type="float">
            <text:p>131.031</text:p>
          </table:table-cell>
          <table:table-cell office:value-type="float" office:value="455.466" calcext:value-type="float">
            <text:p>455.466</text:p>
          </table:table-cell>
          <table:table-cell table:formula="of:=[.E37]-[.E36]" office:value-type="float" office:value="16.202" calcext:value-type="float">
            <text:p>16.202</text:p>
          </table:table-cell>
          <table:table-cell table:formula="of:=([.B37]-1)/([.$C$4])" office:value-type="float" office:value="0.125" calcext:value-type="float">
            <text:p>0.1250</text:p>
          </table:table-cell>
          <table:table-cell table:formula="of:=([.E37]-[.$E$7])*[.$F$4]" office:value-type="float" office:value="0.12861393442623" calcext:value-type="float">
            <text:p>0.1286</text:p>
          </table:table-cell>
          <table:table-cell table:formula="of:=([.D37]-[.$D$7])*[.$F$4]" office:value-type="float" office:value="0.0271905737704918" calcext:value-type="float">
            <text:p>0.027190573770491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191" calcext:value-type="float">
            <text:p>2191</text:p>
          </table:table-cell>
          <table:table-cell office:value-type="float" office:value="133.584" calcext:value-type="float">
            <text:p>133.584</text:p>
          </table:table-cell>
          <table:table-cell office:value-type="float" office:value="471.907" calcext:value-type="float">
            <text:p>471.907</text:p>
          </table:table-cell>
          <table:table-cell table:formula="of:=[.E38]-[.E37]" office:value-type="float" office:value="16.441" calcext:value-type="float">
            <text:p>16.441</text:p>
          </table:table-cell>
          <table:table-cell table:formula="of:=([.B38]-1)/([.$C$4])" office:value-type="float" office:value="0.129166666666667" calcext:value-type="float">
            <text:p>0.1292</text:p>
          </table:table-cell>
          <table:table-cell table:formula="of:=([.E38]-[.$E$7])*[.$F$4]" office:value-type="float" office:value="0.135352049180328" calcext:value-type="float">
            <text:p>0.1354</text:p>
          </table:table-cell>
          <table:table-cell table:formula="of:=([.D38]-[.$D$7])*[.$F$4]" office:value-type="float" office:value="0.0282368852459016" calcext:value-type="float">
            <text:p>0.028236885245901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244" calcext:value-type="float">
            <text:p>2244</text:p>
          </table:table-cell>
          <table:table-cell office:value-type="float" office:value="136.161" calcext:value-type="float">
            <text:p>136.161</text:p>
          </table:table-cell>
          <table:table-cell office:value-type="float" office:value="488.951" calcext:value-type="float">
            <text:p>488.951</text:p>
          </table:table-cell>
          <table:table-cell table:formula="of:=[.E39]-[.E38]" office:value-type="float" office:value="17.044" calcext:value-type="float">
            <text:p>17.044</text:p>
          </table:table-cell>
          <table:table-cell table:formula="of:=([.B39]-1)/([.$C$4])" office:value-type="float" office:value="0.133333333333333" calcext:value-type="float">
            <text:p>0.1333</text:p>
          </table:table-cell>
          <table:table-cell table:formula="of:=([.E39]-[.$E$7])*[.$F$4]" office:value-type="float" office:value="0.142337295081967" calcext:value-type="float">
            <text:p>0.1423</text:p>
          </table:table-cell>
          <table:table-cell table:formula="of:=([.D39]-[.$D$7])*[.$F$4]" office:value-type="float" office:value="0.0292930327868852" calcext:value-type="float">
            <text:p>0.029293032786885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office:value-type="float" office:value="138.706" calcext:value-type="float">
            <text:p>138.706</text:p>
          </table:table-cell>
          <table:table-cell office:value-type="float" office:value="506.077" calcext:value-type="float">
            <text:p>506.077</text:p>
          </table:table-cell>
          <table:table-cell table:formula="of:=[.E40]-[.E39]" office:value-type="float" office:value="17.126" calcext:value-type="float">
            <text:p>17.126</text:p>
          </table:table-cell>
          <table:table-cell table:formula="of:=([.B40]-1)/([.$C$4])" office:value-type="float" office:value="0.1375" calcext:value-type="float">
            <text:p>0.1375</text:p>
          </table:table-cell>
          <table:table-cell table:formula="of:=([.E40]-[.$E$7])*[.$F$4]" office:value-type="float" office:value="0.149356147540984" calcext:value-type="float">
            <text:p>0.1494</text:p>
          </table:table-cell>
          <table:table-cell table:formula="of:=([.D40]-[.$D$7])*[.$F$4]" office:value-type="float" office:value="0.0303360655737704" calcext:value-type="float">
            <text:p>0.030336065573770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93" calcext:value-type="float">
            <text:p>2293</text:p>
          </table:table-cell>
          <table:table-cell office:value-type="float" office:value="141.304" calcext:value-type="float">
            <text:p>141.304</text:p>
          </table:table-cell>
          <table:table-cell office:value-type="float" office:value="523.663" calcext:value-type="float">
            <text:p>523.663</text:p>
          </table:table-cell>
          <table:table-cell table:formula="of:=[.E41]-[.E40]" office:value-type="float" office:value="17.586" calcext:value-type="float">
            <text:p>17.586</text:p>
          </table:table-cell>
          <table:table-cell table:formula="of:=([.B41]-1)/([.$C$4])" office:value-type="float" office:value="0.141666666666667" calcext:value-type="float">
            <text:p>0.1417</text:p>
          </table:table-cell>
          <table:table-cell table:formula="of:=([.E41]-[.$E$7])*[.$F$4]" office:value-type="float" office:value="0.156563524590164" calcext:value-type="float">
            <text:p>0.1566</text:p>
          </table:table-cell>
          <table:table-cell table:formula="of:=([.D41]-[.$D$7])*[.$F$4]" office:value-type="float" office:value="0.0314008196721311" calcext:value-type="float">
            <text:p>0.03140081967213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335" calcext:value-type="float">
            <text:p>2335</text:p>
          </table:table-cell>
          <table:table-cell office:value-type="float" office:value="143.93" calcext:value-type="float">
            <text:p>143.930</text:p>
          </table:table-cell>
          <table:table-cell office:value-type="float" office:value="541.784" calcext:value-type="float">
            <text:p>541.784</text:p>
          </table:table-cell>
          <table:table-cell table:formula="of:=[.E42]-[.E41]" office:value-type="float" office:value="18.121" calcext:value-type="float">
            <text:p>18.121</text:p>
          </table:table-cell>
          <table:table-cell table:formula="of:=([.B42]-1)/([.$C$4])" office:value-type="float" office:value="0.145833333333333" calcext:value-type="float">
            <text:p>0.1458</text:p>
          </table:table-cell>
          <table:table-cell table:formula="of:=([.E42]-[.$E$7])*[.$F$4]" office:value-type="float" office:value="0.163990163934426" calcext:value-type="float">
            <text:p>0.1640</text:p>
          </table:table-cell>
          <table:table-cell table:formula="of:=([.D42]-[.$D$7])*[.$F$4]" office:value-type="float" office:value="0.0324770491803278" calcext:value-type="float">
            <text:p>0.0324770491803278</text:p>
          </table:table-cell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style-name="ce6" office:value-type="float" office:value="2359" calcext:value-type="float">
            <text:p>2359</text:p>
          </table:table-cell>
          <table:table-cell table:style-name="ce10" office:value-type="float" office:value="146.504" calcext:value-type="float">
            <text:p>146.504</text:p>
          </table:table-cell>
          <table:table-cell table:style-name="ce10" office:value-type="float" office:value="560.138" calcext:value-type="float">
            <text:p>560.138</text:p>
          </table:table-cell>
          <table:table-cell table:style-name="ce10" table:formula="of:=[.E43]-[.E42]" office:value-type="float" office:value="18.354" calcext:value-type="float">
            <text:p>18.354</text:p>
          </table:table-cell>
          <table:table-cell table:style-name="ce14" table:formula="of:=([.B43]-1)/([.$C$4])" office:value-type="float" office:value="0.15" calcext:value-type="float">
            <text:p>0.1500</text:p>
          </table:table-cell>
          <table:table-cell table:style-name="ce14" table:formula="of:=([.E43]-[.$E$7])*[.$F$4]" office:value-type="float" office:value="0.171512295081967" calcext:value-type="float">
            <text:p>0.1715</text:p>
          </table:table-cell>
          <table:table-cell table:formula="of:=([.D43]-[.$D$7])*[.$F$4]" office:value-type="float" office:value="0.0335319672131147" calcext:value-type="float">
            <text:p>0.0335319672131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3T20:31:37.800173252</dc:date>
    <meta:editing-duration>PT2H57M58S</meta:editing-duration>
    <meta:editing-cycles>6</meta:editing-cycles>
    <meta:generator>LibreOffice/7.3.7.2$Linux_X86_64 LibreOffice_project/30$Build-2</meta:generator>
    <meta:document-statistic meta:table-count="5" meta:cell-count="150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3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10" style:family="chart" style:data-style-name="N113"/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scatter" chart:style-name="ch1">
        <chart:title svg:x="4.675cm" svg:y="0.15cm" chart:style-name="ch2">
          <text:p>y-displacement of a ball bearing</text:p>
        </chart:title>
        <chart:plot-area chart:style-name="ch3" table:cell-range-address="results4.G7:results4.H43" svg:x="0.919cm" svg:y="0.75cm" svg:width="14.856cm" svg:height="7.742cm">
          <chart:coordinate-region svg:x="2.228cm" svg:y="0.953cm" svg:width="13.016cm" svg:height="6.886cm"/>
          <chart:axis chart:dimension="x" chart:name="primary-x" chart:style-name="ch4">
            <chart:title svg:x="7.771cm" svg:y="8.449cm" chart:style-name="ch5">
              <text:p>time (s)</text:p>
            </chart:title>
          </chart:axis>
          <chart:axis chart:dimension="y" chart:name="primary-y" chart:style-name="ch6">
            <chart:title svg:x="0.05cm" svg:y="5.969cm" chart:style-name="ch7">
              <text:p>y-dispacement (m)</text:p>
            </chart:title>
          </chart:axis>
          <chart:series chart:style-name="ch8" chart:values-cell-range-address="results4.H7:results4.H43" chart:class="chart:scatter">
            <chart:domain table:cell-range-address="results4.G7:results4.G43"/>
            <chart:regression-curve chart:style-name="ch9">
              <chart:equation chart:display-equation="true" chart:display-r-square="true" svg:x="2.803cm" svg:y="1.629cm" chart:style-name="ch10"/>
            </chart:regression-curve>
            <chart:data-point chart:repeated="20"/>
            <chart:data-point chart:style-name="ch11" chart:repeated="2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4.G7:results4.G43</svg:desc>
                </draw:g>
              </table:table-cell>
              <table:table-cell office:value-type="float" office:value="0">
                <text:p>0</text:p>
                <draw:g>
                  <svg:desc>results4.H7:results4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198130081300813">
                <text:p>0.00198130081300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536585365854">
                <text:p>0.00413536585365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639715447154471">
                <text:p>0.00639715447154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891951219512195">
                <text:p>0.00891951219512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15093495934959">
                <text:p>0.0115093495934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43768292682927">
                <text:p>0.0143768292682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74378048780488">
                <text:p>0.0174378048780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5768292682927">
                <text:p>0.02057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39036585365854">
                <text:p>0.0239036585365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73369918699187">
                <text:p>0.0273369918699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09808943089431">
                <text:p>0.0309808943089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347764227642276">
                <text:p>0.0347764227642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386951219512195">
                <text:p>0.0386951219512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28182926829268">
                <text:p>0.0428182926829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471369918699187">
                <text:p>0.0471369918699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15520325203252">
                <text:p>0.0515520325203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60943089430894">
                <text:p>0.0560943089430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09317073170732">
                <text:p>0.0609317073170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58524390243902">
                <text:p>0.0658524390243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09105691056911">
                <text:p>0.0709105691056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762357723577236">
                <text:p>0.0762357723577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16548780487805">
                <text:p>0.0816548780487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872678861788618">
                <text:p>0.08726788617886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093110162601626">
                <text:p>0.093110162601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990341463414634">
                <text:p>0.0990341463414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5254471544715">
                <text:p>0.105254471544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11481707317073">
                <text:p>0.111481707317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7973983739837">
                <text:p>0.117973983739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24514227642276">
                <text:p>0.1245142276422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31235365853659">
                <text:p>0.1312353658536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38151219512195">
                <text:p>0.138151219512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5127642276423">
                <text:p>0.145127642276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52399593495935">
                <text:p>0.152399593495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59676829268293">
                <text:p>0.1596768292682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67284552845528">
                <text:p>0.167284552845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174900406504065">
                <text:p>0.174900406504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10" style:family="chart" style:data-style-name="N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78cm" svg:y="0.003cm" chart:style-name="ch2">
          <text:p>y-displacement of a ball bearing</text:p>
        </chart:title>
        <chart:plot-area chart:style-name="ch3" table:cell-range-address="Results1.G7:Results1.H42 Results1.B4:Results1.B4" chart:data-source-has-labels="row" svg:x="0.609cm" svg:y="0.601cm" svg:width="15.062cm" svg:height="7.912cm">
          <chart:coordinate-region svg:x="1.918cm" svg:y="0.804cm" svg:width="13.222cm" svg:height="7.056cm"/>
          <chart:axis chart:dimension="x" chart:name="primary-x" chart:style-name="ch4">
            <chart:title svg:x="7.564cm" svg:y="8.45cm" chart:style-name="ch5">
              <text:p>time (s)</text:p>
            </chart:title>
          </chart:axis>
          <chart:axis chart:dimension="y" chart:name="primary-y" chart:style-name="ch6">
            <chart:title svg:x="0cm" svg:y="5.937cm" chart:style-name="ch7">
              <text:p>y-displacement (m)</text:p>
            </chart:title>
          </chart:axis>
          <chart:series chart:style-name="ch8" chart:values-cell-range-address="Results1.H7:Results1.H42" chart:label-cell-address="Results1.B4:Results1.B4" chart:class="chart:scatter">
            <chart:domain table:cell-range-address="Results1.G7:Results1.G42"/>
            <chart:regression-curve chart:style-name="ch9">
              <chart:equation chart:display-equation="true" chart:display-r-square="true" svg:x="2.304cm" svg:y="0.966cm" chart:style-name="ch10"/>
            </chart:regression-curve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PS</text:p>
                <draw:g>
                  <svg:desc>Results1.B4:Results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1.G7:Results1.G42</svg:desc>
                </draw:g>
              </table:table-cell>
              <table:table-cell office:value-type="float" office:value="0">
                <text:p>0</text:p>
                <draw:g>
                  <svg:desc>Results1.H7:Results1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13940677966102">
                <text:p>0.0021394067796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53050847457627">
                <text:p>0.00453050847457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694872881355932">
                <text:p>0.00694872881355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675">
                <text:p>0.009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24601694915254">
                <text:p>0.0124601694915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54118644067797">
                <text:p>0.0154118644067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86262711864407">
                <text:p>0.0186262711864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19161016949153">
                <text:p>0.0219161016949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54529661016949">
                <text:p>0.0254529661016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90830508474576">
                <text:p>0.0290830508474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28495762711864">
                <text:p>0.0328495762711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367906779661017">
                <text:p>0.0367906779661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08648305084746">
                <text:p>0.0408648305084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51915254237288">
                <text:p>0.0451915254237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49671186440678">
                <text:p>0.04967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42809322033898">
                <text:p>0.0542809322033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91050847457627">
                <text:p>0.0591050847457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40050847457627">
                <text:p>0.0640050847457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91889830508474">
                <text:p>0.0691889830508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44622881355932">
                <text:p>0.0744622881355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79925">
                <text:p>0.079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5592372881356">
                <text:p>0.085592372881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913932203389831">
                <text:p>0.0913932203389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0974271186440678">
                <text:p>0.0974271186440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3523728813559">
                <text:p>0.103523728813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9936440677966">
                <text:p>0.109936440677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16449576271186">
                <text:p>0.116449576271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23077118644068">
                <text:p>0.123077118644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29852542372881">
                <text:p>0.129852542372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36754661016949">
                <text:p>0.136754661016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43897457627119">
                <text:p>0.143897457627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51015677966102">
                <text:p>0.151015677966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58463559322034">
                <text:p>0.158463559322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65954661016949">
                <text:p>0.165954661016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73645338983051">
                <text:p>0.173645338983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3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10" style:family="chart" style:data-style-name="N11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cm" svg:height="8.996cm" xlink:href=".." xlink:type="simple" chart:class="chart:scatter" chart:style-name="ch1">
        <chart:title svg:x="4.688cm" svg:y="0.038cm" chart:style-name="ch2">
          <text:p>y-displacement of a ball bearing</text:p>
        </chart:title>
        <chart:plot-area chart:style-name="ch3" table:cell-range-address="results2.G7:results2.H42" svg:x="0.652cm" svg:y="0.641cm" svg:width="15.033cm" svg:height="7.739cm">
          <chart:coordinate-region svg:x="1.961cm" svg:y="0.843cm" svg:width="13.193cm" svg:height="6.884cm"/>
          <chart:axis chart:dimension="x" chart:name="primary-x" chart:style-name="ch4">
            <chart:title svg:x="7.859cm" svg:y="8.381cm" chart:style-name="ch5">
              <text:p>time (s)</text:p>
            </chart:title>
          </chart:axis>
          <chart:axis chart:dimension="y" chart:name="primary-y" chart:style-name="ch6">
            <chart:title svg:x="0cm" svg:y="5.89cm" chart:style-name="ch7">
              <text:p>y-displacement (m)</text:p>
            </chart:title>
          </chart:axis>
          <chart:series chart:style-name="ch8" chart:values-cell-range-address="results2.H7:results2.H42" chart:class="chart:scatter">
            <chart:domain table:cell-range-address="results2.G7:results2.G42"/>
            <chart:regression-curve chart:style-name="ch9">
              <chart:equation chart:display-equation="true" chart:display-r-square="true" svg:x="2.175cm" svg:y="1.363cm" chart:style-name="ch10"/>
            </chart:regression-curve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2.G7:results2.G42</svg:desc>
                </draw:g>
              </table:table-cell>
              <table:table-cell office:value-type="float" office:value="0">
                <text:p>0</text:p>
                <draw:g>
                  <svg:desc>results2.H7:results2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09586776859504">
                <text:p>0.00209586776859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32107438016529">
                <text:p>0.00432107438016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668305785123967">
                <text:p>0.00668305785123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24752066115702">
                <text:p>0.00924752066115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19640495867769">
                <text:p>0.0119640495867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49462809917355">
                <text:p>0.0149462809917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79297520661157">
                <text:p>0.0179297520661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11661157024793">
                <text:p>0.0211661157024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45657024793389">
                <text:p>0.0245657024793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8103305785124">
                <text:p>0.028103305785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18161157024793">
                <text:p>0.0318161157024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356367768595041">
                <text:p>0.0356367768595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397347107438016">
                <text:p>0.0397347107438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39256198347108">
                <text:p>0.0439256198347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483280991735537">
                <text:p>0.0483280991735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28512396694215">
                <text:p>0.0528512396694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7547520661157">
                <text:p>0.057547520661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24528925619835">
                <text:p>0.0624528925619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74735537190083">
                <text:p>0.0674735537190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26938016528926">
                <text:p>0.0726938016528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78101652892562">
                <text:p>0.078101652892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3651652892562">
                <text:p>0.083651652892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894359504132231">
                <text:p>0.0894359504132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095302479338843">
                <text:p>0.095302479338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1504132231405">
                <text:p>0.101504132231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7711157024793">
                <text:p>0.107711157024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1419173553719">
                <text:p>0.11419173553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20802066115702">
                <text:p>0.120802066115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27490909090909">
                <text:p>0.127490909090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34467355371901">
                <text:p>0.134467355371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41452066115703">
                <text:p>0.14145206611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8724380165289">
                <text:p>0.148724380165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56035950413223">
                <text:p>0.1560359504132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63539256198347">
                <text:p>0.163539256198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71260330578512">
                <text:p>0.1712603305785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3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10" style:family="chart" style:data-style-name="N11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78cm" svg:y="0.119cm" chart:style-name="ch2">
          <text:p>y-displacement of a ball bearing</text:p>
        </chart:title>
        <chart:plot-area chart:style-name="ch3" table:cell-range-address="results3.G7:results3.H39" svg:x="0.828cm" svg:y="0.721cm" svg:width="14.841cm" svg:height="7.702cm">
          <chart:coordinate-region svg:x="2.137cm" svg:y="0.923cm" svg:width="13.001cm" svg:height="6.847cm"/>
          <chart:axis chart:dimension="x" chart:name="primary-x" chart:style-name="ch4">
            <chart:title svg:x="7.672cm" svg:y="8.45cm" chart:style-name="ch5">
              <text:p>time (s)</text:p>
            </chart:title>
          </chart:axis>
          <chart:axis chart:dimension="y" chart:name="primary-y" chart:style-name="ch6">
            <chart:title svg:x="0cm" svg:y="5.92cm" chart:style-name="ch7">
              <text:p>y-dispacement (m)</text:p>
            </chart:title>
          </chart:axis>
          <chart:series chart:style-name="ch8" chart:values-cell-range-address="results3.H7:results3.H39" chart:class="chart:scatter">
            <chart:domain table:cell-range-address="results3.G7:results3.G39"/>
            <chart:regression-curve chart:style-name="ch9">
              <chart:equation chart:display-equation="true" chart:display-r-square="true" svg:x="2.634cm" svg:y="1.486cm" chart:style-name="ch10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G7:results3.G39</svg:desc>
                </draw:g>
              </table:table-cell>
              <table:table-cell office:value-type="float" office:value="0">
                <text:p>0</text:p>
                <draw:g>
                  <svg:desc>results3.H7:results3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10708661417323">
                <text:p>0.00210708661417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28110236220473">
                <text:p>0.00428110236220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671929133858268">
                <text:p>0.00671929133858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24094488188977">
                <text:p>0.00924094488188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19814960629921">
                <text:p>0.0119814960629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48606299212598">
                <text:p>0.0148606299212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78515748031496">
                <text:p>0.0178515748031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1107874015748">
                <text:p>0.021107874015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44570866141732">
                <text:p>0.0244570866141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79866141732284">
                <text:p>0.0279866141732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16925196850394">
                <text:p>0.0316925196850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354661417322835">
                <text:p>0.0354661417322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395818897637795">
                <text:p>0.0395818897637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37086614173229">
                <text:p>0.0437086614173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480562992125984">
                <text:p>0.0480562992125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25547244094488">
                <text:p>0.0525547244094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71956692913386">
                <text:p>0.0571956692913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20492125984252">
                <text:p>0.0620492125984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70035433070866">
                <text:p>0.0670035433070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21712598425197">
                <text:p>0.0721712598425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774173228346457">
                <text:p>0.0774173228346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29685039370079">
                <text:p>0.082968503937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886602362204724">
                <text:p>0.08866023622047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0944429133858268">
                <text:p>0.0944429133858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0449606299213">
                <text:p>0.100449606299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6594094488189">
                <text:p>0.106594094488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1296968503937">
                <text:p>0.11296968503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937125984252">
                <text:p>0.11937125984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26011811023622">
                <text:p>0.126011811023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32790551181102">
                <text:p>0.132790551181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39623622047244">
                <text:p>0.139623622047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6775984251969">
                <text:p>0.1467759842519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10" style:family="chart" style:data-style-name="N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78cm" svg:y="0.002cm" chart:style-name="ch2">
          <text:p>y-displacement of a ball bearing</text:p>
        </chart:title>
        <chart:plot-area chart:style-name="ch3" table:cell-range-address="results5.G7:results5.H43" svg:x="0.92cm" svg:y="0.528cm" svg:width="14.753cm" svg:height="7.965cm">
          <chart:coordinate-region svg:x="2.229cm" svg:y="0.731cm" svg:width="12.913cm" svg:height="7.109cm"/>
          <chart:axis chart:dimension="x" chart:name="primary-x" chart:style-name="ch4">
            <chart:title svg:x="7.72cm" svg:y="8.45cm" chart:style-name="ch5">
              <text:p>time (s)</text:p>
            </chart:title>
          </chart:axis>
          <chart:axis chart:dimension="y" chart:name="primary-y" chart:style-name="ch6">
            <chart:title svg:x="0.05cm" svg:y="5.89cm" chart:style-name="ch7">
              <text:p>y-displacement (m)</text:p>
            </chart:title>
          </chart:axis>
          <chart:series chart:style-name="ch8" chart:values-cell-range-address="results5.H7:results5.H43" chart:class="chart:scatter">
            <chart:domain table:cell-range-address="results5.G7:results5.G43"/>
            <chart:regression-curve chart:style-name="ch9">
              <chart:equation chart:display-equation="true" chart:display-r-square="true" svg:x="2.842cm" svg:y="1.338cm" chart:style-name="ch10"/>
            </chart:regression-curve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5.G7:results5.G43</svg:desc>
                </draw:g>
              </table:table-cell>
              <table:table-cell office:value-type="float" office:value="0">
                <text:p>0</text:p>
                <draw:g>
                  <svg:desc>results5.H7:results5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192295081967213">
                <text:p>0.00192295081967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399139344262295">
                <text:p>0.0039913934426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62360655737705">
                <text:p>0.006236065573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861352459016393">
                <text:p>0.00861352459016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11725409836066">
                <text:p>0.0111725409836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39848360655738">
                <text:p>0.013984836065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68762295081967">
                <text:p>0.0168762295081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99368852459016">
                <text:p>0.0199368852459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31606557377049">
                <text:p>0.0231606557377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65614754098361">
                <text:p>0.0265614754098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01106557377049">
                <text:p>0.0301106557377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338110655737705">
                <text:p>0.0338110655737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377315573770492">
                <text:p>0.0377315573770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17040983606557">
                <text:p>0.0417040983606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459573770491803">
                <text:p>0.0459573770491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03016393442623">
                <text:p>0.0503016393442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595372950819672">
                <text:p>0.0595372950819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43364754098361">
                <text:p>0.0643364754098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93315573770492">
                <text:p>0.0693315573770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745434426229508">
                <text:p>0.0745434426229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799081967213115">
                <text:p>0.0799081967213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854348360655738">
                <text:p>0.0854348360655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0910536885245902">
                <text:p>0.0910536885245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969479508196721">
                <text:p>0.0969479508196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2920491803279">
                <text:p>0.102920491803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09193852459016">
                <text:p>0.109193852459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5468032786885">
                <text:p>0.115468032786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21973770491803">
                <text:p>0.1219737704918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2861393442623">
                <text:p>0.12861393442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35352049180328">
                <text:p>0.135352049180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2337295081967">
                <text:p>0.142337295081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49356147540984">
                <text:p>0.149356147540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56563524590164">
                <text:p>0.156563524590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63990163934426">
                <text:p>0.163990163934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171512295081967">
                <text:p>0.1715122950819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